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48">
      <style:table-cell-properties fo:border-top="2pt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dotted #000000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2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7">
      <style:table-cell-properties fo:border-top="thin dotted #000000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30">
      <style:table-cell-properties fo:border-top="thin dotted #000000" fo:border-bottom="2pt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7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0" style:family="table-cell" style:parent-style-name="_21315__20998__20301__91_0_93_" style:data-style-name="N55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9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3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/>
    </style:style>
    <style:style style:name="ce61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ext-properties style:font-name="細明體" style:font-name-asian="細明體" style:font-name-complex="細明體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36895__22577__34920_" style:data-style-name="N61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8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61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Default" style:data-style-name="N48">
      <style:text-properties fo:font-weight="bold" style:font-weight-asian="bold" style:font-weight-complex="bold"/>
    </style:style>
    <style:style style:name="ce101" style:family="table-cell" style:parent-style-name="_19968__33324___36895__22577__34920_" style:data-style-name="N61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6" style:family="table-cell" style:parent-style-name="_19968__33324___36895__22577__34920_" style:data-style-name="N6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9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5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92.10_22806__31821__33287__22823__38520__37197__20598__35657__20214__21029__21450__22283__31821__21029_" style:data-style-name="N71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1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Book3" style:data-style-name="N7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7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5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1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8" style:family="table-cell" style:parent-style-name="Default" style:data-style-name="N48"/>
    <style:style style:name="ce179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80" style:family="table-cell" style:parent-style-name="_21315__20998__20301__91_0_93_" style:data-style-name="N55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Default" style:data-style-name="N48">
      <style:table-cell-properties fo:border-top="thin dotted #000000" fo:border-bottom="2pt solid #000000" fo:border-left="none" fo:border-right="thin solid #000000"/>
    </style:style>
    <style:style style:name="ce22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16.95pt" style:use-optimal-row-height="false" fo:break-before="auto"/>
    </style:style>
    <style:style style:name="ro10" style:family="table-row">
      <style:table-row-properties style:row-height="17.55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2.4pt" style:use-optimal-row-height="false" fo:break-before="auto"/>
    </style:style>
    <style:style style:name="ro15" style:family="table-row">
      <style:table-row-properties style:row-height="38.4pt" style:use-optimal-row-height="false" fo:break-before="auto"/>
    </style:style>
    <style:style style:name="ro16" style:family="table-row">
      <style:table-row-properties style:row-height="33pt" style:use-optimal-row-height="false" fo:break-before="auto"/>
    </style:style>
    <style:style style:name="ro17" style:family="table-row">
      <style:table-row-properties style:row-height="25.2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2.05pt" style:use-optimal-row-height="false" fo:break-before="auto"/>
    </style:style>
    <style:style style:name="ro36" style:family="table-row">
      <style:table-row-properties style:row-height="26.4pt" style:use-optimal-row-height="false" fo:break-before="auto"/>
    </style:style>
    <style:style style:name="ro37" style:family="table-row">
      <style:table-row-properties style:row-height="4.8pt" style:use-optimal-row-height="false" fo:break-before="auto"/>
    </style:style>
    <style:style style:name="ro38" style:family="table-row">
      <style:table-row-properties style:row-height="16.2pt" style:use-optimal-row-height="true" fo:break-before="auto"/>
    </style:style>
    <style:style style:name="ro39" style:family="table-row">
      <style:table-row-properties style:row-height="17.4pt" style:use-optimal-row-height="false" fo:break-before="auto"/>
    </style:style>
    <style:style style:name="ro40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85">
            <text:p>民 國 107 年 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54">
            <text:p>年月別</text:p>
          </table:table-cell>
          <table:covered-table-cell/>
          <table:table-cell table:style-name="ce79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 <text:s text:c="5"/>　 <text:s/>　生</text:p>
          </table:table-cell>
          <table:table-cell table:number-columns-repeated="3" table:style-name="ce76"/>
          <table:table-cell office:value-type="string" table:style-name="ce77">
            <text:p>死　 <text:s text:c="6"/>　亡</text:p>
          </table:table-cell>
          <table:table-cell table:number-columns-repeated="3" table:style-name="ce76"/>
          <table:table-cell office:value-type="string" table:number-columns-spanned="2" table:number-rows-spanned="1" table:style-name="ce257">
            <text:p>自 然 增 加</text:p>
          </table:table-cell>
          <table:covered-table-cell/>
          <table:table-cell office:value-type="string" table:number-columns-spanned="2" table:number-rows-spanned="1" table:style-name="ce25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7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4">
            <text:p>戶　數</text:p>
          </table:table-cell>
          <table:table-cell table:number-columns-repeated="3" table:style-name="ce72"/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73">
            <text:p>折合年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自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</text:p>
          </table:table-cell>
          <table:table-cell table:style-name="ce7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71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8"/>
          <table:table-cell table:style-name="ce67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4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5">
            <text:p>40 年</text:p>
          </table:table-cell>
          <table:covered-table-cell/>
          <table:table-cell office:value-type="float" office:value="1440787" table:style-name="ce54">
            <text:p>1,440,787</text:p>
          </table:table-cell>
          <table:table-cell office:value-type="float" office:value="7869247" table:style-name="ce50">
            <text:p>7,869,247</text:p>
          </table:table-cell>
          <table:table-cell office:value-type="float" office:value="4016708" table:style-name="ce50">
            <text:p>4,016,708</text:p>
          </table:table-cell>
          <table:table-cell office:value-type="float" office:value="3852539" table:style-name="ce50">
            <text:p>3,852,539</text:p>
          </table:table-cell>
          <table:table-cell office:value-type="float" office:value="385383" table:style-name="ce50">
            <text:p>385,383</text:p>
          </table:table-cell>
          <table:table-cell office:value-type="float" office:value="197297" table:style-name="ce50">
            <text:p>197,297</text:p>
          </table:table-cell>
          <table:table-cell office:value-type="float" office:value="188086" table:style-name="ce50">
            <text:p>188,086</text:p>
          </table:table-cell>
          <table:table-cell office:value-type="float" office:value="49.97" table:style-name="ce55">
            <text:p>49.97</text:p>
          </table:table-cell>
          <table:table-cell office:value-type="float" office:value="89259" table:style-name="ce50">
            <text:p>89,259</text:p>
          </table:table-cell>
          <table:table-cell office:value-type="float" office:value="46225" table:style-name="ce50">
            <text:p>46,225</text:p>
          </table:table-cell>
          <table:table-cell office:value-type="float" office:value="43034" table:style-name="ce50">
            <text:p>43,034</text:p>
          </table:table-cell>
          <table:table-cell office:value-type="float" office:value="11.57" table:style-name="ce55">
            <text:p>11.57</text:p>
          </table:table-cell>
          <table:table-cell office:value-type="float" office:value="296124" table:style-name="ce58">
            <text:p>296,124</text:p>
          </table:table-cell>
          <table:table-cell office:value-type="float" office:value="38.4" table:style-name="ce55">
            <text:p>38.40</text:p>
          </table:table-cell>
          <table:table-cell office:value-type="float" office:value="73676" table:style-name="ce50">
            <text:p>73,676</text:p>
          </table:table-cell>
          <table:table-cell office:value-type="float" office:value="9.5500000000000007" table:style-name="ce55">
            <text:p>9.55</text:p>
          </table:table-cell>
          <table:table-cell office:value-type="float" office:value="3858" table:style-name="ce50">
            <text:p>3,858</text:p>
          </table:table-cell>
          <table:table-cell office:value-type="float" office:value="0.5" table:style-name="ce55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2">
            <text:p>170,729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50 年</text:p>
          </table:table-cell>
          <table:covered-table-cell/>
          <table:table-cell office:value-type="float" office:value="2002493" table:style-name="ce54">
            <text:p>2,002,493</text:p>
          </table:table-cell>
          <table:table-cell office:value-type="float" office:value="11149139" table:style-name="ce50">
            <text:p>11,149,139</text:p>
          </table:table-cell>
          <table:table-cell office:value-type="float" office:value="5715463" table:style-name="ce50">
            <text:p>5,715,463</text:p>
          </table:table-cell>
          <table:table-cell office:value-type="float" office:value="5433676" table:style-name="ce50">
            <text:p>5,433,676</text:p>
          </table:table-cell>
          <table:table-cell office:value-type="float" office:value="420254" table:style-name="ce50">
            <text:p>420,254</text:p>
          </table:table-cell>
          <table:table-cell office:value-type="float" office:value="216728" table:style-name="ce50">
            <text:p>216,728</text:p>
          </table:table-cell>
          <table:table-cell office:value-type="float" office:value="203526" table:style-name="ce50">
            <text:p>203,526</text:p>
          </table:table-cell>
          <table:table-cell office:value-type="float" office:value="38.31" table:style-name="ce55">
            <text:p>38.31</text:p>
          </table:table-cell>
          <table:table-cell office:value-type="float" office:value="73823" table:style-name="ce50">
            <text:p>73,823</text:p>
          </table:table-cell>
          <table:table-cell office:value-type="float" office:value="40570" table:style-name="ce50">
            <text:p>40,570</text:p>
          </table:table-cell>
          <table:table-cell office:value-type="float" office:value="33253" table:style-name="ce50">
            <text:p>33,253</text:p>
          </table:table-cell>
          <table:table-cell office:value-type="float" office:value="6.73" table:style-name="ce55">
            <text:p>6.73</text:p>
          </table:table-cell>
          <table:table-cell office:value-type="float" office:value="346431" table:style-name="ce58">
            <text:p>346,431</text:p>
          </table:table-cell>
          <table:table-cell office:value-type="float" office:value="31.58" table:style-name="ce55">
            <text:p>31.58</text:p>
          </table:table-cell>
          <table:table-cell office:value-type="float" office:value="83797" table:style-name="ce50">
            <text:p>83,797</text:p>
          </table:table-cell>
          <table:table-cell office:value-type="float" office:value="7.51" table:style-name="ce55">
            <text:p>7.51</text:p>
          </table:table-cell>
          <table:table-cell office:value-type="float" office:value="4487" table:style-name="ce50">
            <text:p>4,487</text:p>
          </table:table-cell>
          <table:table-cell office:value-type="float" office:value="0.4" table:style-name="ce55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61">
            <text:p>218,098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60 年</text:p>
          </table:table-cell>
          <table:covered-table-cell/>
          <table:table-cell office:value-type="float" office:value="2702792" table:style-name="ce54">
            <text:p>2,702,792</text:p>
          </table:table-cell>
          <table:table-cell office:value-type="float" office:value="14994823" table:style-name="ce50">
            <text:p>14,994,823</text:p>
          </table:table-cell>
          <table:table-cell office:value-type="float" office:value="7895140" table:style-name="ce50">
            <text:p>7,895,140</text:p>
          </table:table-cell>
          <table:table-cell office:value-type="float" office:value="7099683" table:style-name="ce50">
            <text:p>7,099,683</text:p>
          </table:table-cell>
          <table:table-cell office:value-type="float" office:value="380424" table:style-name="ce50">
            <text:p>380,424</text:p>
          </table:table-cell>
          <table:table-cell office:value-type="float" office:value="195938" table:style-name="ce50">
            <text:p>195,938</text:p>
          </table:table-cell>
          <table:table-cell office:value-type="float" office:value="184486" table:style-name="ce50">
            <text:p>184,486</text:p>
          </table:table-cell>
          <table:table-cell office:value-type="float" office:value="25.64" table:style-name="ce55">
            <text:p>25.64</text:p>
          </table:table-cell>
          <table:table-cell office:value-type="float" office:value="70954" table:style-name="ce50">
            <text:p>70,954</text:p>
          </table:table-cell>
          <table:table-cell office:value-type="float" office:value="41596" table:style-name="ce50">
            <text:p>41,596</text:p>
          </table:table-cell>
          <table:table-cell office:value-type="float" office:value="29358" table:style-name="ce50">
            <text:p>29,358</text:p>
          </table:table-cell>
          <table:table-cell office:value-type="float" office:value="4.78" table:style-name="ce55">
            <text:p>4.78</text:p>
          </table:table-cell>
          <table:table-cell office:value-type="float" office:value="309470" table:style-name="ce58">
            <text:p>309,470</text:p>
          </table:table-cell>
          <table:table-cell office:value-type="float" office:value="20.86" table:style-name="ce55">
            <text:p>20.86</text:p>
          </table:table-cell>
          <table:table-cell office:value-type="float" office:value="106812" table:style-name="ce50">
            <text:p>106,812</text:p>
          </table:table-cell>
          <table:table-cell office:value-type="float" office:value="7.2" table:style-name="ce55">
            <text:p>7.20</text:p>
          </table:table-cell>
          <table:table-cell office:value-type="float" office:value="5310" table:style-name="ce50">
            <text:p>5,310</text:p>
          </table:table-cell>
          <table:table-cell office:value-type="float" office:value="0.36" table:style-name="ce55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49">
            <text:p>270,905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46">
            <text:p>70 年</text:p>
          </table:table-cell>
          <table:covered-table-cell/>
          <table:table-cell office:value-type="float" office:value="3906015" table:style-name="ce54">
            <text:p>3,906,015</text:p>
          </table:table-cell>
          <table:table-cell office:value-type="float" office:value="18193955" table:style-name="ce50">
            <text:p>18,193,955</text:p>
          </table:table-cell>
          <table:table-cell office:value-type="float" office:value="9479508" table:style-name="ce50">
            <text:p>9,479,508</text:p>
          </table:table-cell>
          <table:table-cell office:value-type="float" office:value="8714447" table:style-name="ce50">
            <text:p>8,714,447</text:p>
          </table:table-cell>
          <table:table-cell office:value-type="float" office:value="412779" table:style-name="ce50">
            <text:p>412,779</text:p>
          </table:table-cell>
          <table:table-cell office:value-type="float" office:value="213273" table:style-name="ce50">
            <text:p>213,273</text:p>
          </table:table-cell>
          <table:table-cell office:value-type="float" office:value="199506" table:style-name="ce50">
            <text:p>199,506</text:p>
          </table:table-cell>
          <table:table-cell office:value-type="float" office:value="22.97" table:style-name="ce55">
            <text:p>22.97</text:p>
          </table:table-cell>
          <table:table-cell office:value-type="float" office:value="86848" table:style-name="ce50">
            <text:p>86,848</text:p>
          </table:table-cell>
          <table:table-cell office:value-type="float" office:value="52627" table:style-name="ce50">
            <text:p>52,627</text:p>
          </table:table-cell>
          <table:table-cell office:value-type="float" office:value="34221" table:style-name="ce50">
            <text:p>34,221</text:p>
          </table:table-cell>
          <table:table-cell office:value-type="float" office:value="4.83" table:style-name="ce55">
            <text:p>4.83</text:p>
          </table:table-cell>
          <table:table-cell office:value-type="float" office:value="325931" table:style-name="ce58">
            <text:p>325,931</text:p>
          </table:table-cell>
          <table:table-cell office:value-type="float" office:value="18.14" table:style-name="ce55">
            <text:p>18.14</text:p>
          </table:table-cell>
          <table:table-cell office:value-type="float" office:value="167496" table:style-name="ce50">
            <text:p>167,496</text:p>
          </table:table-cell>
          <table:table-cell office:value-type="float" office:value="9.2899999999999991" table:style-name="ce55">
            <text:p>9.29</text:p>
          </table:table-cell>
          <table:table-cell office:value-type="float" office:value="14875" table:style-name="ce50">
            <text:p>14,875</text:p>
          </table:table-cell>
          <table:table-cell office:value-type="float" office:value="0.83" table:style-name="ce55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49">
            <text:p>310,116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80 年</text:p>
          </table:table-cell>
          <table:covered-table-cell/>
          <table:table-cell office:value-type="float" office:value="5227185" table:style-name="ce54">
            <text:p>5,227,185</text:p>
          </table:table-cell>
          <table:table-cell office:value-type="float" office:value="20605831" table:style-name="ce50">
            <text:p>20,605,831</text:p>
          </table:table-cell>
          <table:table-cell office:value-type="float" office:value="10640276" table:style-name="ce50">
            <text:p>10,640,276</text:p>
          </table:table-cell>
          <table:table-cell office:value-type="float" office:value="9965555" table:style-name="ce50">
            <text:p>9,965,555</text:p>
          </table:table-cell>
          <table:table-cell office:value-type="float" office:value="321932" table:style-name="ce50">
            <text:p>321,932</text:p>
          </table:table-cell>
          <table:table-cell office:value-type="float" office:value="168865" table:style-name="ce50">
            <text:p>168,865</text:p>
          </table:table-cell>
          <table:table-cell office:value-type="float" office:value="153067" table:style-name="ce50">
            <text:p>153,067</text:p>
          </table:table-cell>
          <table:table-cell office:value-type="float" office:value="15.7" table:style-name="ce55">
            <text:p>15.70</text:p>
          </table:table-cell>
          <table:table-cell office:value-type="float" office:value="106284" table:style-name="ce50">
            <text:p>106,284</text:p>
          </table:table-cell>
          <table:table-cell office:value-type="float" office:value="65386" table:style-name="ce50">
            <text:p>65,386</text:p>
          </table:table-cell>
          <table:table-cell office:value-type="float" office:value="40898" table:style-name="ce50">
            <text:p>40,898</text:p>
          </table:table-cell>
          <table:table-cell office:value-type="float" office:value="5.18" table:style-name="ce55">
            <text:p>5.18</text:p>
          </table:table-cell>
          <table:table-cell office:value-type="float" office:value="215648" table:style-name="ce58">
            <text:p>215,648</text:p>
          </table:table-cell>
          <table:table-cell office:value-type="float" office:value="10.52" table:style-name="ce55">
            <text:p>10.52</text:p>
          </table:table-cell>
          <table:table-cell office:value-type="float" office:value="162972" table:style-name="ce50">
            <text:p>162,972</text:p>
          </table:table-cell>
          <table:table-cell office:value-type="float" office:value="7.95" table:style-name="ce55">
            <text:p>7.95</text:p>
          </table:table-cell>
          <table:table-cell office:value-type="float" office:value="28298" table:style-name="ce50">
            <text:p>28,298</text:p>
          </table:table-cell>
          <table:table-cell office:value-type="float" office:value="1.38" table:style-name="ce55">
            <text:p>1.38</text:p>
          </table:table-cell>
          <table:table-cell office:value-type="float" office:value="1477764" table:style-name="ce50">
            <text:p>1,477,764</text:p>
          </table:table-cell>
          <table:table-cell office:value-type="float" office:value="1489892" table:style-name="ce50">
            <text:p>1,489,892</text:p>
          </table:table-cell>
          <table:table-cell office:value-type="float" office:value="345523" table:style-name="ce49">
            <text:p>345,523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0 年</text:p>
          </table:table-cell>
          <table:covered-table-cell/>
          <table:table-cell office:value-type="float" office:value="6802281" table:style-name="ce50">
            <text:p>6,802,281</text:p>
          </table:table-cell>
          <table:table-cell office:value-type="float" office:value="22405568" table:style-name="ce50">
            <text:p>22,405,568</text:p>
          </table:table-cell>
          <table:table-cell office:value-type="float" office:value="11441651" table:style-name="ce50">
            <text:p>11,441,651</text:p>
          </table:table-cell>
          <table:table-cell office:value-type="float" office:value="10963917" table:style-name="ce50">
            <text:p>10,963,917</text:p>
          </table:table-cell>
          <table:table-cell office:value-type="float" office:value="260354" table:style-name="ce50">
            <text:p>260,354</text:p>
          </table:table-cell>
          <table:table-cell office:value-type="float" office:value="135596" table:style-name="ce50">
            <text:p>135,596</text:p>
          </table:table-cell>
          <table:table-cell office:value-type="float" office:value="124758" table:style-name="ce50">
            <text:p>124,758</text:p>
          </table:table-cell>
          <table:table-cell office:value-type="float" office:value="11.65" table:style-name="ce55">
            <text:p>11.65</text:p>
          </table:table-cell>
          <table:table-cell office:value-type="float" office:value="127647" table:style-name="ce50">
            <text:p>127,647</text:p>
          </table:table-cell>
          <table:table-cell office:value-type="float" office:value="79319" table:style-name="ce50">
            <text:p>79,319</text:p>
          </table:table-cell>
          <table:table-cell office:value-type="float" office:value="48328" table:style-name="ce50">
            <text:p>48,328</text:p>
          </table:table-cell>
          <table:table-cell office:value-type="float" office:value="5.71" table:style-name="ce55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5">
            <text:p>5.94</text:p>
          </table:table-cell>
          <table:table-cell office:value-type="float" office:value="170515" table:style-name="ce50">
            <text:p>170,515</text:p>
          </table:table-cell>
          <table:table-cell office:value-type="float" office:value="7.63" table:style-name="ce55">
            <text:p>7.63</text:p>
          </table:table-cell>
          <table:table-cell office:value-type="float" office:value="56538" table:style-name="ce50">
            <text:p>56,538</text:p>
          </table:table-cell>
          <table:table-cell office:value-type="float" office:value="2.5299999999999998" table:style-name="ce55">
            <text:p>2.53</text:p>
          </table:table-cell>
          <table:table-cell office:value-type="float" office:value="1373363" table:style-name="ce50">
            <text:p>1,373,363</text:p>
          </table:table-cell>
          <table:table-cell office:value-type="float" office:value="1377174" table:style-name="ce50">
            <text:p>1,377,174</text:p>
          </table:table-cell>
          <table:table-cell office:value-type="float" office:value="420892" table:style-name="ce49">
            <text:p>420,892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5 年</text:p>
          </table:table-cell>
          <table:covered-table-cell/>
          <table:table-cell office:value-type="float" office:value="7394758" table:style-name="ce50">
            <text:p>7,394,758</text:p>
          </table:table-cell>
          <table:table-cell office:value-type="float" office:value="22876527" table:style-name="ce50">
            <text:p>22,876,527</text:p>
          </table:table-cell>
          <table:table-cell office:value-type="float" office:value="11591707" table:style-name="ce50">
            <text:p>11,591,707</text:p>
          </table:table-cell>
          <table:table-cell office:value-type="float" office:value="11284820" table:style-name="ce50">
            <text:p>11,284,820</text:p>
          </table:table-cell>
          <table:table-cell office:value-type="float" office:value="204459" table:style-name="ce50">
            <text:p>204,459</text:p>
          </table:table-cell>
          <table:table-cell office:value-type="float" office:value="106936" table:style-name="ce50">
            <text:p>106,936</text:p>
          </table:table-cell>
          <table:table-cell office:value-type="float" office:value="97523" table:style-name="ce50">
            <text:p>97,523</text:p>
          </table:table-cell>
          <table:table-cell office:value-type="float" office:value="8.9600000000000009" table:style-name="ce55">
            <text:p>8.96</text:p>
          </table:table-cell>
          <table:table-cell office:value-type="float" office:value="135839" table:style-name="ce50">
            <text:p>135,839</text:p>
          </table:table-cell>
          <table:table-cell office:value-type="float" office:value="84800" table:style-name="ce50">
            <text:p>84,800</text:p>
          </table:table-cell>
          <table:table-cell office:value-type="float" office:value="51039" table:style-name="ce50">
            <text:p>51,039</text:p>
          </table:table-cell>
          <table:table-cell office:value-type="float" office:value="5.95" table:style-name="ce55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5">
            <text:p>3.01</text:p>
          </table:table-cell>
          <table:table-cell office:value-type="float" office:value="142669" table:style-name="ce50">
            <text:p>142,669</text:p>
          </table:table-cell>
          <table:table-cell office:value-type="float" office:value="6.25" table:style-name="ce55">
            <text:p>6.25</text:p>
          </table:table-cell>
          <table:table-cell office:value-type="float" office:value="64540" table:style-name="ce50">
            <text:p>64,540</text:p>
          </table:table-cell>
          <table:table-cell office:value-type="float" office:value="2.83" table:style-name="ce55">
            <text:p>2.83</text:p>
          </table:table-cell>
          <table:table-cell office:value-type="float" office:value="1414340" table:style-name="ce50">
            <text:p>1,414,340</text:p>
          </table:table-cell>
          <table:table-cell office:value-type="float" office:value="1376816" table:style-name="ce50">
            <text:p>1,376,816</text:p>
          </table:table-cell>
          <table:table-cell office:value-type="float" office:value="474919" table:style-name="ce49">
            <text:p>474,919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6 年</text:p>
          </table:table-cell>
          <table:covered-table-cell/>
          <table:table-cell office:value-type="float" office:value="7512449" table:style-name="ce54">
            <text:p>7,512,449</text:p>
          </table:table-cell>
          <table:table-cell office:value-type="float" office:value="22958360" table:style-name="ce50">
            <text:p>22,958,360</text:p>
          </table:table-cell>
          <table:table-cell office:value-type="float" office:value="11608767" table:style-name="ce50">
            <text:p>11,608,767</text:p>
          </table:table-cell>
          <table:table-cell office:value-type="float" office:value="11349593" table:style-name="ce50">
            <text:p>11,349,593</text:p>
          </table:table-cell>
          <table:table-cell office:value-type="float" office:value="204414" table:style-name="ce50">
            <text:p>204,414</text:p>
          </table:table-cell>
          <table:table-cell office:value-type="float" office:value="106898" table:style-name="ce50">
            <text:p>106,898</text:p>
          </table:table-cell>
          <table:table-cell office:value-type="float" office:value="97516" table:style-name="ce50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0">
            <text:p>141,111</text:p>
          </table:table-cell>
          <table:table-cell office:value-type="float" office:value="87029" table:style-name="ce50">
            <text:p>87,029</text:p>
          </table:table-cell>
          <table:table-cell office:value-type="float" office:value="54082" table:style-name="ce50">
            <text:p>54,082</text:p>
          </table:table-cell>
          <table:table-cell office:value-type="float" office:value="6.16" table:style-name="ce55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5">
            <text:p>2.76</text:p>
          </table:table-cell>
          <table:table-cell office:value-type="float" office:value="135041" table:style-name="ce50">
            <text:p>135,041</text:p>
          </table:table-cell>
          <table:table-cell office:value-type="float" office:value="5.89" table:style-name="ce55">
            <text:p>5.89</text:p>
          </table:table-cell>
          <table:table-cell office:value-type="float" office:value="58518" table:style-name="ce50">
            <text:p>58,518</text:p>
          </table:table-cell>
          <table:table-cell office:value-type="float" office:value="2.5499999999999998" table:style-name="ce55">
            <text:p>2.55</text:p>
          </table:table-cell>
          <table:table-cell office:value-type="float" office:value="1173040" table:style-name="ce50">
            <text:p>1,173,040</text:p>
          </table:table-cell>
          <table:table-cell office:value-type="float" office:value="1154510" table:style-name="ce50">
            <text:p>1,154,510</text:p>
          </table:table-cell>
          <table:table-cell office:value-type="float" office:value="484174" table:style-name="ce49">
            <text:p>484,174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7 年</text:p>
          </table:table-cell>
          <table:covered-table-cell/>
          <table:table-cell office:value-type="float" office:value="7655772" table:style-name="ce54">
            <text:p>7,655,772</text:p>
          </table:table-cell>
          <table:table-cell office:value-type="float" office:value="23037031" table:style-name="ce50">
            <text:p>23,037,031</text:p>
          </table:table-cell>
          <table:table-cell office:value-type="float" office:value="11626351" table:style-name="ce50">
            <text:p>11,626,351</text:p>
          </table:table-cell>
          <table:table-cell office:value-type="float" office:value="11410680" table:style-name="ce50">
            <text:p>11,410,680</text:p>
          </table:table-cell>
          <table:table-cell office:value-type="float" office:value="198733" table:style-name="ce50">
            <text:p>198,733</text:p>
          </table:table-cell>
          <table:table-cell office:value-type="float" office:value="103937" table:style-name="ce50">
            <text:p>103,937</text:p>
          </table:table-cell>
          <table:table-cell office:value-type="float" office:value="94796" table:style-name="ce50">
            <text:p>94,796</text:p>
          </table:table-cell>
          <table:table-cell office:value-type="float" office:value="8.64" table:style-name="ce55">
            <text:p>8.64</text:p>
          </table:table-cell>
          <table:table-cell office:value-type="float" office:value="143624" table:style-name="ce50">
            <text:p>143,624</text:p>
          </table:table-cell>
          <table:table-cell office:value-type="float" office:value="88541" table:style-name="ce50">
            <text:p>88,541</text:p>
          </table:table-cell>
          <table:table-cell office:value-type="float" office:value="55083" table:style-name="ce50">
            <text:p>55,083</text:p>
          </table:table-cell>
          <table:table-cell office:value-type="float" office:value="6.25" table:style-name="ce55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5">
            <text:p>2.40</text:p>
          </table:table-cell>
          <table:table-cell office:value-type="float" office:value="154866" table:style-name="ce50">
            <text:p>154,866</text:p>
          </table:table-cell>
          <table:table-cell office:value-type="float" office:value="6.73" table:style-name="ce55">
            <text:p>6.73</text:p>
          </table:table-cell>
          <table:table-cell office:value-type="float" office:value="55995" table:style-name="ce50">
            <text:p>55,995</text:p>
          </table:table-cell>
          <table:table-cell office:value-type="float" office:value="2.4300000000000002" table:style-name="ce55">
            <text:p>2.43</text:p>
          </table:table-cell>
          <table:table-cell office:value-type="float" office:value="1196407" table:style-name="ce50">
            <text:p>1,196,407</text:p>
          </table:table-cell>
          <table:table-cell office:value-type="float" office:value="1172845" table:style-name="ce50">
            <text:p>1,172,845</text:p>
          </table:table-cell>
          <table:table-cell office:value-type="float" office:value="494107" table:style-name="ce49">
            <text:p>494,107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8 年</text:p>
          </table:table-cell>
          <table:covered-table-cell/>
          <table:table-cell office:value-type="float" office:value="7805834" table:style-name="ce54">
            <text:p>7,805,834</text:p>
          </table:table-cell>
          <table:table-cell office:value-type="float" office:value="23119772" table:style-name="ce50">
            <text:p>23,119,772</text:p>
          </table:table-cell>
          <table:table-cell office:value-type="float" office:value="11636734" table:style-name="ce50">
            <text:p>11,636,734</text:p>
          </table:table-cell>
          <table:table-cell office:value-type="float" office:value="11483038" table:style-name="ce50">
            <text:p>11,483,038</text:p>
          </table:table-cell>
          <table:table-cell office:value-type="float" office:value="191310" table:style-name="ce50">
            <text:p>191,310</text:p>
          </table:table-cell>
          <table:table-cell office:value-type="float" office:value="99492" table:style-name="ce50">
            <text:p>99,492</text:p>
          </table:table-cell>
          <table:table-cell office:value-type="float" office:value="91818" table:style-name="ce50">
            <text:p>91,818</text:p>
          </table:table-cell>
          <table:table-cell office:value-type="float" office:value="8.2899999999999991" table:style-name="ce55">
            <text:p>8.29</text:p>
          </table:table-cell>
          <table:table-cell office:value-type="float" office:value="143582" table:style-name="ce50">
            <text:p>143,582</text:p>
          </table:table-cell>
          <table:table-cell office:value-type="float" office:value="88088" table:style-name="ce50">
            <text:p>88,088</text:p>
          </table:table-cell>
          <table:table-cell office:value-type="float" office:value="55494" table:style-name="ce50">
            <text:p>55,494</text:p>
          </table:table-cell>
          <table:table-cell office:value-type="float" office:value="6.22" table:style-name="ce55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5">
            <text:p>2.07</text:p>
          </table:table-cell>
          <table:table-cell office:value-type="float" office:value="117099" table:style-name="ce50">
            <text:p>117,099</text:p>
          </table:table-cell>
          <table:table-cell office:value-type="float" office:value="5.07" table:style-name="ce55">
            <text:p>5.07</text:p>
          </table:table-cell>
          <table:table-cell office:value-type="float" office:value="57223" table:style-name="ce50">
            <text:p>57,223</text:p>
          </table:table-cell>
          <table:table-cell office:value-type="float" office:value="2.48" table:style-name="ce55">
            <text:p>2.48</text:p>
          </table:table-cell>
          <table:table-cell office:value-type="float" office:value="1198561" table:style-name="ce50">
            <text:p>1,198,561</text:p>
          </table:table-cell>
          <table:table-cell office:value-type="float" office:value="1163548" table:style-name="ce50">
            <text:p>1,163,548</text:p>
          </table:table-cell>
          <table:table-cell office:value-type="float" office:value="504531" table:style-name="ce49">
            <text:p>504,531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99 年</text:p>
          </table:table-cell>
          <table:covered-table-cell/>
          <table:table-cell office:value-type="float" office:value="7937024" table:style-name="ce54">
            <text:p>7,937,024</text:p>
          </table:table-cell>
          <table:table-cell office:value-type="float" office:value="23162123" table:style-name="ce50">
            <text:p>23,162,123</text:p>
          </table:table-cell>
          <table:table-cell office:value-type="float" office:value="11635225" table:style-name="ce50">
            <text:p>11,635,225</text:p>
          </table:table-cell>
          <table:table-cell office:value-type="float" office:value="11526898" table:style-name="ce50">
            <text:p>11,526,898</text:p>
          </table:table-cell>
          <table:table-cell office:value-type="float" office:value="166886" table:style-name="ce50">
            <text:p>166,886</text:p>
          </table:table-cell>
          <table:table-cell office:value-type="float" office:value="87213" table:style-name="ce50">
            <text:p>87,213</text:p>
          </table:table-cell>
          <table:table-cell office:value-type="float" office:value="79673" table:style-name="ce50">
            <text:p>79,673</text:p>
          </table:table-cell>
          <table:table-cell office:value-type="float" office:value="7.21" table:style-name="ce55">
            <text:p>7.21</text:p>
          </table:table-cell>
          <table:table-cell office:value-type="float" office:value="145772" table:style-name="ce50">
            <text:p>145,772</text:p>
          </table:table-cell>
          <table:table-cell office:value-type="float" office:value="89152" table:style-name="ce50">
            <text:p>89,152</text:p>
          </table:table-cell>
          <table:table-cell office:value-type="float" office:value="56620" table:style-name="ce50">
            <text:p>56,620</text:p>
          </table:table-cell>
          <table:table-cell office:value-type="float" office:value="6.3" table:style-name="ce55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5">
            <text:p>0.91</text:p>
          </table:table-cell>
          <table:table-cell office:value-type="float" office:value="138819" table:style-name="ce50">
            <text:p>138,819</text:p>
          </table:table-cell>
          <table:table-cell office:value-type="float" office:value="6" table:style-name="ce55">
            <text:p>6.00</text:p>
          </table:table-cell>
          <table:table-cell office:value-type="float" office:value="58115" table:style-name="ce50">
            <text:p>58,115</text:p>
          </table:table-cell>
          <table:table-cell office:value-type="float" office:value="2.5099999999999998" table:style-name="ce55">
            <text:p>2.51</text:p>
          </table:table-cell>
          <table:table-cell office:value-type="float" office:value="1213899" table:style-name="ce50">
            <text:p>1,213,899</text:p>
          </table:table-cell>
          <table:table-cell office:value-type="float" office:value="1192662" table:style-name="ce50">
            <text:p>1,192,662</text:p>
          </table:table-cell>
          <table:table-cell office:value-type="float" office:value="512701" table:style-name="ce49">
            <text:p>512,701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50">
            <text:p>8,057,761</text:p>
          </table:table-cell>
          <table:table-cell office:value-type="float" office:value="23224912" table:style-name="ce50">
            <text:p>23,224,912</text:p>
          </table:table-cell>
          <table:table-cell office:value-type="float" office:value="11645674" table:style-name="ce50">
            <text:p>11,645,674</text:p>
          </table:table-cell>
          <table:table-cell office:value-type="float" office:value="11579238" table:style-name="ce50">
            <text:p>11,579,238</text:p>
          </table:table-cell>
          <table:table-cell office:value-type="float" office:value="196627" table:style-name="ce50">
            <text:p>196,627</text:p>
          </table:table-cell>
          <table:table-cell office:value-type="float" office:value="101943" table:style-name="ce50">
            <text:p>101,943</text:p>
          </table:table-cell>
          <table:table-cell office:value-type="float" office:value="94684" table:style-name="ce50">
            <text:p>94,684</text:p>
          </table:table-cell>
          <table:table-cell office:value-type="float" office:value="8.48" table:style-name="ce51">
            <text:p><text:s text:c="3"/>8.48</text:p>
          </table:table-cell>
          <table:table-cell office:value-type="float" office:value="152915" table:style-name="ce50">
            <text:p>152,915</text:p>
          </table:table-cell>
          <table:table-cell office:value-type="float" office:value="93810" table:style-name="ce50">
            <text:p>93,810</text:p>
          </table:table-cell>
          <table:table-cell office:value-type="float" office:value="59105" table:style-name="ce50">
            <text:p>59,105</text:p>
          </table:table-cell>
          <table:table-cell office:value-type="float" office:value="6.59" table:style-name="ce51">
            <text:p><text:s text:c="3"/>6.59</text:p>
          </table:table-cell>
          <table:table-cell office:value-type="float" office:value="43712" table:style-name="ce50">
            <text:p>43,712</text:p>
          </table:table-cell>
          <table:table-cell office:value-type="float" office:value="1.88" table:style-name="ce51">
            <text:p><text:s text:c="3"/>1.88</text:p>
          </table:table-cell>
          <table:table-cell office:value-type="float" office:value="165327" table:style-name="ce50">
            <text:p>165,327</text:p>
          </table:table-cell>
          <table:table-cell office:value-type="float" office:value="7.13" table:style-name="ce51">
            <text:p><text:s text:c="3"/>7.13</text:p>
          </table:table-cell>
          <table:table-cell office:value-type="float" office:value="57008" table:style-name="ce50">
            <text:p>57,008</text:p>
          </table:table-cell>
          <table:table-cell office:value-type="float" office:value="2.46" table:style-name="ce51">
            <text:p><text:s text:c="3"/>2.46</text:p>
          </table:table-cell>
          <table:table-cell office:value-type="float" office:value="1128449" table:style-name="ce50">
            <text:p>1,128,449</text:p>
          </table:table-cell>
          <table:table-cell office:value-type="float" office:value="1109372" table:style-name="ce50">
            <text:p>1,109,372</text:p>
          </table:table-cell>
          <table:table-cell office:value-type="float" office:value="519984" table:style-name="ce49">
            <text:p>519,984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54">
            <text:p>8,186,432</text:p>
          </table:table-cell>
          <table:table-cell office:value-type="float" office:value="23315822" table:style-name="ce54">
            <text:p>23,315,822</text:p>
          </table:table-cell>
          <table:table-cell office:value-type="float" office:value="11673319" table:style-name="ce54">
            <text:p>11,673,319</text:p>
          </table:table-cell>
          <table:table-cell office:value-type="float" office:value="11642503" table:style-name="ce54">
            <text:p>11,642,503</text:p>
          </table:table-cell>
          <table:table-cell office:value-type="float" office:value="229481" table:style-name="ce50">
            <text:p>229,481</text:p>
          </table:table-cell>
          <table:table-cell office:value-type="float" office:value="118848" table:style-name="ce50">
            <text:p>118,848</text:p>
          </table:table-cell>
          <table:table-cell office:value-type="float" office:value="110633" table:style-name="ce50">
            <text:p>110,633</text:p>
          </table:table-cell>
          <table:table-cell office:value-type="float" office:value="9.86" table:style-name="ce53">
            <text:p><text:s text:c="3"/>9.86</text:p>
          </table:table-cell>
          <table:table-cell office:value-type="float" office:value="154251" table:style-name="ce50">
            <text:p>154,251</text:p>
          </table:table-cell>
          <table:table-cell office:value-type="float" office:value="93618" table:style-name="ce50">
            <text:p>93,618</text:p>
          </table:table-cell>
          <table:table-cell office:value-type="float" office:value="60633" table:style-name="ce50">
            <text:p>60,633</text:p>
          </table:table-cell>
          <table:table-cell office:value-type="float" office:value="6.63" table:style-name="ce51">
            <text:p><text:s text:c="3"/>6.63</text:p>
          </table:table-cell>
          <table:table-cell office:value-type="float" office:value="75230" table:style-name="ce50">
            <text:p>75,230</text:p>
          </table:table-cell>
          <table:table-cell office:value-type="float" office:value="3.23" table:style-name="ce51">
            <text:p><text:s text:c="3"/>3.23</text:p>
          </table:table-cell>
          <table:table-cell office:value-type="float" office:value="143384" table:style-name="ce50">
            <text:p>143,384</text:p>
          </table:table-cell>
          <table:table-cell office:value-type="float" office:value="6.16" table:style-name="ce51">
            <text:p><text:s text:c="3"/>6.16</text:p>
          </table:table-cell>
          <table:table-cell office:value-type="float" office:value="55980" table:style-name="ce50">
            <text:p>55,980</text:p>
          </table:table-cell>
          <table:table-cell office:value-type="float" office:value="2.41" table:style-name="ce51">
            <text:p><text:s text:c="3"/>2.41</text:p>
          </table:table-cell>
          <table:table-cell office:value-type="float" office:value="1118006" table:style-name="ce50">
            <text:p>1,118,006</text:p>
          </table:table-cell>
          <table:table-cell office:value-type="float" office:value="1102326" table:style-name="ce50">
            <text:p>1,102,326</text:p>
          </table:table-cell>
          <table:table-cell office:value-type="float" office:value="527250" table:style-name="ce49">
            <text:p>527,250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102年</text:p>
          </table:table-cell>
          <table:covered-table-cell/>
          <table:table-cell office:value-type="float" office:value="8286260" table:style-name="ce50">
            <text:p>8,286,260</text:p>
          </table:table-cell>
          <table:table-cell office:value-type="float" office:value="23373517" table:style-name="ce50">
            <text:p>23,373,517</text:p>
          </table:table-cell>
          <table:table-cell office:value-type="float" office:value="11684674" table:style-name="ce50">
            <text:p>11,684,674</text:p>
          </table:table-cell>
          <table:table-cell office:value-type="float" office:value="11688843" table:style-name="ce50">
            <text:p>11,688,843</text:p>
          </table:table-cell>
          <table:table-cell office:value-type="float" office:value="199113" table:style-name="ce50">
            <text:p>199,113</text:p>
          </table:table-cell>
          <table:table-cell office:value-type="float" office:value="103120" table:style-name="ce50">
            <text:p>103,120</text:p>
          </table:table-cell>
          <table:table-cell office:value-type="float" office:value="95993" table:style-name="ce50">
            <text:p>95,993</text:p>
          </table:table-cell>
          <table:table-cell office:value-type="float" office:value="8.5299999999999994" table:style-name="ce51">
            <text:p><text:s text:c="3"/>8.53</text:p>
          </table:table-cell>
          <table:table-cell office:value-type="float" office:value="155908" table:style-name="ce50">
            <text:p>155,908</text:p>
          </table:table-cell>
          <table:table-cell office:value-type="float" office:value="94505" table:style-name="ce50">
            <text:p>94,505</text:p>
          </table:table-cell>
          <table:table-cell office:value-type="float" office:value="61403" table:style-name="ce50">
            <text:p>61,403</text:p>
          </table:table-cell>
          <table:table-cell office:value-type="float" office:value="6.68" table:style-name="ce51">
            <text:p><text:s text:c="3"/>6.68</text:p>
          </table:table-cell>
          <table:table-cell office:value-type="float" office:value="43205" table:style-name="ce50">
            <text:p>43,205</text:p>
          </table:table-cell>
          <table:table-cell office:value-type="float" office:value="1.85" table:style-name="ce51">
            <text:p><text:s text:c="3"/>1.85</text:p>
          </table:table-cell>
          <table:table-cell office:value-type="float" office:value="147636" table:style-name="ce50">
            <text:p>147,636</text:p>
          </table:table-cell>
          <table:table-cell office:value-type="float" office:value="6.32" table:style-name="ce51">
            <text:p><text:s text:c="3"/>6.32</text:p>
          </table:table-cell>
          <table:table-cell office:value-type="float" office:value="53604" table:style-name="ce50">
            <text:p>53,604</text:p>
          </table:table-cell>
          <table:table-cell office:value-type="float" office:value="2.2999999999999998" table:style-name="ce51">
            <text:p><text:s text:c="3"/>2.30</text:p>
          </table:table-cell>
          <table:table-cell office:value-type="float" office:value="1079702" table:style-name="ce50">
            <text:p>1,079,702</text:p>
          </table:table-cell>
          <table:table-cell office:value-type="float" office:value="1065212" table:style-name="ce50">
            <text:p>1,065,212</text:p>
          </table:table-cell>
          <table:table-cell office:value-type="float" office:value="533601" table:style-name="ce49">
            <text:p>533,601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103年</text:p>
          </table:table-cell>
          <table:covered-table-cell/>
          <table:table-cell office:value-type="float" office:value="8382699" table:style-name="ce50">
            <text:p>8,382,699</text:p>
          </table:table-cell>
          <table:table-cell office:value-type="float" office:value="23433753" table:style-name="ce50">
            <text:p>23,433,753</text:p>
          </table:table-cell>
          <table:table-cell office:value-type="float" office:value="11697971" table:style-name="ce50">
            <text:p>11,697,971</text:p>
          </table:table-cell>
          <table:table-cell office:value-type="float" office:value="11735782" table:style-name="ce50">
            <text:p>11,735,782</text:p>
          </table:table-cell>
          <table:table-cell office:value-type="float" office:value="210383" table:style-name="ce50">
            <text:p>210,383</text:p>
          </table:table-cell>
          <table:table-cell office:value-type="float" office:value="108817" table:style-name="ce50">
            <text:p>108,817</text:p>
          </table:table-cell>
          <table:table-cell office:value-type="float" office:value="101566" table:style-name="ce50">
            <text:p>101,566</text:p>
          </table:table-cell>
          <table:table-cell office:value-type="float" office:value="8.99" table:style-name="ce51">
            <text:p><text:s text:c="3"/>8.99</text:p>
          </table:table-cell>
          <table:table-cell office:value-type="float" office:value="163929" table:style-name="ce50">
            <text:p>163,929</text:p>
          </table:table-cell>
          <table:table-cell office:value-type="float" office:value="98733" table:style-name="ce50">
            <text:p>98,733</text:p>
          </table:table-cell>
          <table:table-cell office:value-type="float" office:value="65196" table:style-name="ce50">
            <text:p>65,196</text:p>
          </table:table-cell>
          <table:table-cell office:value-type="float" office:value="7" table:style-name="ce51">
            <text:p><text:s text:c="3"/>7.00</text:p>
          </table:table-cell>
          <table:table-cell office:value-type="float" office:value="46454" table:style-name="ce50">
            <text:p>46,454</text:p>
          </table:table-cell>
          <table:table-cell office:value-type="float" office:value="1.98" table:style-name="ce51">
            <text:p><text:s text:c="3"/>1.98</text:p>
          </table:table-cell>
          <table:table-cell office:value-type="float" office:value="149287" table:style-name="ce50">
            <text:p>149,287</text:p>
          </table:table-cell>
          <table:table-cell office:value-type="float" office:value="6.38" table:style-name="ce51">
            <text:p><text:s text:c="3"/>6.38</text:p>
          </table:table-cell>
          <table:table-cell office:value-type="float" office:value="53190" table:style-name="ce50">
            <text:p>53,190</text:p>
          </table:table-cell>
          <table:table-cell office:value-type="float" office:value="2.27" table:style-name="ce51">
            <text:p><text:s text:c="3"/>2.27</text:p>
          </table:table-cell>
          <table:table-cell office:value-type="float" office:value="1073783" table:style-name="ce50">
            <text:p>1,073,783</text:p>
          </table:table-cell>
          <table:table-cell office:value-type="float" office:value="1060001" table:style-name="ce50">
            <text:p>1,060,001</text:p>
          </table:table-cell>
          <table:table-cell office:value-type="float" office:value="540023" table:style-name="ce49">
            <text:p>540,023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104年</text:p>
          </table:table-cell>
          <table:covered-table-cell/>
          <table:table-cell office:value-type="float" office:value="8468978" table:style-name="ce50">
            <text:p>8,468,978</text:p>
          </table:table-cell>
          <table:table-cell office:value-type="float" office:value="23492074" table:style-name="ce50">
            <text:p>23,492,074</text:p>
          </table:table-cell>
          <table:table-cell office:value-type="float" office:value="11712047" table:style-name="ce50">
            <text:p>11,712,047</text:p>
          </table:table-cell>
          <table:table-cell office:value-type="float" office:value="11780027" table:style-name="ce50">
            <text:p>11,780,027</text:p>
          </table:table-cell>
          <table:table-cell office:value-type="float" office:value="213598" table:style-name="ce50">
            <text:p>213,598</text:p>
          </table:table-cell>
          <table:table-cell office:value-type="float" office:value="111041" table:style-name="ce50">
            <text:p>111,041</text:p>
          </table:table-cell>
          <table:table-cell office:value-type="float" office:value="102557" table:style-name="ce50">
            <text:p>102,557</text:p>
          </table:table-cell>
          <table:table-cell office:value-type="float" office:value="9.1" table:style-name="ce51">
            <text:p><text:s text:c="3"/>9.10</text:p>
          </table:table-cell>
          <table:table-cell office:value-type="float" office:value="163858" table:style-name="ce50">
            <text:p>163,858</text:p>
          </table:table-cell>
          <table:table-cell office:value-type="float" office:value="98580" table:style-name="ce50">
            <text:p>98,580</text:p>
          </table:table-cell>
          <table:table-cell office:value-type="float" office:value="65278" table:style-name="ce50">
            <text:p>65,278</text:p>
          </table:table-cell>
          <table:table-cell office:value-type="float" office:value="6.98" table:style-name="ce51">
            <text:p><text:s text:c="3"/>6.98</text:p>
          </table:table-cell>
          <table:table-cell office:value-type="float" office:value="49740" table:style-name="ce50">
            <text:p>49,740</text:p>
          </table:table-cell>
          <table:table-cell office:value-type="float" office:value="2.12" table:style-name="ce51">
            <text:p><text:s text:c="3"/>2.12</text:p>
          </table:table-cell>
          <table:table-cell office:value-type="float" office:value="154346" table:style-name="ce50">
            <text:p>154,346</text:p>
          </table:table-cell>
          <table:table-cell office:value-type="float" office:value="6.58" table:style-name="ce51">
            <text:p><text:s text:c="3"/>6.58</text:p>
          </table:table-cell>
          <table:table-cell office:value-type="float" office:value="53459" table:style-name="ce50">
            <text:p>53,459</text:p>
          </table:table-cell>
          <table:table-cell office:value-type="float" office:value="2.2799999999999998" table:style-name="ce51">
            <text:p><text:s text:c="3"/>2.28</text:p>
          </table:table-cell>
          <table:table-cell office:value-type="float" office:value="1004108" table:style-name="ce50">
            <text:p>1,004,108</text:p>
          </table:table-cell>
          <table:table-cell office:value-type="float" office:value="995527" table:style-name="ce50">
            <text:p>995,527</text:p>
          </table:table-cell>
          <table:table-cell office:value-type="float" office:value="546698" table:style-name="ce49">
            <text:p>546,698</text:p>
          </table:table-cell>
          <table:table-cell table:number-columns-repeated="16361" table:style-name="ce52"/>
        </table:table-row>
        <table:table-row table:style-name="ro7">
          <table:table-cell office:value-type="string" table:number-columns-spanned="2" table:number-rows-spanned="1" table:style-name="ce246">
            <text:p>105年</text:p>
          </table:table-cell>
          <table:covered-table-cell/>
          <table:table-cell office:value-type="float" office:value="8561383" table:style-name="ce50">
            <text:p>8,561,383</text:p>
          </table:table-cell>
          <table:table-cell office:value-type="float" office:value="23539816" table:style-name="ce50">
            <text:p>23,539,816</text:p>
          </table:table-cell>
          <table:table-cell office:value-type="float" office:value="11719270" table:style-name="ce50">
            <text:p>11,719,270</text:p>
          </table:table-cell>
          <table:table-cell office:value-type="float" office:value="11820546" table:style-name="ce50">
            <text:p>11,820,546</text:p>
          </table:table-cell>
          <table:table-cell office:value-type="float" office:value="208440" table:style-name="ce50">
            <text:p>208,440</text:p>
          </table:table-cell>
          <table:table-cell office:value-type="float" office:value="108133" table:style-name="ce50">
            <text:p>108,133</text:p>
          </table:table-cell>
          <table:table-cell office:value-type="float" office:value="100307" table:style-name="ce50">
            <text:p>100,307</text:p>
          </table:table-cell>
          <table:table-cell office:value-type="float" office:value="8.86" table:style-name="ce51">
            <text:p><text:s text:c="3"/>8.86</text:p>
          </table:table-cell>
          <table:table-cell office:value-type="float" office:value="172405" table:style-name="ce50">
            <text:p>172,405</text:p>
          </table:table-cell>
          <table:table-cell office:value-type="float" office:value="103144" table:style-name="ce50">
            <text:p>103,144</text:p>
          </table:table-cell>
          <table:table-cell office:value-type="float" office:value="69261" table:style-name="ce50">
            <text:p>69,261</text:p>
          </table:table-cell>
          <table:table-cell office:value-type="float" office:value="7.33" table:style-name="ce51">
            <text:p><text:s text:c="3"/>7.33</text:p>
          </table:table-cell>
          <table:table-cell office:value-type="float" office:value="36035" table:style-name="ce50">
            <text:p>36,035</text:p>
          </table:table-cell>
          <table:table-cell office:value-type="float" office:value="1.53" table:style-name="ce51">
            <text:p><text:s text:c="3"/>1.53</text:p>
          </table:table-cell>
          <table:table-cell office:value-type="float" office:value="147861" table:style-name="ce50">
            <text:p>147,861</text:p>
          </table:table-cell>
          <table:table-cell office:value-type="float" office:value="6.29" table:style-name="ce51">
            <text:p><text:s text:c="3"/>6.29</text:p>
          </table:table-cell>
          <table:table-cell office:value-type="float" office:value="53837" table:style-name="ce50">
            <text:p>53,837</text:p>
          </table:table-cell>
          <table:table-cell office:value-type="float" office:value="2.29" table:style-name="ce51">
            <text:p><text:s text:c="3"/>2.29</text:p>
          </table:table-cell>
          <table:table-cell office:value-type="float" office:value="964536" table:style-name="ce50">
            <text:p>964,536</text:p>
          </table:table-cell>
          <table:table-cell office:value-type="float" office:value="952829" table:style-name="ce50">
            <text:p>952,829</text:p>
          </table:table-cell>
          <table:table-cell office:value-type="float" office:value="553228" table:style-name="ce49">
            <text:p>553,228</text:p>
          </table:table-cell>
          <table:table-cell table:number-columns-repeated="16361" table:style-name="ce52"/>
        </table:table-row>
        <table:table-row table:style-name="ro8">
          <table:table-cell office:value-type="string" table:number-columns-spanned="2" table:number-rows-spanned="1" table:style-name="ce246">
            <text:p>106年</text:p>
          </table:table-cell>
          <table:covered-table-cell/>
          <table:table-cell office:value-type="float" office:value="8649000" table:style-name="ce50">
            <text:p>8,649,000</text:p>
          </table:table-cell>
          <table:table-cell office:value-type="float" office:value="23571227" table:style-name="ce50">
            <text:p>23,571,227</text:p>
          </table:table-cell>
          <table:table-cell office:value-type="float" office:value="11719580" table:style-name="ce50">
            <text:p>11,719,580</text:p>
          </table:table-cell>
          <table:table-cell office:value-type="float" office:value="11851647" table:style-name="ce50">
            <text:p>11,851,647</text:p>
          </table:table-cell>
          <table:table-cell office:value-type="float" office:value="193844" table:style-name="ce50">
            <text:p>193,844</text:p>
          </table:table-cell>
          <table:table-cell office:value-type="float" office:value="100477" table:style-name="ce50">
            <text:p>100,477</text:p>
          </table:table-cell>
          <table:table-cell office:value-type="float" office:value="93367" table:style-name="ce50">
            <text:p>93,367</text:p>
          </table:table-cell>
          <table:table-cell office:value-type="float" office:value="8.23" table:style-name="ce51">
            <text:p><text:s text:c="3"/>8.23</text:p>
          </table:table-cell>
          <table:table-cell office:value-type="float" office:value="171242" table:style-name="ce50">
            <text:p>171,242</text:p>
          </table:table-cell>
          <table:table-cell office:value-type="float" office:value="101555" table:style-name="ce50">
            <text:p>101,555</text:p>
          </table:table-cell>
          <table:table-cell office:value-type="float" office:value="69687" table:style-name="ce50">
            <text:p>69,687</text:p>
          </table:table-cell>
          <table:table-cell office:value-type="float" office:value="7.27" table:style-name="ce51">
            <text:p><text:s text:c="3"/>7.27</text:p>
          </table:table-cell>
          <table:table-cell office:value-type="float" office:value="22602" table:style-name="ce50">
            <text:p>22,602</text:p>
          </table:table-cell>
          <table:table-cell office:value-type="float" office:value="0.96" table:style-name="ce51">
            <text:p><text:s text:c="3"/>0.96</text:p>
          </table:table-cell>
          <table:table-cell office:value-type="float" office:value="138034" table:style-name="ce50">
            <text:p>138,034</text:p>
          </table:table-cell>
          <table:table-cell office:value-type="float" office:value="5.86" table:style-name="ce51">
            <text:p><text:s text:c="3"/>5.86</text:p>
          </table:table-cell>
          <table:table-cell office:value-type="float" office:value="54412" table:style-name="ce50">
            <text:p>54,412</text:p>
          </table:table-cell>
          <table:table-cell office:value-type="float" office:value="2.31" table:style-name="ce51">
            <text:p><text:s text:c="3"/>2.31</text:p>
          </table:table-cell>
          <table:table-cell office:value-type="float" office:value="948049" table:style-name="ce50">
            <text:p>948,049</text:p>
          </table:table-cell>
          <table:table-cell office:value-type="float" office:value="939240" table:style-name="ce50">
            <text:p>939,240</text:p>
          </table:table-cell>
          <table:table-cell office:value-type="float" office:value="559426" table:style-name="ce49">
            <text:p>559,426</text:p>
          </table:table-cell>
          <table:table-cell table:number-columns-repeated="16361" table:style-name="ce45"/>
        </table:table-row>
        <table:table-row table:style-name="ro9">
          <table:table-cell office:value-type="string" table:number-columns-spanned="2" table:number-rows-spanned="1" table:style-name="ce247">
            <text:p>1 月</text:p>
          </table:table-cell>
          <table:covered-table-cell/>
          <table:table-cell office:value-type="float" office:value="8565588" table:style-name="ce47">
            <text:p>8,565,588</text:p>
          </table:table-cell>
          <table:table-cell office:value-type="float" office:value="23543346" table:style-name="ce47">
            <text:p>23,543,346</text:p>
          </table:table-cell>
          <table:table-cell office:value-type="float" office:value="11719646" table:style-name="ce47">
            <text:p>11,719,646</text:p>
          </table:table-cell>
          <table:table-cell office:value-type="float" office:value="11823700" table:style-name="ce47">
            <text:p>11,823,700</text:p>
          </table:table-cell>
          <table:table-cell office:value-type="float" office:value="14896" table:style-name="ce47">
            <text:p>14,896</text:p>
          </table:table-cell>
          <table:table-cell office:value-type="float" office:value="7654" table:style-name="ce47">
            <text:p>7,654</text:p>
          </table:table-cell>
          <table:table-cell office:value-type="float" office:value="7242" table:style-name="ce47">
            <text:p>7,242</text:p>
          </table:table-cell>
          <table:table-cell office:value-type="float" office:value="7.45" table:style-name="ce13">
            <text:p>7.45</text:p>
          </table:table-cell>
          <table:table-cell office:value-type="float" office:value="12835" table:style-name="ce47">
            <text:p>12,835</text:p>
          </table:table-cell>
          <table:table-cell office:value-type="float" office:value="7704" table:style-name="ce47">
            <text:p>7,704</text:p>
          </table:table-cell>
          <table:table-cell office:value-type="float" office:value="5131" table:style-name="ce47">
            <text:p>5,131</text:p>
          </table:table-cell>
          <table:table-cell office:value-type="float" office:value="6.42" table:style-name="ce13">
            <text:p>6.42</text:p>
          </table:table-cell>
          <table:table-cell office:value-type="float" office:value="2061" table:style-name="ce48">
            <text:p><text:s text:c="3"/>2,061</text:p>
          </table:table-cell>
          <table:table-cell office:value-type="float" office:value="1.03" table:style-name="ce12">
            <text:p>1.03</text:p>
          </table:table-cell>
          <table:table-cell office:value-type="float" office:value="14368" table:style-name="ce47">
            <text:p>14,368</text:p>
          </table:table-cell>
          <table:table-cell office:value-type="float" office:value="7.19" table:style-name="ce13">
            <text:p>7.19</text:p>
          </table:table-cell>
          <table:table-cell office:value-type="float" office:value="3772" table:style-name="ce47">
            <text:p>3,772</text:p>
          </table:table-cell>
          <table:table-cell office:value-type="float" office:value="1.89" table:style-name="ce13">
            <text:p>1.89</text:p>
          </table:table-cell>
          <table:table-cell office:value-type="float" office:value="64708" table:style-name="ce47">
            <text:p>64,708</text:p>
          </table:table-cell>
          <table:table-cell office:value-type="float" office:value="63239" table:style-name="ce47">
            <text:p>63,239</text:p>
          </table:table-cell>
          <table:table-cell office:value-type="float" office:value="553608" table:style-name="ce46">
            <text:p>553,608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2 月</text:p>
          </table:table-cell>
          <table:covered-table-cell/>
          <table:table-cell office:value-type="float" office:value="8571052" table:style-name="ce47">
            <text:p>8,571,052</text:p>
          </table:table-cell>
          <table:table-cell office:value-type="float" office:value="23544189" table:style-name="ce47">
            <text:p>23,544,189</text:p>
          </table:table-cell>
          <table:table-cell office:value-type="float" office:value="11718795" table:style-name="ce47">
            <text:p>11,718,795</text:p>
          </table:table-cell>
          <table:table-cell office:value-type="float" office:value="11825394" table:style-name="ce47">
            <text:p>11,825,394</text:p>
          </table:table-cell>
          <table:table-cell office:value-type="float" office:value="15476" table:style-name="ce47">
            <text:p>15,476</text:p>
          </table:table-cell>
          <table:table-cell office:value-type="float" office:value="8007" table:style-name="ce47">
            <text:p>8,007</text:p>
          </table:table-cell>
          <table:table-cell office:value-type="float" office:value="7469" table:style-name="ce47">
            <text:p>7,469</text:p>
          </table:table-cell>
          <table:table-cell office:value-type="float" office:value="8.57" table:style-name="ce13">
            <text:p>8.57</text:p>
          </table:table-cell>
          <table:table-cell office:value-type="float" office:value="14865" table:style-name="ce47">
            <text:p>14,865</text:p>
          </table:table-cell>
          <table:table-cell office:value-type="float" office:value="8866" table:style-name="ce47">
            <text:p>8,866</text:p>
          </table:table-cell>
          <table:table-cell office:value-type="float" office:value="5999" table:style-name="ce47">
            <text:p>5,999</text:p>
          </table:table-cell>
          <table:table-cell office:value-type="float" office:value="8.23" table:style-name="ce13">
            <text:p>8.23</text:p>
          </table:table-cell>
          <table:table-cell office:value-type="float" office:value="611" table:style-name="ce48">
            <text:p><text:s text:c="3"/>611</text:p>
          </table:table-cell>
          <table:table-cell office:value-type="float" office:value="0.34" table:style-name="ce12">
            <text:p>0.34</text:p>
          </table:table-cell>
          <table:table-cell office:value-type="float" office:value="9656" table:style-name="ce47">
            <text:p>9,656</text:p>
          </table:table-cell>
          <table:table-cell office:value-type="float" office:value="5.35" table:style-name="ce13">
            <text:p>5.35</text:p>
          </table:table-cell>
          <table:table-cell office:value-type="float" office:value="3965" table:style-name="ce47">
            <text:p>3,965</text:p>
          </table:table-cell>
          <table:table-cell office:value-type="float" office:value="2.2000000000000002" table:style-name="ce13">
            <text:p>2.20</text:p>
          </table:table-cell>
          <table:table-cell office:value-type="float" office:value="74528" table:style-name="ce47">
            <text:p>74,528</text:p>
          </table:table-cell>
          <table:table-cell office:value-type="float" office:value="74296" table:style-name="ce47">
            <text:p>74,296</text:p>
          </table:table-cell>
          <table:table-cell office:value-type="float" office:value="554054" table:style-name="ce46">
            <text:p>554,054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3 月</text:p>
          </table:table-cell>
          <table:covered-table-cell/>
          <table:table-cell office:value-type="float" office:value="8578609" table:style-name="ce47">
            <text:p>8,578,609</text:p>
          </table:table-cell>
          <table:table-cell office:value-type="float" office:value="23545680" table:style-name="ce47">
            <text:p>23,545,680</text:p>
          </table:table-cell>
          <table:table-cell office:value-type="float" office:value="11718068" table:style-name="ce47">
            <text:p>11,718,068</text:p>
          </table:table-cell>
          <table:table-cell office:value-type="float" office:value="11827612" table:style-name="ce47">
            <text:p>11,827,612</text:p>
          </table:table-cell>
          <table:table-cell office:value-type="float" office:value="18866" table:style-name="ce47">
            <text:p>18,866</text:p>
          </table:table-cell>
          <table:table-cell office:value-type="float" office:value="9812" table:style-name="ce47">
            <text:p>9,812</text:p>
          </table:table-cell>
          <table:table-cell office:value-type="float" office:value="9054" table:style-name="ce47">
            <text:p>9,054</text:p>
          </table:table-cell>
          <table:table-cell office:value-type="float" office:value="9.43" table:style-name="ce13">
            <text:p>9.43</text:p>
          </table:table-cell>
          <table:table-cell office:value-type="float" office:value="17391" table:style-name="ce47">
            <text:p>17,391</text:p>
          </table:table-cell>
          <table:table-cell office:value-type="float" office:value="10414" table:style-name="ce47">
            <text:p>10,414</text:p>
          </table:table-cell>
          <table:table-cell office:value-type="float" office:value="6977" table:style-name="ce47">
            <text:p>6,977</text:p>
          </table:table-cell>
          <table:table-cell office:value-type="float" office:value="8.6999999999999993" table:style-name="ce13">
            <text:p>8.70</text:p>
          </table:table-cell>
          <table:table-cell office:value-type="float" office:value="1475" table:style-name="ce48">
            <text:p><text:s text:c="3"/>1,475</text:p>
          </table:table-cell>
          <table:table-cell office:value-type="float" office:value="0.74" table:style-name="ce12">
            <text:p>0.74</text:p>
          </table:table-cell>
          <table:table-cell office:value-type="float" office:value="12432" table:style-name="ce47">
            <text:p>12,432</text:p>
          </table:table-cell>
          <table:table-cell office:value-type="float" office:value="6.22" table:style-name="ce13">
            <text:p>6.22</text:p>
          </table:table-cell>
          <table:table-cell office:value-type="float" office:value="5061" table:style-name="ce47">
            <text:p>5,061</text:p>
          </table:table-cell>
          <table:table-cell office:value-type="float" office:value="2.5299999999999998" table:style-name="ce13">
            <text:p>2.53</text:p>
          </table:table-cell>
          <table:table-cell office:value-type="float" office:value="90909" table:style-name="ce47">
            <text:p>90,909</text:p>
          </table:table-cell>
          <table:table-cell office:value-type="float" office:value="90893" table:style-name="ce47">
            <text:p>90,893</text:p>
          </table:table-cell>
          <table:table-cell office:value-type="float" office:value="554585" table:style-name="ce46">
            <text:p>554,585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4 月</text:p>
          </table:table-cell>
          <table:covered-table-cell/>
          <table:table-cell office:value-type="float" office:value="8584702" table:style-name="ce47">
            <text:p>8,584,702</text:p>
          </table:table-cell>
          <table:table-cell office:value-type="float" office:value="23547448" table:style-name="ce47">
            <text:p>23,547,448</text:p>
          </table:table-cell>
          <table:table-cell office:value-type="float" office:value="11717633" table:style-name="ce47">
            <text:p>11,717,633</text:p>
          </table:table-cell>
          <table:table-cell office:value-type="float" office:value="11829815" table:style-name="ce47">
            <text:p>11,829,815</text:p>
          </table:table-cell>
          <table:table-cell office:value-type="float" office:value="14245" table:style-name="ce47">
            <text:p>14,245</text:p>
          </table:table-cell>
          <table:table-cell office:value-type="float" office:value="7251" table:style-name="ce47">
            <text:p>7,251</text:p>
          </table:table-cell>
          <table:table-cell office:value-type="float" office:value="6994" table:style-name="ce47">
            <text:p>6,994</text:p>
          </table:table-cell>
          <table:table-cell office:value-type="float" office:value="7.36" table:style-name="ce13">
            <text:p>7.36</text:p>
          </table:table-cell>
          <table:table-cell office:value-type="float" office:value="13110" table:style-name="ce47">
            <text:p>13,110</text:p>
          </table:table-cell>
          <table:table-cell office:value-type="float" office:value="7744" table:style-name="ce47">
            <text:p>7,744</text:p>
          </table:table-cell>
          <table:table-cell office:value-type="float" office:value="5366" table:style-name="ce47">
            <text:p>5,366</text:p>
          </table:table-cell>
          <table:table-cell office:value-type="float" office:value="6.77" table:style-name="ce13">
            <text:p>6.77</text:p>
          </table:table-cell>
          <table:table-cell office:value-type="float" office:value="1135" table:style-name="ce48">
            <text:p><text:s text:c="3"/>1,135</text:p>
          </table:table-cell>
          <table:table-cell office:value-type="float" office:value="0.59" table:style-name="ce12">
            <text:p>0.59</text:p>
          </table:table-cell>
          <table:table-cell office:value-type="float" office:value="9865" table:style-name="ce47">
            <text:p>9,865</text:p>
          </table:table-cell>
          <table:table-cell office:value-type="float" office:value="5.0999999999999996" table:style-name="ce13">
            <text:p>5.10</text:p>
          </table:table-cell>
          <table:table-cell office:value-type="float" office:value="4050" table:style-name="ce47">
            <text:p>4,050</text:p>
          </table:table-cell>
          <table:table-cell office:value-type="float" office:value="2.09" table:style-name="ce13">
            <text:p>2.09</text:p>
          </table:table-cell>
          <table:table-cell office:value-type="float" office:value="71953" table:style-name="ce47">
            <text:p>71,953</text:p>
          </table:table-cell>
          <table:table-cell office:value-type="float" office:value="71320" table:style-name="ce47">
            <text:p>71,320</text:p>
          </table:table-cell>
          <table:table-cell office:value-type="float" office:value="554925" table:style-name="ce46">
            <text:p>554,925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5 月</text:p>
          </table:table-cell>
          <table:covered-table-cell/>
          <table:table-cell office:value-type="float" office:value="8593794" table:style-name="ce47">
            <text:p>8,593,794</text:p>
          </table:table-cell>
          <table:table-cell office:value-type="float" office:value="23550077" table:style-name="ce47">
            <text:p>23,550,077</text:p>
          </table:table-cell>
          <table:table-cell office:value-type="float" office:value="11717683" table:style-name="ce47">
            <text:p>11,717,683</text:p>
          </table:table-cell>
          <table:table-cell office:value-type="float" office:value="11832394" table:style-name="ce47">
            <text:p>11,832,394</text:p>
          </table:table-cell>
          <table:table-cell office:value-type="float" office:value="15769" table:style-name="ce47">
            <text:p>15,769</text:p>
          </table:table-cell>
          <table:table-cell office:value-type="float" office:value="8149" table:style-name="ce47">
            <text:p>8,149</text:p>
          </table:table-cell>
          <table:table-cell office:value-type="float" office:value="7620" table:style-name="ce47">
            <text:p>7,620</text:p>
          </table:table-cell>
          <table:table-cell office:value-type="float" office:value="7.88" table:style-name="ce13">
            <text:p>7.88</text:p>
          </table:table-cell>
          <table:table-cell office:value-type="float" office:value="13914" table:style-name="ce47">
            <text:p>13,914</text:p>
          </table:table-cell>
          <table:table-cell office:value-type="float" office:value="8199" table:style-name="ce47">
            <text:p>8,199</text:p>
          </table:table-cell>
          <table:table-cell office:value-type="float" office:value="5715" table:style-name="ce47">
            <text:p>5,715</text:p>
          </table:table-cell>
          <table:table-cell office:value-type="float" office:value="6.96" table:style-name="ce13">
            <text:p>6.96</text:p>
          </table:table-cell>
          <table:table-cell office:value-type="float" office:value="1855" table:style-name="ce48">
            <text:p><text:s text:c="3"/>1,855</text:p>
          </table:table-cell>
          <table:table-cell office:value-type="float" office:value="0.93" table:style-name="ce12">
            <text:p>0.93</text:p>
          </table:table-cell>
          <table:table-cell office:value-type="float" office:value="15072" table:style-name="ce47">
            <text:p>15,072</text:p>
          </table:table-cell>
          <table:table-cell office:value-type="float" office:value="7.54" table:style-name="ce13">
            <text:p>7.54</text:p>
          </table:table-cell>
          <table:table-cell office:value-type="float" office:value="4564" table:style-name="ce47">
            <text:p>4,564</text:p>
          </table:table-cell>
          <table:table-cell office:value-type="float" office:value="2.2799999999999998" table:style-name="ce13">
            <text:p>2.28</text:p>
          </table:table-cell>
          <table:table-cell office:value-type="float" office:value="86667" table:style-name="ce47">
            <text:p>86,667</text:p>
          </table:table-cell>
          <table:table-cell office:value-type="float" office:value="85893" table:style-name="ce47">
            <text:p>85,893</text:p>
          </table:table-cell>
          <table:table-cell office:value-type="float" office:value="555438" table:style-name="ce46">
            <text:p>555,438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6 月</text:p>
          </table:table-cell>
          <table:covered-table-cell/>
          <table:table-cell office:value-type="float" office:value="8601551" table:style-name="ce47">
            <text:p>8,601,551</text:p>
          </table:table-cell>
          <table:table-cell office:value-type="float" office:value="23552470" table:style-name="ce47">
            <text:p>23,552,470</text:p>
          </table:table-cell>
          <table:table-cell office:value-type="float" office:value="11717632" table:style-name="ce47">
            <text:p>11,717,632</text:p>
          </table:table-cell>
          <table:table-cell office:value-type="float" office:value="11834838" table:style-name="ce47">
            <text:p>11,834,838</text:p>
          </table:table-cell>
          <table:table-cell office:value-type="float" office:value="15824" table:style-name="ce47">
            <text:p>15,824</text:p>
          </table:table-cell>
          <table:table-cell office:value-type="float" office:value="8214" table:style-name="ce47">
            <text:p>8,214</text:p>
          </table:table-cell>
          <table:table-cell office:value-type="float" office:value="7610" table:style-name="ce47">
            <text:p>7,610</text:p>
          </table:table-cell>
          <table:table-cell office:value-type="float" office:value="8.17" table:style-name="ce13">
            <text:p>8.17</text:p>
          </table:table-cell>
          <table:table-cell office:value-type="float" office:value="14453" table:style-name="ce47">
            <text:p>14,453</text:p>
          </table:table-cell>
          <table:table-cell office:value-type="float" office:value="8444" table:style-name="ce47">
            <text:p>8,444</text:p>
          </table:table-cell>
          <table:table-cell office:value-type="float" office:value="6009" table:style-name="ce47">
            <text:p>6,009</text:p>
          </table:table-cell>
          <table:table-cell office:value-type="float" office:value="7.47" table:style-name="ce13">
            <text:p>7.47</text:p>
          </table:table-cell>
          <table:table-cell office:value-type="float" office:value="1371" table:style-name="ce48">
            <text:p><text:s text:c="3"/>1,371</text:p>
          </table:table-cell>
          <table:table-cell office:value-type="float" office:value="0.71" table:style-name="ce12">
            <text:p>0.71</text:p>
          </table:table-cell>
          <table:table-cell office:value-type="float" office:value="10561" table:style-name="ce47">
            <text:p>10,561</text:p>
          </table:table-cell>
          <table:table-cell office:value-type="float" office:value="5.46" table:style-name="ce13">
            <text:p>5.46</text:p>
          </table:table-cell>
          <table:table-cell office:value-type="float" office:value="4947" table:style-name="ce47">
            <text:p>4,947</text:p>
          </table:table-cell>
          <table:table-cell office:value-type="float" office:value="2.56" table:style-name="ce13">
            <text:p>2.56</text:p>
          </table:table-cell>
          <table:table-cell office:value-type="float" office:value="84968" table:style-name="ce47">
            <text:p>84,968</text:p>
          </table:table-cell>
          <table:table-cell office:value-type="float" office:value="83946" table:style-name="ce47">
            <text:p>83,946</text:p>
          </table:table-cell>
          <table:table-cell office:value-type="float" office:value="556022" table:style-name="ce46">
            <text:p>556,022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7 月</text:p>
          </table:table-cell>
          <table:covered-table-cell/>
          <table:table-cell office:value-type="float" office:value="8609154" table:style-name="ce47">
            <text:p>8,609,154</text:p>
          </table:table-cell>
          <table:table-cell office:value-type="float" office:value="23554803" table:style-name="ce47">
            <text:p>23,554,803</text:p>
          </table:table-cell>
          <table:table-cell office:value-type="float" office:value="11717598" table:style-name="ce47">
            <text:p>11,717,598</text:p>
          </table:table-cell>
          <table:table-cell office:value-type="float" office:value="11837205" table:style-name="ce47">
            <text:p>11,837,205</text:p>
          </table:table-cell>
          <table:table-cell office:value-type="float" office:value="15303" table:style-name="ce47">
            <text:p>15,303</text:p>
          </table:table-cell>
          <table:table-cell office:value-type="float" office:value="7936" table:style-name="ce47">
            <text:p>7,936</text:p>
          </table:table-cell>
          <table:table-cell office:value-type="float" office:value="7367" table:style-name="ce47">
            <text:p>7,367</text:p>
          </table:table-cell>
          <table:table-cell office:value-type="float" office:value="7.65" table:style-name="ce13">
            <text:p>7.65</text:p>
          </table:table-cell>
          <table:table-cell office:value-type="float" office:value="14479" table:style-name="ce47">
            <text:p>14,479</text:p>
          </table:table-cell>
          <table:table-cell office:value-type="float" office:value="8397" table:style-name="ce47">
            <text:p>8,397</text:p>
          </table:table-cell>
          <table:table-cell office:value-type="float" office:value="6082" table:style-name="ce47">
            <text:p>6,082</text:p>
          </table:table-cell>
          <table:table-cell office:value-type="float" office:value="7.24" table:style-name="ce13">
            <text:p>7.24</text:p>
          </table:table-cell>
          <table:table-cell office:value-type="float" office:value="824" table:style-name="ce48">
            <text:p><text:s text:c="3"/>824</text:p>
          </table:table-cell>
          <table:table-cell office:value-type="float" office:value="0.41" table:style-name="ce12">
            <text:p>0.41</text:p>
          </table:table-cell>
          <table:table-cell office:value-type="float" office:value="8920" table:style-name="ce47">
            <text:p>8,920</text:p>
          </table:table-cell>
          <table:table-cell office:value-type="float" office:value="4.46" table:style-name="ce13">
            <text:p>4.46</text:p>
          </table:table-cell>
          <table:table-cell office:value-type="float" office:value="4641" table:style-name="ce47">
            <text:p>4,641</text:p>
          </table:table-cell>
          <table:table-cell office:value-type="float" office:value="2.3199999999999998" table:style-name="ce13">
            <text:p>2.32</text:p>
          </table:table-cell>
          <table:table-cell office:value-type="float" office:value="82460" table:style-name="ce47">
            <text:p>82,460</text:p>
          </table:table-cell>
          <table:table-cell office:value-type="float" office:value="80951" table:style-name="ce47">
            <text:p>80,951</text:p>
          </table:table-cell>
          <table:table-cell office:value-type="float" office:value="556611" table:style-name="ce46">
            <text:p>556,611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8 月</text:p>
          </table:table-cell>
          <table:covered-table-cell/>
          <table:table-cell office:value-type="float" office:value="8622546" table:style-name="ce47">
            <text:p>8,622,546</text:p>
          </table:table-cell>
          <table:table-cell office:value-type="float" office:value="23556169" table:style-name="ce47">
            <text:p>23,556,169</text:p>
          </table:table-cell>
          <table:table-cell office:value-type="float" office:value="11717047" table:style-name="ce47">
            <text:p>11,717,047</text:p>
          </table:table-cell>
          <table:table-cell office:value-type="float" office:value="11839122" table:style-name="ce47">
            <text:p>11,839,122</text:p>
          </table:table-cell>
          <table:table-cell office:value-type="float" office:value="16739" table:style-name="ce47">
            <text:p>16,739</text:p>
          </table:table-cell>
          <table:table-cell office:value-type="float" office:value="8773" table:style-name="ce47">
            <text:p>8,773</text:p>
          </table:table-cell>
          <table:table-cell office:value-type="float" office:value="7966" table:style-name="ce47">
            <text:p>7,966</text:p>
          </table:table-cell>
          <table:table-cell office:value-type="float" office:value="8.3699999999999992" table:style-name="ce13">
            <text:p>8.37</text:p>
          </table:table-cell>
          <table:table-cell office:value-type="float" office:value="15580" table:style-name="ce47">
            <text:p>15,580</text:p>
          </table:table-cell>
          <table:table-cell office:value-type="float" office:value="9226" table:style-name="ce47">
            <text:p>9,226</text:p>
          </table:table-cell>
          <table:table-cell office:value-type="float" office:value="6354" table:style-name="ce47">
            <text:p>6,354</text:p>
          </table:table-cell>
          <table:table-cell office:value-type="float" office:value="7.79" table:style-name="ce13">
            <text:p>7.79</text:p>
          </table:table-cell>
          <table:table-cell office:value-type="float" office:value="1159" table:style-name="ce48">
            <text:p><text:s text:c="3"/>1,159</text:p>
          </table:table-cell>
          <table:table-cell office:value-type="float" office:value="0.57999999999999996" table:style-name="ce12">
            <text:p>0.58</text:p>
          </table:table-cell>
          <table:table-cell office:value-type="float" office:value="8084" table:style-name="ce47">
            <text:p>8,084</text:p>
          </table:table-cell>
          <table:table-cell office:value-type="float" office:value="4.04" table:style-name="ce13">
            <text:p>4.04</text:p>
          </table:table-cell>
          <table:table-cell office:value-type="float" office:value="5141" table:style-name="ce47">
            <text:p>5,141</text:p>
          </table:table-cell>
          <table:table-cell office:value-type="float" office:value="2.57" table:style-name="ce13">
            <text:p>2.57</text:p>
          </table:table-cell>
          <table:table-cell office:value-type="float" office:value="97779" table:style-name="ce47">
            <text:p>97,779</text:p>
          </table:table-cell>
          <table:table-cell office:value-type="float" office:value="97572" table:style-name="ce47">
            <text:p>97,572</text:p>
          </table:table-cell>
          <table:table-cell office:value-type="float" office:value="557355" table:style-name="ce46">
            <text:p>557,355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9 月</text:p>
          </table:table-cell>
          <table:covered-table-cell/>
          <table:table-cell office:value-type="float" office:value="8636922" table:style-name="ce47">
            <text:p>8,636,922</text:p>
          </table:table-cell>
          <table:table-cell office:value-type="float" office:value="23557467" table:style-name="ce47">
            <text:p>23,557,467</text:p>
          </table:table-cell>
          <table:table-cell office:value-type="float" office:value="11716557" table:style-name="ce47">
            <text:p>11,716,557</text:p>
          </table:table-cell>
          <table:table-cell office:value-type="float" office:value="11840910" table:style-name="ce47">
            <text:p>11,840,910</text:p>
          </table:table-cell>
          <table:table-cell office:value-type="float" office:value="15912" table:style-name="ce47">
            <text:p>15,912</text:p>
          </table:table-cell>
          <table:table-cell office:value-type="float" office:value="8278" table:style-name="ce47">
            <text:p>8,278</text:p>
          </table:table-cell>
          <table:table-cell office:value-type="float" office:value="7634" table:style-name="ce47">
            <text:p>7,634</text:p>
          </table:table-cell>
          <table:table-cell office:value-type="float" office:value="8.2200000000000006" table:style-name="ce13">
            <text:p>8.22</text:p>
          </table:table-cell>
          <table:table-cell office:value-type="float" office:value="13436" table:style-name="ce47">
            <text:p>13,436</text:p>
          </table:table-cell>
          <table:table-cell office:value-type="float" office:value="7994" table:style-name="ce47">
            <text:p>7,994</text:p>
          </table:table-cell>
          <table:table-cell office:value-type="float" office:value="5442" table:style-name="ce47">
            <text:p>5,442</text:p>
          </table:table-cell>
          <table:table-cell office:value-type="float" office:value="6.94" table:style-name="ce13">
            <text:p>6.94</text:p>
          </table:table-cell>
          <table:table-cell office:value-type="float" office:value="2476" table:style-name="ce48">
            <text:p><text:s text:c="3"/>2,476</text:p>
          </table:table-cell>
          <table:table-cell office:value-type="float" office:value="1.28" table:style-name="ce12">
            <text:p>1.28</text:p>
          </table:table-cell>
          <table:table-cell office:value-type="float" office:value="7844" table:style-name="ce47">
            <text:p>7,844</text:p>
          </table:table-cell>
          <table:table-cell office:value-type="float" office:value="4.05" table:style-name="ce13">
            <text:p>4.05</text:p>
          </table:table-cell>
          <table:table-cell office:value-type="float" office:value="4679" table:style-name="ce47">
            <text:p>4,679</text:p>
          </table:table-cell>
          <table:table-cell office:value-type="float" office:value="2.42" table:style-name="ce13">
            <text:p>2.42</text:p>
          </table:table-cell>
          <table:table-cell office:value-type="float" office:value="84937" table:style-name="ce47">
            <text:p>84,937</text:p>
          </table:table-cell>
          <table:table-cell office:value-type="float" office:value="86115" table:style-name="ce47">
            <text:p>86,115</text:p>
          </table:table-cell>
          <table:table-cell office:value-type="float" office:value="557920" table:style-name="ce46">
            <text:p>557,920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10 月</text:p>
          </table:table-cell>
          <table:covered-table-cell/>
          <table:table-cell office:value-type="float" office:value="8638730" table:style-name="ce47">
            <text:p>8,638,730</text:p>
          </table:table-cell>
          <table:table-cell office:value-type="float" office:value="23562318" table:style-name="ce47">
            <text:p>23,562,318</text:p>
          </table:table-cell>
          <table:table-cell office:value-type="float" office:value="11717615" table:style-name="ce47">
            <text:p>11,717,615</text:p>
          </table:table-cell>
          <table:table-cell office:value-type="float" office:value="11844703" table:style-name="ce47">
            <text:p>11,844,703</text:p>
          </table:table-cell>
          <table:table-cell office:value-type="float" office:value="17036" table:style-name="ce47">
            <text:p>17,036</text:p>
          </table:table-cell>
          <table:table-cell office:value-type="float" office:value="8793" table:style-name="ce47">
            <text:p>8,793</text:p>
          </table:table-cell>
          <table:table-cell office:value-type="float" office:value="8243" table:style-name="ce47">
            <text:p>8,243</text:p>
          </table:table-cell>
          <table:table-cell office:value-type="float" office:value="8.51" table:style-name="ce13">
            <text:p>8.51</text:p>
          </table:table-cell>
          <table:table-cell office:value-type="float" office:value="13710" table:style-name="ce47">
            <text:p>13,710</text:p>
          </table:table-cell>
          <table:table-cell office:value-type="float" office:value="8204" table:style-name="ce47">
            <text:p>8,204</text:p>
          </table:table-cell>
          <table:table-cell office:value-type="float" office:value="5506" table:style-name="ce47">
            <text:p>5,506</text:p>
          </table:table-cell>
          <table:table-cell office:value-type="float" office:value="6.85" table:style-name="ce13">
            <text:p>6.85</text:p>
          </table:table-cell>
          <table:table-cell office:value-type="float" office:value="3326" table:style-name="ce48">
            <text:p><text:s text:c="3"/>3,326</text:p>
          </table:table-cell>
          <table:table-cell office:value-type="float" office:value="1.66" table:style-name="ce12">
            <text:p>1.66</text:p>
          </table:table-cell>
          <table:table-cell office:value-type="float" office:value="13236" table:style-name="ce47">
            <text:p>13,236</text:p>
          </table:table-cell>
          <table:table-cell office:value-type="float" office:value="6.61" table:style-name="ce13">
            <text:p>6.61</text:p>
          </table:table-cell>
          <table:table-cell office:value-type="float" office:value="4519" table:style-name="ce47">
            <text:p>4,519</text:p>
          </table:table-cell>
          <table:table-cell office:value-type="float" office:value="2.2599999999999998" table:style-name="ce13">
            <text:p>2.26</text:p>
          </table:table-cell>
          <table:table-cell office:value-type="float" office:value="64947" table:style-name="ce47">
            <text:p>64,947</text:p>
          </table:table-cell>
          <table:table-cell office:value-type="float" office:value="63422" table:style-name="ce47">
            <text:p>63,422</text:p>
          </table:table-cell>
          <table:table-cell office:value-type="float" office:value="558494" table:style-name="ce46">
            <text:p>558,494</text:p>
          </table:table-cell>
          <table:table-cell table:number-columns-repeated="16361" table:style-name="ce45"/>
        </table:table-row>
        <table:table-row table:style-name="ro10">
          <table:table-cell office:value-type="string" table:number-columns-spanned="2" table:number-rows-spanned="1" table:style-name="ce247">
            <text:p>11 月</text:p>
          </table:table-cell>
          <table:covered-table-cell/>
          <table:table-cell office:value-type="float" office:value="8643820" table:style-name="ce47">
            <text:p>8,643,820</text:p>
          </table:table-cell>
          <table:table-cell office:value-type="float" office:value="23566853" table:style-name="ce47">
            <text:p>23,566,853</text:p>
          </table:table-cell>
          <table:table-cell office:value-type="float" office:value="11718525" table:style-name="ce47">
            <text:p>11,718,525</text:p>
          </table:table-cell>
          <table:table-cell office:value-type="float" office:value="11848328" table:style-name="ce47">
            <text:p>11,848,328</text:p>
          </table:table-cell>
          <table:table-cell office:value-type="float" office:value="17212" table:style-name="ce47">
            <text:p>17,212</text:p>
          </table:table-cell>
          <table:table-cell office:value-type="float" office:value="8967" table:style-name="ce47">
            <text:p>8,967</text:p>
          </table:table-cell>
          <table:table-cell office:value-type="float" office:value="8245" table:style-name="ce47">
            <text:p>8,245</text:p>
          </table:table-cell>
          <table:table-cell office:value-type="float" office:value="8.89" table:style-name="ce13">
            <text:p>8.89</text:p>
          </table:table-cell>
          <table:table-cell office:value-type="float" office:value="13632" table:style-name="ce47">
            <text:p>13,632</text:p>
          </table:table-cell>
          <table:table-cell office:value-type="float" office:value="8196" table:style-name="ce47">
            <text:p>8,196</text:p>
          </table:table-cell>
          <table:table-cell office:value-type="float" office:value="5436" table:style-name="ce47">
            <text:p>5,436</text:p>
          </table:table-cell>
          <table:table-cell office:value-type="float" office:value="7.04" table:style-name="ce13">
            <text:p>7.04</text:p>
          </table:table-cell>
          <table:table-cell office:value-type="float" office:value="3580" table:style-name="ce48">
            <text:p><text:s text:c="3"/>3,580</text:p>
          </table:table-cell>
          <table:table-cell office:value-type="float" office:value="1.85" table:style-name="ce12">
            <text:p>1.85</text:p>
          </table:table-cell>
          <table:table-cell office:value-type="float" office:value="11980" table:style-name="ce47">
            <text:p>11,980</text:p>
          </table:table-cell>
          <table:table-cell office:value-type="float" office:value="6.19" table:style-name="ce13">
            <text:p>6.19</text:p>
          </table:table-cell>
          <table:table-cell office:value-type="float" office:value="4631" table:style-name="ce47">
            <text:p>4,631</text:p>
          </table:table-cell>
          <table:table-cell office:value-type="float" office:value="2.39" table:style-name="ce13">
            <text:p>2.39</text:p>
          </table:table-cell>
          <table:table-cell office:value-type="float" office:value="70234" table:style-name="ce47">
            <text:p>70,234</text:p>
          </table:table-cell>
          <table:table-cell office:value-type="float" office:value="69279" table:style-name="ce47">
            <text:p>69,279</text:p>
          </table:table-cell>
          <table:table-cell office:value-type="float" office:value="559036" table:style-name="ce46">
            <text:p>559,036</text:p>
          </table:table-cell>
          <table:table-cell table:number-columns-repeated="16361" table:style-name="ce45"/>
        </table:table-row>
        <table:table-row table:style-name="ro11">
          <table:table-cell office:value-type="string" table:number-columns-spanned="2" table:number-rows-spanned="1" table:style-name="ce248">
            <text:p>12 月</text:p>
          </table:table-cell>
          <table:covered-table-cell/>
          <table:table-cell office:value-type="float" office:value="8649000" table:style-name="ce41">
            <text:p>8,649,000</text:p>
          </table:table-cell>
          <table:table-cell office:value-type="float" office:value="23571227" table:style-name="ce41">
            <text:p>23,571,227</text:p>
          </table:table-cell>
          <table:table-cell office:value-type="float" office:value="11719580" table:style-name="ce41">
            <text:p>11,719,580</text:p>
          </table:table-cell>
          <table:table-cell office:value-type="float" office:value="11851647" table:style-name="ce41">
            <text:p>11,851,647</text:p>
          </table:table-cell>
          <table:table-cell office:value-type="float" office:value="16566" table:style-name="ce41">
            <text:p>16,566</text:p>
          </table:table-cell>
          <table:table-cell office:value-type="float" office:value="8643" table:style-name="ce41">
            <text:p>8,643</text:p>
          </table:table-cell>
          <table:table-cell office:value-type="float" office:value="7923" table:style-name="ce41">
            <text:p>7,923</text:p>
          </table:table-cell>
          <table:table-cell office:value-type="float" office:value="8.2799999999999994" table:style-name="ce42">
            <text:p>8.28</text:p>
          </table:table-cell>
          <table:table-cell office:value-type="float" office:value="13837" table:style-name="ce41">
            <text:p>13,837</text:p>
          </table:table-cell>
          <table:table-cell office:value-type="float" office:value="8167" table:style-name="ce41">
            <text:p>8,167</text:p>
          </table:table-cell>
          <table:table-cell office:value-type="float" office:value="5670" table:style-name="ce41">
            <text:p>5,670</text:p>
          </table:table-cell>
          <table:table-cell office:value-type="float" office:value="6.91" table:style-name="ce42">
            <text:p>6.91</text:p>
          </table:table-cell>
          <table:table-cell office:value-type="float" office:value="2729" table:style-name="ce44">
            <text:p><text:s text:c="3"/>2,729</text:p>
          </table:table-cell>
          <table:table-cell office:value-type="float" office:value="1.36" table:style-name="ce43">
            <text:p>1.36</text:p>
          </table:table-cell>
          <table:table-cell office:value-type="float" office:value="16016" table:style-name="ce41">
            <text:p>16,016</text:p>
          </table:table-cell>
          <table:table-cell office:value-type="float" office:value="8" table:style-name="ce42">
            <text:p>8.00</text:p>
          </table:table-cell>
          <table:table-cell office:value-type="float" office:value="4442" table:style-name="ce41">
            <text:p>4,442</text:p>
          </table:table-cell>
          <table:table-cell office:value-type="float" office:value="2.2200000000000002" table:style-name="ce42">
            <text:p>2.22</text:p>
          </table:table-cell>
          <table:table-cell office:value-type="float" office:value="73959" table:style-name="ce41">
            <text:p>73,959</text:p>
          </table:table-cell>
          <table:table-cell office:value-type="float" office:value="72314" table:style-name="ce41">
            <text:p>72,314</text:p>
          </table:table-cell>
          <table:table-cell office:value-type="float" office:value="559426" table:style-name="ce40">
            <text:p>559,426</text:p>
          </table:table-cell>
          <table:table-cell table:number-columns-repeated="16361" table:style-name="ce39"/>
        </table:table-row>
        <table:table-row table:style-name="ro12">
          <table:table-cell office:value-type="string" table:number-columns-spanned="2" table:number-rows-spanned="1" table:style-name="ce251">
            <text:p>107年</text:p>
          </table:table-cell>
          <table:covered-table-cell/>
          <table:table-cell table:number-columns-repeated="7" table:style-name="ce47"/>
          <table:table-cell table:style-name="ce13"/>
          <table:table-cell table:number-columns-repeated="3" table:style-name="ce47"/>
          <table:table-cell table:style-name="ce13"/>
          <table:table-cell table:style-name="ce48"/>
          <table:table-cell table:style-name="ce12"/>
          <table:table-cell table:style-name="ce47"/>
          <table:table-cell table:style-name="ce13"/>
          <table:table-cell table:style-name="ce47"/>
          <table:table-cell table:style-name="ce13"/>
          <table:table-cell table:number-columns-repeated="2" table:style-name="ce47"/>
          <table:table-cell table:style-name="ce46"/>
          <table:table-cell table:number-columns-repeated="16361" table:style-name="ce45"/>
        </table:table-row>
        <table:table-row table:style-name="ro13">
          <table:table-cell office:value-type="string" table:number-columns-spanned="2" table:number-rows-spanned="1" table:style-name="ce248">
            <text:p>1 月</text:p>
          </table:table-cell>
          <table:covered-table-cell/>
          <table:table-cell office:value-type="float" office:value="8654346" table:style-name="ce41">
            <text:p>8,654,346</text:p>
          </table:table-cell>
          <table:table-cell office:value-type="float" office:value="23572049" table:style-name="ce41">
            <text:p>23,572,049</text:p>
          </table:table-cell>
          <table:table-cell office:value-type="float" office:value="11718630" table:style-name="ce41">
            <text:p>11,718,630</text:p>
          </table:table-cell>
          <table:table-cell office:value-type="float" office:value="11853419" table:style-name="ce41">
            <text:p>11,853,419</text:p>
          </table:table-cell>
          <table:table-cell office:value-type="float" office:value="17116" table:style-name="ce41">
            <text:p>17,116</text:p>
          </table:table-cell>
          <table:table-cell office:value-type="float" office:value="8819" table:style-name="ce41">
            <text:p>8,819</text:p>
          </table:table-cell>
          <table:table-cell office:value-type="float" office:value="8297" table:style-name="ce41">
            <text:p>8,297</text:p>
          </table:table-cell>
          <table:table-cell office:value-type="float" office:value="8.5500000000000007" table:style-name="ce42">
            <text:p>8.55</text:p>
          </table:table-cell>
          <table:table-cell office:value-type="float" office:value="16761" table:style-name="ce41">
            <text:p>16,761</text:p>
          </table:table-cell>
          <table:table-cell office:value-type="float" office:value="9814" table:style-name="ce41">
            <text:p>9,814</text:p>
          </table:table-cell>
          <table:table-cell office:value-type="float" office:value="6947" table:style-name="ce41">
            <text:p>6,947</text:p>
          </table:table-cell>
          <table:table-cell office:value-type="float" office:value="8.3699999999999992" table:style-name="ce42">
            <text:p>8.37</text:p>
          </table:table-cell>
          <table:table-cell office:value-type="float" office:value="355" table:style-name="ce44">
            <text:p><text:s text:c="3"/>355</text:p>
          </table:table-cell>
          <table:table-cell office:value-type="float" office:value="0.18" table:style-name="ce43">
            <text:p>0.18</text:p>
          </table:table-cell>
          <table:table-cell office:value-type="float" office:value="14314" table:style-name="ce41">
            <text:p>14,314</text:p>
          </table:table-cell>
          <table:table-cell office:value-type="float" office:value="7.15" table:style-name="ce42">
            <text:p>7.15</text:p>
          </table:table-cell>
          <table:table-cell office:value-type="float" office:value="4384" table:style-name="ce41">
            <text:p>4,384</text:p>
          </table:table-cell>
          <table:table-cell office:value-type="float" office:value="2.19" table:style-name="ce42">
            <text:p>2.19</text:p>
          </table:table-cell>
          <table:table-cell office:value-type="float" office:value="78846" table:style-name="ce41">
            <text:p>78,846</text:p>
          </table:table-cell>
          <table:table-cell office:value-type="float" office:value="78379" table:style-name="ce41">
            <text:p>78,379</text:p>
          </table:table-cell>
          <table:table-cell office:value-type="float" office:value="559918" table:style-name="ce40">
            <text:p>559,918</text:p>
          </table:table-cell>
          <table:table-cell table:number-columns-repeated="16361" table:style-name="ce39"/>
        </table:table-row>
        <table:table-row table:style-name="ro14">
          <table:table-cell table:style-name="ce38"/>
          <table:table-cell table:style-name="ce37"/>
          <table:table-cell table:style-name="ce36"/>
          <table:table-cell table:number-columns-repeated="6" table:style-name="ce34"/>
          <table:table-cell table:style-name="ce33"/>
          <table:table-cell table:number-columns-repeated="3" table:style-name="ce34"/>
          <table:table-cell table:style-name="ce33"/>
          <table:table-cell table:style-name="ce35"/>
          <table:table-cell table:style-name="ce33"/>
          <table:table-cell table:style-name="ce34"/>
          <table:table-cell table:style-name="ce33"/>
          <table:table-cell table:style-name="ce34"/>
          <table:table-cell table:number-columns-repeated="2" table:style-name="ce33"/>
          <table:table-cell table:style-name="ce32"/>
          <table:table-cell table:style-name="ce31"/>
          <table:table-cell table:number-columns-repeated="16361" table:style-name="ce10"/>
        </table:table-row>
        <table:table-row table:style-name="ro15">
          <table:table-cell office:value-type="string" table:number-columns-spanned="2" table:number-rows-spanned="1" table:style-name="ce250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4" table:style-name="ce28">
            <text:p>1.04</text:p>
          </table:table-cell>
          <table:table-cell office:value-type="float" office:value="0.12" table:style-name="ce28">
            <text:p>0.12</text:p>
          </table:table-cell>
          <table:table-cell office:value-type="float" office:value="-0.01" table:style-name="ce29">
            <text:p>－ <text:s/>0.01</text:p>
          </table:table-cell>
          <table:table-cell office:value-type="float" office:value="0.25" table:style-name="ce28">
            <text:p>0.25</text:p>
          </table:table-cell>
          <table:table-cell office:value-type="float" office:value="14.9" table:style-name="ce28">
            <text:p>14.90</text:p>
          </table:table-cell>
          <table:table-cell office:value-type="float" office:value="15.22" table:style-name="ce28">
            <text:p>15.22</text:p>
          </table:table-cell>
          <table:table-cell office:value-type="float" office:value="14.57" table:style-name="ce28">
            <text:p>14.57</text:p>
          </table:table-cell>
          <table:table-cell office:value-type="float" office:value="1.1000000000000005" table:style-name="ce29">
            <text:p>1.10</text:p>
          </table:table-cell>
          <table:table-cell office:value-type="float" office:value="30.59" table:style-name="ce28">
            <text:p>30.59</text:p>
          </table:table-cell>
          <table:table-cell office:value-type="float" office:value="27.39" table:style-name="ce28">
            <text:p>27.39</text:p>
          </table:table-cell>
          <table:table-cell office:value-type="float" office:value="35.39" table:style-name="ce28">
            <text:p>35.39</text:p>
          </table:table-cell>
          <table:table-cell office:value-type="float" office:value="1.9499999999999993" table:style-name="ce29">
            <text:p>1.95</text:p>
          </table:table-cell>
          <table:table-cell office:value-type="float" office:value="-82.78" table:style-name="ce30">
            <text:p>－ 82.78</text:p>
          </table:table-cell>
          <table:table-cell office:value-type="float" office:value="-0.85000000000000009" table:style-name="ce29">
            <text:p>－ <text:s/>0.85</text:p>
          </table:table-cell>
          <table:table-cell office:value-type="float" office:value="-0.38" table:style-name="ce29">
            <text:p>－ <text:s/>0.38</text:p>
          </table:table-cell>
          <table:table-cell office:value-type="float" office:value="-4.0000000000000036E-2" table:style-name="ce29">
            <text:p>－ <text:s/>0.04</text:p>
          </table:table-cell>
          <table:table-cell office:value-type="float" office:value="16.22" table:style-name="ce28">
            <text:p>16.22</text:p>
          </table:table-cell>
          <table:table-cell office:value-type="float" office:value="0.30000000000000004" table:style-name="ce29">
            <text:p>0.30</text:p>
          </table:table-cell>
          <table:table-cell office:value-type="float" office:value="21.85" table:style-name="ce28">
            <text:p>21.85</text:p>
          </table:table-cell>
          <table:table-cell office:value-type="float" office:value="23.94" table:style-name="ce28">
            <text:p>23.94</text:p>
          </table:table-cell>
          <table:table-cell office:value-type="float" office:value="1.1399999999999999" table:style-name="ce27">
            <text:p>1.14</text:p>
          </table:table-cell>
          <table:table-cell table:number-columns-repeated="16361" table:style-name="ce10"/>
        </table:table-row>
        <table:table-row table:style-name="ro16">
          <table:table-cell office:value-type="string" table:number-columns-spanned="2" table:number-rows-spanned="1" table:style-name="ce249">
            <text:p>較 <text:s text:c="3"/>上 <text:s text:c="3"/>月</text:p>
            <text:p>増減 (%)<text:s/><text:span text:style-name="T3">△</text:span></text:p>
          </table:table-cell>
          <table:covered-table-cell/>
          <table:table-cell office:value-type="float" office:value="0.06" table:style-name="ce23">
            <text:p>0.06</text:p>
          </table:table-cell>
          <table:table-cell office:value-type="string" table:style-name="ce26">
            <text:p><text:s text:c="2"/>0.00</text:p>
          </table:table-cell>
          <table:table-cell office:value-type="float" office:value="-0.01" table:style-name="ce24">
            <text:p>－ <text:s/>0.01</text:p>
          </table:table-cell>
          <table:table-cell office:value-type="float" office:value="0.01" table:style-name="ce23">
            <text:p>0.01</text:p>
          </table:table-cell>
          <table:table-cell office:value-type="float" office:value="3.32" table:style-name="ce23">
            <text:p>3.32</text:p>
          </table:table-cell>
          <table:table-cell office:value-type="float" office:value="2.04" table:style-name="ce23">
            <text:p>2.04</text:p>
          </table:table-cell>
          <table:table-cell office:value-type="float" office:value="4.72" table:style-name="ce23">
            <text:p>4.72</text:p>
          </table:table-cell>
          <table:table-cell office:value-type="float" office:value="0.27000000000000135" table:style-name="ce24">
            <text:p>0.27</text:p>
          </table:table-cell>
          <table:table-cell office:value-type="float" office:value="21.13" table:style-name="ce23">
            <text:p>21.13</text:p>
          </table:table-cell>
          <table:table-cell office:value-type="float" office:value="20.170000000000002" table:style-name="ce23">
            <text:p>20.17</text:p>
          </table:table-cell>
          <table:table-cell office:value-type="float" office:value="22.52" table:style-name="ce23">
            <text:p>22.52</text:p>
          </table:table-cell>
          <table:table-cell office:value-type="float" office:value="1.4599999999999991" table:style-name="ce24">
            <text:p>1.46</text:p>
          </table:table-cell>
          <table:table-cell office:value-type="float" office:value="-86.99" table:style-name="ce25">
            <text:p>－ 86.99</text:p>
          </table:table-cell>
          <table:table-cell office:value-type="float" office:value="-1.1800000000000002" table:style-name="ce24">
            <text:p>－ <text:s/>1.18</text:p>
          </table:table-cell>
          <table:table-cell office:value-type="float" office:value="-10.63" table:style-name="ce25">
            <text:p>－ 10.63</text:p>
          </table:table-cell>
          <table:table-cell office:value-type="float" office:value="-0.84999999999999964" table:style-name="ce24">
            <text:p>－ <text:s/>0.85</text:p>
          </table:table-cell>
          <table:table-cell office:value-type="float" office:value="-1.31" table:style-name="ce24">
            <text:p>－ <text:s/>1.31</text:p>
          </table:table-cell>
          <table:table-cell office:value-type="float" office:value="-3.0000000000000249E-2" table:style-name="ce24">
            <text:p>－ <text:s/>0.03</text:p>
          </table:table-cell>
          <table:table-cell office:value-type="float" office:value="6.61" table:style-name="ce23">
            <text:p>6.61</text:p>
          </table:table-cell>
          <table:table-cell office:value-type="float" office:value="8.39" table:style-name="ce23">
            <text:p>8.39</text:p>
          </table:table-cell>
          <table:table-cell office:value-type="float" office:value="0.09" table:style-name="ce22">
            <text:p>0.09</text:p>
          </table:table-cell>
          <table:table-cell table:number-columns-repeated="16361" table:style-name="ce10"/>
        </table:table-row>
        <table:table-row table:style-name="ro17" table:visibility="collapse">
          <table:table-cell office:value-type="string" table:number-columns-spanned="1" table:number-rows-spanned="2" table:style-name="ce212">
            <text:p>本年1~12月較上年1~12月増減</text:p>
          </table:table-cell>
          <table:table-cell office:value-type="string" table:style-name="ce21">
            <text:p>實數</text:p>
          </table:table-cell>
          <table:table-cell office:value-type="float" office:value="0" table:formula="of:=#REF!" table:style-name="ce20">
            <text:p>#REF!</text:p>
          </table:table-cell>
          <table:table-cell office:value-type="float" office:value="0" table:formula="of:=#REF!" table:style-name="ce20">
            <text:p>#REF!</text:p>
          </table:table-cell>
          <table:table-cell office:value-type="float" office:value="0" table:formula="of:=#REF!" table:style-name="ce17">
            <text:p>#REF!</text:p>
          </table:table-cell>
          <table:table-cell office:value-type="float" office:value="0" table:formula="of:=#REF!" table:style-name="ce20">
            <text:p>#REF!</text:p>
          </table:table-cell>
          <table:table-cell office:value-type="float" office:value="178948" table:style-name="ce17">
            <text:p>178,948</text:p>
          </table:table-cell>
          <table:table-cell office:value-type="float" office:value="92823" table:style-name="ce17">
            <text:p>92,823</text:p>
          </table:table-cell>
          <table:table-cell office:value-type="float" office:value="86125" table:style-name="ce17">
            <text:p>86,125</text:p>
          </table:table-cell>
          <table:table-cell office:value-type="string" table:style-name="ce18">
            <text:p>…</text:p>
          </table:table-cell>
          <table:table-cell office:value-type="float" office:value="158407" table:style-name="ce17">
            <text:p>158,407</text:p>
          </table:table-cell>
          <table:table-cell office:value-type="float" office:value="93851" table:style-name="ce17">
            <text:p>93,851</text:p>
          </table:table-cell>
          <table:table-cell office:value-type="float" office:value="64556" table:style-name="ce17">
            <text:p>64,556</text:p>
          </table:table-cell>
          <table:table-cell office:value-type="string" table:style-name="ce18">
            <text:p>…</text:p>
          </table:table-cell>
          <table:table-cell office:value-type="float" office:value="20541" table:style-name="ce17">
            <text:p>20,541</text:p>
          </table:table-cell>
          <table:table-cell office:value-type="string" table:style-name="ce18">
            <text:p>…</text:p>
          </table:table-cell>
          <table:table-cell office:value-type="float" office:value="123666" table:style-name="ce17">
            <text:p>123,666</text:p>
          </table:table-cell>
          <table:table-cell office:value-type="string" table:style-name="ce18">
            <text:p>…</text:p>
          </table:table-cell>
          <table:table-cell office:value-type="float" office:value="50640" table:style-name="ce19">
            <text:p>50,640</text:p>
          </table:table-cell>
          <table:table-cell office:value-type="string" table:style-name="ce18">
            <text:p>…</text:p>
          </table:table-cell>
          <table:table-cell office:value-type="float" office:value="883341" table:style-name="ce17">
            <text:p>883,341</text:p>
          </table:table-cell>
          <table:table-cell office:value-type="float" office:value="876001" table:style-name="ce17">
            <text:p>876,001</text:p>
          </table:table-cell>
          <table:table-cell office:value-type="float" office:value="5818" table:style-name="ce16">
            <text:p>5,818</text:p>
          </table:table-cell>
          <table:table-cell table:number-columns-repeated="16361" table:style-name="ce10"/>
        </table:table-row>
        <table:table-row table:style-name="ro17" table:visibility="collapse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0" table:formula="of:=#REF!" table:style-name="ce13"/>
          <table:table-cell office:value-type="float" office:value="0" table:formula="of:=#REF!" table:style-name="ce13"/>
          <table:table-cell office:value-type="string" table:style-name="ce14">
            <text:p><text:s text:c="2"/>0.00</text:p>
          </table:table-cell>
          <table:table-cell office:value-type="float" office:value="0" table:formula="of:=#REF!" table:style-name="ce13"/>
          <table:table-cell office:value-type="float" office:value="1201.3157894736842" table:style-name="ce12">
            <text:p>1,201.32</text:p>
          </table:table-cell>
          <table:table-cell office:value-type="float" office:value="1212.7384374183434" table:style-name="ce12">
            <text:p>1,212.74</text:p>
          </table:table-cell>
          <table:table-cell office:value-type="float" office:value="1189.2433029549848" table:style-name="ce12">
            <text:p>1,189.24</text:p>
          </table:table-cell>
          <table:table-cell office:value-type="float" office:value="0.78000000000000025" table:style-name="ce12">
            <text:p>0.78</text:p>
          </table:table-cell>
          <table:table-cell office:value-type="float" office:value="1234.1799766264123" table:style-name="ce12">
            <text:p>1,234.18</text:p>
          </table:table-cell>
          <table:table-cell office:value-type="float" office:value="1218.211318795431" table:style-name="ce12">
            <text:p>1,218.21</text:p>
          </table:table-cell>
          <table:table-cell office:value-type="float" office:value="1258.1563048138764" table:style-name="ce12">
            <text:p>1,258.16</text:p>
          </table:table-cell>
          <table:table-cell office:value-type="float" office:value="0.84999999999999964" table:style-name="ce12">
            <text:p>0.85</text:p>
          </table:table-cell>
          <table:table-cell office:value-type="float" office:value="996.65211062590981" table:style-name="ce12">
            <text:p>996.65</text:p>
          </table:table-cell>
          <table:table-cell office:value-type="float" office:value="-7.0000000000000062E-2" table:style-name="ce12">
            <text:p>－ <text:s/>0.07</text:p>
          </table:table-cell>
          <table:table-cell office:value-type="float" office:value="860.70434298440978" table:style-name="ce12">
            <text:p>860.70</text:p>
          </table:table-cell>
          <table:table-cell office:value-type="float" office:value="-1.33" table:style-name="ce12">
            <text:p>－ <text:s/>1.33</text:p>
          </table:table-cell>
          <table:table-cell office:value-type="float" office:value="1342.5238600212087" table:style-name="ce12">
            <text:p>1,342.52</text:p>
          </table:table-cell>
          <table:table-cell office:value-type="float" office:value="0.42000000000000015" table:style-name="ce12">
            <text:p>0.42</text:p>
          </table:table-cell>
          <table:table-cell office:value-type="float" office:value="1365.1186870247884" table:style-name="ce12">
            <text:p>1,365.12</text:p>
          </table:table-cell>
          <table:table-cell office:value-type="float" office:value="1385.222726482076" table:style-name="ce12">
            <text:p>1,385.22</text:p>
          </table:table-cell>
          <table:table-cell office:value-type="float" office:value="1.0509241195936474" table:style-name="ce11">
            <text:p>1.05</text:p>
          </table:table-cell>
          <table:table-cell table:number-columns-repeated="16361" table:style-name="ce10"/>
        </table:table-row>
        <table:table-row table:style-name="ro9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2 月 5 日 編製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6" table:style-name="ro1">
          <table:table-cell table:number-columns-repeated="16384"/>
        </table:table-row>
        <table:named-expressions>
          <table:named-range table:name="Print_Area" table:cell-range-address="年月別.$A$2:年月別.$W$46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178"/>
        <table:table-column table:style-name="co15" table:number-columns-repeated="16362" table:default-cell-style-name="ce2"/>
        <table:table-row table:style-name="ro18">
          <table:table-cell table:number-columns-repeated="17" table:style-name="ce2"/>
          <table:table-cell table:style-name="ce139"/>
          <table:table-cell table:number-columns-repeated="3" table:style-name="ce2"/>
          <table:table-cell table:style-name="ce178"/>
          <table:table-cell table:number-columns-repeated="16362" table:style-name="ce2"/>
        </table:table-row>
        <table:table-row table:style-name="ro19">
          <table:table-cell office:value-type="string" table:style-name="ce137">
            <text:p>民 國 107 年 1 月 戶 口 統 計 速 報 表 (續)</text:p>
          </table:table-cell>
          <table:table-cell table:number-columns-repeated="14" table:style-name="ce137"/>
          <table:table-cell table:style-name="ce138"/>
          <table:table-cell table:style-name="ce137"/>
          <table:table-cell table:style-name="ce135"/>
          <table:table-cell table:style-name="ce137"/>
          <table:table-cell table:number-columns-repeated="2" table:style-name="ce136"/>
          <table:table-cell table:style-name="ce179"/>
          <table:table-cell table:number-columns-repeated="16362" table:style-name="ce2"/>
        </table:table-row>
        <table:table-row table:style-name="ro20">
          <table:table-cell table:style-name="ce134"/>
          <table:table-cell table:style-name="ce133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　 <text:s text:c="2"/>　　生</text:p>
          </table:table-cell>
          <table:table-cell table:number-columns-repeated="3" table:style-name="ce76"/>
          <table:table-cell office:value-type="string" table:style-name="ce77">
            <text:p>死 <text:s text:c="4"/>　　亡</text:p>
          </table:table-cell>
          <table:table-cell table:number-columns-repeated="3" table:style-name="ce76"/>
          <table:table-cell office:value-type="string" table:number-columns-spanned="2" table:number-rows-spanned="1" table:style-name="ce257">
            <text:p>自 然 增 加</text:p>
          </table:table-cell>
          <table:covered-table-cell/>
          <table:table-cell office:value-type="string" table:number-columns-spanned="2" table:number-rows-spanned="1" table:style-name="ce257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7">
            <text:p>離 <text:s text:c="3"/>　婚</text:p>
          </table:table-cell>
          <table:covered-table-cell/>
          <table:table-cell office:value-type="string" table:number-columns-spanned="1" table:number-rows-spanned="4" table:style-name="ce253">
            <text:p>遷入</text:p>
            <text:p>人數</text:p>
          </table:table-cell>
          <table:table-cell office:value-type="string" table:number-columns-spanned="1" table:number-rows-spanned="4" table:style-name="ce253">
            <text:p>遷出</text:p>
            <text:p>人數</text:p>
          </table:table-cell>
          <table:table-cell office:value-type="string" table:number-columns-spanned="1" table:number-rows-spanned="4" table:style-name="ce256">
            <text:p>原住民</text:p>
            <text:p>人口數</text:p>
          </table:table-cell>
          <table:table-cell table:style-name="ce127"/>
          <table:table-cell table:number-columns-repeated="16361"/>
        </table:table-row>
        <table:table-row table:style-name="ro7">
          <table:table-cell office:value-type="string" table:number-columns-spanned="1" table:number-rows-spanned="2" table:style-name="ce220">
            <text:p>區 域 別</text:p>
          </table:table-cell>
          <table:table-cell office:value-type="string" table:number-columns-spanned="1" table:number-rows-spanned="2" table:style-name="ce194">
            <text:p>戶　數</text:p>
          </table:table-cell>
          <table:table-cell table:number-columns-repeated="3" table:style-name="ce132"/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128">
            <text:p>折合年</text:p>
          </table:table-cell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9">
            <text:p>折合年自</text:p>
          </table:table-cell>
          <table:table-cell table:style-name="ce131"/>
          <table:table-cell office:value-type="string" table:style-name="ce130">
            <text:p>折合年</text:p>
          </table:table-cell>
          <table:table-cell table:style-name="ce129"/>
          <table:table-cell office:value-type="string" table:style-name="ce128">
            <text:p>折合年</text:p>
          </table:table-cell>
          <table:covered-table-cell/>
          <table:covered-table-cell/>
          <table:covered-table-cell/>
          <table:table-cell table:style-name="ce127"/>
          <table:table-cell table:number-columns-repeated="16361"/>
        </table:table-row>
        <table:table-row table:style-name="ro7"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126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style-name="ce125"/>
          <table:table-cell table:number-columns-repeated="16361"/>
        </table:table-row>
        <table:table-row table:style-name="ro7">
          <table:table-cell table:style-name="ce124"/>
          <table:table-cell table:style-name="ce123"/>
          <table:table-cell table:style-name="ce122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121"/>
          <table:table-cell table:number-columns-repeated="16361"/>
        </table:table-row>
        <table:table-row table:style-name="ro21">
          <table:table-cell office:value-type="string" table:style-name="ce106">
            <text:p>總 <text:s text:c="7"/>計</text:p>
          </table:table-cell>
          <table:table-cell office:value-type="float" office:value="8654346" table:style-name="ce50">
            <text:p>8,654,346</text:p>
          </table:table-cell>
          <table:table-cell office:value-type="float" office:value="23572049" table:style-name="ce50">
            <text:p>23,572,049</text:p>
          </table:table-cell>
          <table:table-cell office:value-type="float" office:value="11718630" table:style-name="ce50">
            <text:p>11,718,630</text:p>
          </table:table-cell>
          <table:table-cell office:value-type="float" office:value="11853419" table:style-name="ce50">
            <text:p>11,853,419</text:p>
          </table:table-cell>
          <table:table-cell office:value-type="float" office:value="17116" table:style-name="ce50">
            <text:p>17,116</text:p>
          </table:table-cell>
          <table:table-cell office:value-type="float" office:value="8819" table:style-name="ce50">
            <text:p>8,819</text:p>
          </table:table-cell>
          <table:table-cell office:value-type="float" office:value="8297" table:style-name="ce50">
            <text:p>8,297</text:p>
          </table:table-cell>
          <table:table-cell office:value-type="float" office:value="8.5500000000000007" table:style-name="ce102">
            <text:p><text:s text:c="3"/>8.55</text:p>
          </table:table-cell>
          <table:table-cell office:value-type="float" office:value="16761" table:style-name="ce50">
            <text:p>16,761</text:p>
          </table:table-cell>
          <table:table-cell office:value-type="float" office:value="9814" table:style-name="ce50">
            <text:p>9,814</text:p>
          </table:table-cell>
          <table:table-cell office:value-type="float" office:value="6947" table:style-name="ce50">
            <text:p>6,947</text:p>
          </table:table-cell>
          <table:table-cell office:value-type="float" office:value="8.3699999999999992" table:style-name="ce102">
            <text:p><text:s text:c="3"/>8.37</text:p>
          </table:table-cell>
          <table:table-cell office:value-type="float" office:value="355" table:style-name="ce120">
            <text:p><text:s text:c="3"/>355</text:p>
          </table:table-cell>
          <table:table-cell office:value-type="float" office:value="0.18" table:style-name="ce102">
            <text:p><text:s text:c="3"/>0.18</text:p>
          </table:table-cell>
          <table:table-cell office:value-type="float" office:value="14314" table:style-name="ce50">
            <text:p>14,314</text:p>
          </table:table-cell>
          <table:table-cell office:value-type="float" office:value="7.15" table:style-name="ce102">
            <text:p><text:s text:c="3"/>7.15</text:p>
          </table:table-cell>
          <table:table-cell office:value-type="float" office:value="4384" table:style-name="ce50">
            <text:p>4,384</text:p>
          </table:table-cell>
          <table:table-cell office:value-type="float" office:value="2.19" table:style-name="ce102">
            <text:p><text:s text:c="3"/>2.19</text:p>
          </table:table-cell>
          <table:table-cell office:value-type="float" office:value="78846" table:style-name="ce50">
            <text:p>78,846</text:p>
          </table:table-cell>
          <table:table-cell office:value-type="float" office:value="78379" table:style-name="ce50">
            <text:p>78,379</text:p>
          </table:table-cell>
          <table:table-cell office:value-type="float" office:value="559918" table:style-name="ce119">
            <text:p>559,918</text:p>
          </table:table-cell>
          <table:table-cell table:style-name="ce180"/>
          <table:table-cell table:number-columns-repeated="16361"/>
        </table:table-row>
        <table:table-row table:style-name="ro11">
          <table:table-cell office:value-type="string" table:style-name="ce118">
            <text:p>新 <text:s/>北 <text:s/>市</text:p>
          </table:table-cell>
          <table:table-cell office:value-type="float" office:value="1543736" table:style-name="ce111">
            <text:p>1,543,736</text:p>
          </table:table-cell>
          <table:table-cell office:value-type="float" office:value="3986348" table:style-name="ce111">
            <text:p>3,986,348</text:p>
          </table:table-cell>
          <table:table-cell office:value-type="float" office:value="1952979" table:style-name="ce111">
            <text:p>1,952,979</text:p>
          </table:table-cell>
          <table:table-cell office:value-type="float" office:value="2033369" table:style-name="ce111">
            <text:p>2,033,369</text:p>
          </table:table-cell>
          <table:table-cell office:value-type="float" office:value="2712" table:style-name="ce111">
            <text:p>2,712</text:p>
          </table:table-cell>
          <table:table-cell office:value-type="float" office:value="1398" table:style-name="ce111">
            <text:p>1,398</text:p>
          </table:table-cell>
          <table:table-cell office:value-type="float" office:value="1314" table:style-name="ce111">
            <text:p>1,314</text:p>
          </table:table-cell>
          <table:table-cell office:value-type="float" office:value="8.01" table:style-name="ce112">
            <text:p><text:s text:c="3"/>8.01</text:p>
          </table:table-cell>
          <table:table-cell office:value-type="float" office:value="2364" table:style-name="ce111">
            <text:p>2,364</text:p>
          </table:table-cell>
          <table:table-cell office:value-type="float" office:value="1359" table:style-name="ce111">
            <text:p>1,359</text:p>
          </table:table-cell>
          <table:table-cell office:value-type="float" office:value="1005" table:style-name="ce111">
            <text:p>1,005</text:p>
          </table:table-cell>
          <table:table-cell office:value-type="float" office:value="6.98" table:style-name="ce112">
            <text:p><text:s text:c="3"/>6.98</text:p>
          </table:table-cell>
          <table:table-cell office:value-type="float" office:value="348" table:style-name="ce111">
            <text:p>348</text:p>
          </table:table-cell>
          <table:table-cell office:value-type="float" office:value="1.03" table:style-name="ce112">
            <text:p><text:s text:c="3"/>1.03</text:p>
          </table:table-cell>
          <table:table-cell office:value-type="float" office:value="2453" table:style-name="ce111">
            <text:p>2,453</text:p>
          </table:table-cell>
          <table:table-cell office:value-type="float" office:value="7.24" table:style-name="ce112">
            <text:p><text:s text:c="3"/>7.24</text:p>
          </table:table-cell>
          <table:table-cell office:value-type="float" office:value="856" table:style-name="ce111">
            <text:p>856</text:p>
          </table:table-cell>
          <table:table-cell office:value-type="float" office:value="2.5299999999999998" table:style-name="ce112">
            <text:p><text:s text:c="3"/>2.53</text:p>
          </table:table-cell>
          <table:table-cell office:value-type="float" office:value="12719" table:style-name="ce111">
            <text:p>12,719</text:p>
          </table:table-cell>
          <table:table-cell office:value-type="float" office:value="13408" table:style-name="ce111">
            <text:p>13,408</text:p>
          </table:table-cell>
          <table:table-cell office:value-type="float" office:value="55362" table:style-name="ce110">
            <text:p>55,362</text:p>
          </table:table-cell>
          <table:table-cell table:style-name="ce180"/>
          <table:table-cell table:number-columns-repeated="16361"/>
        </table:table-row>
        <table:table-row table:style-name="ro22">
          <table:table-cell office:value-type="string" table:style-name="ce118">
            <text:p>臺 <text:s/>北 <text:s/>市</text:p>
          </table:table-cell>
          <table:table-cell office:value-type="float" office:value="1051477" table:style-name="ce111">
            <text:p>1,051,477</text:p>
          </table:table-cell>
          <table:table-cell office:value-type="float" office:value="2682721" table:style-name="ce111">
            <text:p>2,682,721</text:p>
          </table:table-cell>
          <table:table-cell office:value-type="float" office:value="1281596" table:style-name="ce111">
            <text:p>1,281,596</text:p>
          </table:table-cell>
          <table:table-cell office:value-type="float" office:value="1401125" table:style-name="ce111">
            <text:p>1,401,125</text:p>
          </table:table-cell>
          <table:table-cell office:value-type="float" office:value="2107" table:style-name="ce111">
            <text:p>2,107</text:p>
          </table:table-cell>
          <table:table-cell office:value-type="float" office:value="1084" table:style-name="ce111">
            <text:p>1,084</text:p>
          </table:table-cell>
          <table:table-cell office:value-type="float" office:value="1023" table:style-name="ce111">
            <text:p>1,023</text:p>
          </table:table-cell>
          <table:table-cell office:value-type="float" office:value="9.25" table:style-name="ce112">
            <text:p><text:s text:c="3"/>9.25</text:p>
          </table:table-cell>
          <table:table-cell office:value-type="float" office:value="1770" table:style-name="ce111">
            <text:p>1,770</text:p>
          </table:table-cell>
          <table:table-cell office:value-type="float" office:value="991" table:style-name="ce111">
            <text:p>991</text:p>
          </table:table-cell>
          <table:table-cell office:value-type="float" office:value="779" table:style-name="ce111">
            <text:p>779</text:p>
          </table:table-cell>
          <table:table-cell office:value-type="float" office:value="7.77" table:style-name="ce112">
            <text:p><text:s text:c="3"/>7.77</text:p>
          </table:table-cell>
          <table:table-cell office:value-type="float" office:value="337" table:style-name="ce111">
            <text:p>337</text:p>
          </table:table-cell>
          <table:table-cell office:value-type="float" office:value="1.48" table:style-name="ce112">
            <text:p><text:s text:c="3"/>1.48</text:p>
          </table:table-cell>
          <table:table-cell office:value-type="float" office:value="1597" table:style-name="ce111">
            <text:p>1,597</text:p>
          </table:table-cell>
          <table:table-cell office:value-type="float" office:value="7.01" table:style-name="ce112">
            <text:p><text:s text:c="3"/>7.01</text:p>
          </table:table-cell>
          <table:table-cell office:value-type="float" office:value="469" table:style-name="ce111">
            <text:p>469</text:p>
          </table:table-cell>
          <table:table-cell office:value-type="float" office:value="2.06" table:style-name="ce112">
            <text:p><text:s text:c="3"/>2.06</text:p>
          </table:table-cell>
          <table:table-cell office:value-type="float" office:value="10147" table:style-name="ce111">
            <text:p>10,147</text:p>
          </table:table-cell>
          <table:table-cell office:value-type="float" office:value="11020" table:style-name="ce111">
            <text:p>11,020</text:p>
          </table:table-cell>
          <table:table-cell office:value-type="float" office:value="16508" table:style-name="ce110">
            <text:p>16,508</text:p>
          </table:table-cell>
          <table:table-cell table:style-name="ce180"/>
          <table:table-cell table:number-columns-repeated="16361"/>
        </table:table-row>
        <table:table-row table:style-name="ro22">
          <table:table-cell office:value-type="string" table:style-name="ce118">
            <text:p>桃 <text:s/>園 <text:s/>市</text:p>
          </table:table-cell>
          <table:table-cell office:value-type="float" office:value="791614" table:style-name="ce111">
            <text:p>791,614</text:p>
          </table:table-cell>
          <table:table-cell office:value-type="float" office:value="2191034" table:style-name="ce111">
            <text:p>2,191,034</text:p>
          </table:table-cell>
          <table:table-cell office:value-type="float" office:value="1090912" table:style-name="ce111">
            <text:p>1,090,912</text:p>
          </table:table-cell>
          <table:table-cell office:value-type="float" office:value="1100122" table:style-name="ce111">
            <text:p>1,100,122</text:p>
          </table:table-cell>
          <table:table-cell office:value-type="float" office:value="2076" table:style-name="ce111">
            <text:p>2,076</text:p>
          </table:table-cell>
          <table:table-cell office:value-type="float" office:value="1079" table:style-name="ce111">
            <text:p>1,079</text:p>
          </table:table-cell>
          <table:table-cell office:value-type="float" office:value="997" table:style-name="ce111">
            <text:p>997</text:p>
          </table:table-cell>
          <table:table-cell office:value-type="float" office:value="11.16" table:style-name="ce112">
            <text:p><text:s text:c="3"/>11.16</text:p>
          </table:table-cell>
          <table:table-cell office:value-type="float" office:value="1248" table:style-name="ce111">
            <text:p>1,248</text:p>
          </table:table-cell>
          <table:table-cell office:value-type="float" office:value="768" table:style-name="ce111">
            <text:p>768</text:p>
          </table:table-cell>
          <table:table-cell office:value-type="float" office:value="480" table:style-name="ce111">
            <text:p>480</text:p>
          </table:table-cell>
          <table:table-cell office:value-type="float" office:value="6.71" table:style-name="ce112">
            <text:p><text:s text:c="3"/>6.71</text:p>
          </table:table-cell>
          <table:table-cell office:value-type="float" office:value="828" table:style-name="ce111">
            <text:p>828</text:p>
          </table:table-cell>
          <table:table-cell office:value-type="float" office:value="4.45" table:style-name="ce112">
            <text:p><text:s text:c="3"/>4.45</text:p>
          </table:table-cell>
          <table:table-cell office:value-type="float" office:value="1500" table:style-name="ce111">
            <text:p>1,500</text:p>
          </table:table-cell>
          <table:table-cell office:value-type="float" office:value="8.07" table:style-name="ce112">
            <text:p><text:s text:c="3"/>8.07</text:p>
          </table:table-cell>
          <table:table-cell office:value-type="float" office:value="477" table:style-name="ce111">
            <text:p>477</text:p>
          </table:table-cell>
          <table:table-cell office:value-type="float" office:value="2.57" table:style-name="ce112">
            <text:p><text:s text:c="3"/>2.57</text:p>
          </table:table-cell>
          <table:table-cell office:value-type="float" office:value="8564" table:style-name="ce111">
            <text:p>8,564</text:p>
          </table:table-cell>
          <table:table-cell office:value-type="float" office:value="6375" table:style-name="ce111">
            <text:p>6,375</text:p>
          </table:table-cell>
          <table:table-cell office:value-type="float" office:value="72323" table:style-name="ce110">
            <text:p>72,323</text:p>
          </table:table-cell>
          <table:table-cell table:style-name="ce180"/>
          <table:table-cell table:number-columns-repeated="16361"/>
        </table:table-row>
        <table:table-row table:style-name="ro23">
          <table:table-cell office:value-type="string" table:style-name="ce118">
            <text:p>臺 <text:s/>中 <text:s/>市</text:p>
          </table:table-cell>
          <table:table-cell office:value-type="float" office:value="960021" table:style-name="ce111">
            <text:p>960,021</text:p>
          </table:table-cell>
          <table:table-cell office:value-type="float" office:value="2788828" table:style-name="ce111">
            <text:p>2,788,828</text:p>
          </table:table-cell>
          <table:table-cell office:value-type="float" office:value="1374775" table:style-name="ce111">
            <text:p>1,374,775</text:p>
          </table:table-cell>
          <table:table-cell office:value-type="float" office:value="1414053" table:style-name="ce111">
            <text:p>1,414,053</text:p>
          </table:table-cell>
          <table:table-cell office:value-type="float" office:value="2127" table:style-name="ce111">
            <text:p>2,127</text:p>
          </table:table-cell>
          <table:table-cell office:value-type="float" office:value="1099" table:style-name="ce111">
            <text:p>1,099</text:p>
          </table:table-cell>
          <table:table-cell office:value-type="float" office:value="1028" table:style-name="ce111">
            <text:p>1,028</text:p>
          </table:table-cell>
          <table:table-cell office:value-type="float" office:value="8.98" table:style-name="ce112">
            <text:p><text:s text:c="3"/>8.98</text:p>
          </table:table-cell>
          <table:table-cell office:value-type="float" office:value="1600" table:style-name="ce111">
            <text:p>1,600</text:p>
          </table:table-cell>
          <table:table-cell office:value-type="float" office:value="921" table:style-name="ce111">
            <text:p>921</text:p>
          </table:table-cell>
          <table:table-cell office:value-type="float" office:value="679" table:style-name="ce111">
            <text:p>679</text:p>
          </table:table-cell>
          <table:table-cell office:value-type="float" office:value="6.76" table:style-name="ce112">
            <text:p><text:s text:c="3"/>6.76</text:p>
          </table:table-cell>
          <table:table-cell office:value-type="float" office:value="527" table:style-name="ce111">
            <text:p>527</text:p>
          </table:table-cell>
          <table:table-cell office:value-type="float" office:value="2.23" table:style-name="ce112">
            <text:p><text:s text:c="3"/>2.23</text:p>
          </table:table-cell>
          <table:table-cell office:value-type="float" office:value="1864" table:style-name="ce111">
            <text:p>1,864</text:p>
          </table:table-cell>
          <table:table-cell office:value-type="float" office:value="7.87" table:style-name="ce112">
            <text:p><text:s text:c="3"/>7.87</text:p>
          </table:table-cell>
          <table:table-cell office:value-type="float" office:value="541" table:style-name="ce111">
            <text:p>541</text:p>
          </table:table-cell>
          <table:table-cell office:value-type="float" office:value="2.2799999999999998" table:style-name="ce112">
            <text:p><text:s text:c="3"/>2.28</text:p>
          </table:table-cell>
          <table:table-cell office:value-type="float" office:value="10977" table:style-name="ce111">
            <text:p>10,977</text:p>
          </table:table-cell>
          <table:table-cell office:value-type="float" office:value="9746" table:style-name="ce111">
            <text:p>9,746</text:p>
          </table:table-cell>
          <table:table-cell office:value-type="float" office:value="33945" table:style-name="ce110">
            <text:p>33,945</text:p>
          </table:table-cell>
          <table:table-cell table:style-name="ce180"/>
          <table:table-cell table:number-columns-repeated="16361"/>
        </table:table-row>
        <table:table-row table:style-name="ro22">
          <table:table-cell office:value-type="string" table:style-name="ce118">
            <text:p>臺 <text:s/>南 <text:s/>市</text:p>
          </table:table-cell>
          <table:table-cell office:value-type="float" office:value="684098" table:style-name="ce111">
            <text:p>684,098</text:p>
          </table:table-cell>
          <table:table-cell office:value-type="float" office:value="1886251" table:style-name="ce111">
            <text:p>1,886,251</text:p>
          </table:table-cell>
          <table:table-cell office:value-type="float" office:value="942064" table:style-name="ce111">
            <text:p>942,064</text:p>
          </table:table-cell>
          <table:table-cell office:value-type="float" office:value="944187" table:style-name="ce111">
            <text:p>944,187</text:p>
          </table:table-cell>
          <table:table-cell office:value-type="float" office:value="1209" table:style-name="ce111">
            <text:p>1,209</text:p>
          </table:table-cell>
          <table:table-cell office:value-type="float" office:value="591" table:style-name="ce111">
            <text:p>591</text:p>
          </table:table-cell>
          <table:table-cell office:value-type="float" office:value="618" table:style-name="ce111">
            <text:p>618</text:p>
          </table:table-cell>
          <table:table-cell office:value-type="float" office:value="7.55" table:style-name="ce112">
            <text:p><text:s text:c="3"/>7.55</text:p>
          </table:table-cell>
          <table:table-cell office:value-type="float" office:value="1454" table:style-name="ce111">
            <text:p>1,454</text:p>
          </table:table-cell>
          <table:table-cell office:value-type="float" office:value="849" table:style-name="ce111">
            <text:p>849</text:p>
          </table:table-cell>
          <table:table-cell office:value-type="float" office:value="605" table:style-name="ce111">
            <text:p>605</text:p>
          </table:table-cell>
          <table:table-cell office:value-type="float" office:value="9.08" table:style-name="ce112">
            <text:p><text:s text:c="3"/>9.08</text:p>
          </table:table-cell>
          <table:table-cell office:value-type="float" office:value="-245" table:style-name="ce117">
            <text:p>－ <text:s/>245</text:p>
          </table:table-cell>
          <table:table-cell office:value-type="float" office:value="-1.53" table:style-name="ce116">
            <text:p>－ <text:s/>1.53</text:p>
          </table:table-cell>
          <table:table-cell office:value-type="float" office:value="1125" table:style-name="ce111">
            <text:p>1,125</text:p>
          </table:table-cell>
          <table:table-cell office:value-type="float" office:value="7.02" table:style-name="ce112">
            <text:p><text:s text:c="3"/>7.02</text:p>
          </table:table-cell>
          <table:table-cell office:value-type="float" office:value="317" table:style-name="ce111">
            <text:p>317</text:p>
          </table:table-cell>
          <table:table-cell office:value-type="float" office:value="1.98" table:style-name="ce112">
            <text:p><text:s text:c="3"/>1.98</text:p>
          </table:table-cell>
          <table:table-cell office:value-type="float" office:value="5961" table:style-name="ce111">
            <text:p>5,961</text:p>
          </table:table-cell>
          <table:table-cell office:value-type="float" office:value="5987" table:style-name="ce111">
            <text:p>5,987</text:p>
          </table:table-cell>
          <table:table-cell office:value-type="float" office:value="7745" table:style-name="ce110">
            <text:p>7,745</text:p>
          </table:table-cell>
          <table:table-cell table:style-name="ce180"/>
          <table:table-cell table:number-columns-repeated="16361"/>
        </table:table-row>
        <table:table-row table:style-name="ro22">
          <table:table-cell office:value-type="string" table:style-name="ce118">
            <text:p>高 <text:s/>雄 <text:s/>市</text:p>
          </table:table-cell>
          <table:table-cell office:value-type="float" office:value="1092682" table:style-name="ce111">
            <text:p>1,092,682</text:p>
          </table:table-cell>
          <table:table-cell office:value-type="float" office:value="2776786" table:style-name="ce111">
            <text:p>2,776,786</text:p>
          </table:table-cell>
          <table:table-cell office:value-type="float" office:value="1375196" table:style-name="ce111">
            <text:p>1,375,196</text:p>
          </table:table-cell>
          <table:table-cell office:value-type="float" office:value="1401590" table:style-name="ce111">
            <text:p>1,401,590</text:p>
          </table:table-cell>
          <table:table-cell office:value-type="float" office:value="1929" table:style-name="ce111">
            <text:p>1,929</text:p>
          </table:table-cell>
          <table:table-cell office:value-type="float" office:value="973" table:style-name="ce111">
            <text:p>973</text:p>
          </table:table-cell>
          <table:table-cell office:value-type="float" office:value="956" table:style-name="ce111">
            <text:p>956</text:p>
          </table:table-cell>
          <table:table-cell office:value-type="float" office:value="8.18" table:style-name="ce112">
            <text:p><text:s text:c="3"/>8.18</text:p>
          </table:table-cell>
          <table:table-cell office:value-type="float" office:value="2074" table:style-name="ce111">
            <text:p>2,074</text:p>
          </table:table-cell>
          <table:table-cell office:value-type="float" office:value="1271" table:style-name="ce111">
            <text:p>1,271</text:p>
          </table:table-cell>
          <table:table-cell office:value-type="float" office:value="803" table:style-name="ce111">
            <text:p>803</text:p>
          </table:table-cell>
          <table:table-cell office:value-type="float" office:value="8.7899999999999991" table:style-name="ce112">
            <text:p><text:s text:c="3"/>8.79</text:p>
          </table:table-cell>
          <table:table-cell office:value-type="float" office:value="-145" table:style-name="ce117">
            <text:p>－ <text:s/>145</text:p>
          </table:table-cell>
          <table:table-cell office:value-type="float" office:value="-0.61" table:style-name="ce116">
            <text:p>－ <text:s/>0.61</text:p>
          </table:table-cell>
          <table:table-cell office:value-type="float" office:value="1657" table:style-name="ce111">
            <text:p>1,657</text:p>
          </table:table-cell>
          <table:table-cell office:value-type="float" office:value="7.03" table:style-name="ce112">
            <text:p><text:s text:c="3"/>7.03</text:p>
          </table:table-cell>
          <table:table-cell office:value-type="float" office:value="518" table:style-name="ce111">
            <text:p>518</text:p>
          </table:table-cell>
          <table:table-cell office:value-type="float" office:value="2.2000000000000002" table:style-name="ce112">
            <text:p><text:s text:c="3"/>2.20</text:p>
          </table:table-cell>
          <table:table-cell office:value-type="float" office:value="9506" table:style-name="ce111">
            <text:p>9,506</text:p>
          </table:table-cell>
          <table:table-cell office:value-type="float" office:value="9487" table:style-name="ce111">
            <text:p>9,487</text:p>
          </table:table-cell>
          <table:table-cell office:value-type="float" office:value="34238" table:style-name="ce110">
            <text:p>34,238</text:p>
          </table:table-cell>
          <table:table-cell table:style-name="ce180"/>
          <table:table-cell table:number-columns-repeated="16361"/>
        </table:table-row>
        <table:table-row table:style-name="ro24">
          <table:table-cell office:value-type="string" table:style-name="ce115">
            <text:p><text:s/>臺 <text:s/>灣 <text:s/>省<text:s/></text:p>
          </table:table-cell>
          <table:table-cell office:value-type="float" office:value="2487875" table:style-name="ce111">
            <text:p>2,487,875</text:p>
          </table:table-cell>
          <table:table-cell office:value-type="float" office:value="7109598" table:style-name="ce111">
            <text:p>7,109,598</text:p>
          </table:table-cell>
          <table:table-cell office:value-type="float" office:value="3624940" table:style-name="ce111">
            <text:p>3,624,940</text:p>
          </table:table-cell>
          <table:table-cell office:value-type="float" office:value="3484658" table:style-name="ce111">
            <text:p>3,484,658</text:p>
          </table:table-cell>
          <table:table-cell office:value-type="float" office:value="4819" table:style-name="ce111">
            <text:p>4,819</text:p>
          </table:table-cell>
          <table:table-cell office:value-type="float" office:value="2517" table:style-name="ce111">
            <text:p>2,517</text:p>
          </table:table-cell>
          <table:table-cell office:value-type="float" office:value="2302" table:style-name="ce111">
            <text:p>2,302</text:p>
          </table:table-cell>
          <table:table-cell office:value-type="float" office:value="7.98" table:style-name="ce112">
            <text:p><text:s text:c="3"/>7.98</text:p>
          </table:table-cell>
          <table:table-cell office:value-type="float" office:value="6177" table:style-name="ce111">
            <text:p>6,177</text:p>
          </table:table-cell>
          <table:table-cell office:value-type="float" office:value="3607" table:style-name="ce111">
            <text:p>3,607</text:p>
          </table:table-cell>
          <table:table-cell office:value-type="float" office:value="2570" table:style-name="ce111">
            <text:p>2,570</text:p>
          </table:table-cell>
          <table:table-cell office:value-type="float" office:value="10.23" table:style-name="ce112">
            <text:p><text:s text:c="3"/>10.23</text:p>
          </table:table-cell>
          <table:table-cell office:value-type="float" office:value="-1358" table:style-name="ce114">
            <text:p>－ 1,358</text:p>
          </table:table-cell>
          <table:table-cell office:value-type="float" office:value="-2.25" table:style-name="ce113">
            <text:p>－ <text:s/>2.25</text:p>
          </table:table-cell>
          <table:table-cell office:value-type="float" office:value="4040" table:style-name="ce111">
            <text:p>4,040</text:p>
          </table:table-cell>
          <table:table-cell office:value-type="float" office:value="6.69" table:style-name="ce112">
            <text:p><text:s text:c="3"/>6.69</text:p>
          </table:table-cell>
          <table:table-cell office:value-type="float" office:value="1186" table:style-name="ce111">
            <text:p>1,186</text:p>
          </table:table-cell>
          <table:table-cell office:value-type="float" office:value="1.96" table:style-name="ce112">
            <text:p><text:s text:c="3"/>1.96</text:p>
          </table:table-cell>
          <table:table-cell office:value-type="float" office:value="20216" table:style-name="ce111">
            <text:p>20,216</text:p>
          </table:table-cell>
          <table:table-cell office:value-type="float" office:value="21684" table:style-name="ce111">
            <text:p>21,684</text:p>
          </table:table-cell>
          <table:table-cell office:value-type="float" office:value="338532" table:style-name="ce110">
            <text:p>338,532</text:p>
          </table:table-cell>
          <table:table-cell table:style-name="ce180"/>
          <table:table-cell table:number-columns-repeated="16361"/>
        </table:table-row>
        <table:table-row table:style-name="ro25">
          <table:table-cell office:value-type="string" table:style-name="ce97">
            <text:p>宜 蘭 縣</text:p>
          </table:table-cell>
          <table:table-cell office:value-type="float" office:value="168631" table:style-name="ce94">
            <text:p><text:s text:c="3"/>168,631</text:p>
          </table:table-cell>
          <table:table-cell office:value-type="float" office:value="456362" table:style-name="ce94">
            <text:p><text:s text:c="3"/>456,362</text:p>
          </table:table-cell>
          <table:table-cell office:value-type="float" office:value="230845" table:style-name="ce94">
            <text:p><text:s text:c="3"/>230,845</text:p>
          </table:table-cell>
          <table:table-cell office:value-type="float" office:value="225517" table:style-name="ce94">
            <text:p><text:s text:c="3"/>225,517</text:p>
          </table:table-cell>
          <table:table-cell office:value-type="float" office:value="284" table:style-name="ce92">
            <text:p>284</text:p>
          </table:table-cell>
          <table:table-cell office:value-type="float" office:value="161" table:style-name="ce92">
            <text:p>161</text:p>
          </table:table-cell>
          <table:table-cell office:value-type="float" office:value="123" table:style-name="ce92">
            <text:p>123</text:p>
          </table:table-cell>
          <table:table-cell office:value-type="float" office:value="7.33" table:style-name="ce93">
            <text:p><text:s text:c="3"/>7.33</text:p>
          </table:table-cell>
          <table:table-cell office:value-type="float" office:value="405" table:style-name="ce94">
            <text:p><text:s text:c="3"/>405</text:p>
          </table:table-cell>
          <table:table-cell office:value-type="float" office:value="232" table:style-name="ce92">
            <text:p>232</text:p>
          </table:table-cell>
          <table:table-cell office:value-type="float" office:value="173" table:style-name="ce92">
            <text:p>173</text:p>
          </table:table-cell>
          <table:table-cell office:value-type="float" office:value="10.45" table:style-name="ce93">
            <text:p><text:s text:c="3"/>10.45</text:p>
          </table:table-cell>
          <table:table-cell office:value-type="float" office:value="-121" table:style-name="ce108">
            <text:p>－ <text:s/>121</text:p>
          </table:table-cell>
          <table:table-cell office:value-type="float" office:value="-3.12" table:style-name="ce107">
            <text:p>－ <text:s/>3.12</text:p>
          </table:table-cell>
          <table:table-cell office:value-type="float" office:value="257" table:style-name="ce94">
            <text:p><text:s text:c="3"/>257</text:p>
          </table:table-cell>
          <table:table-cell office:value-type="float" office:value="6.63" table:style-name="ce93">
            <text:p><text:s text:c="3"/>6.63</text:p>
          </table:table-cell>
          <table:table-cell office:value-type="float" office:value="72" table:style-name="ce94">
            <text:p><text:s text:c="3"/>72</text:p>
          </table:table-cell>
          <table:table-cell office:value-type="float" office:value="1.86" table:style-name="ce93">
            <text:p><text:s text:c="3"/>1.86</text:p>
          </table:table-cell>
          <table:table-cell office:value-type="float" office:value="1681" table:style-name="ce92">
            <text:p>1,681</text:p>
          </table:table-cell>
          <table:table-cell office:value-type="float" office:value="1805" table:style-name="ce92">
            <text:p>1,805</text:p>
          </table:table-cell>
          <table:table-cell office:value-type="float" office:value="17031" table:style-name="ce91">
            <text:p><text:s text:c="3"/>17,031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新 竹 縣</text:p>
          </table:table-cell>
          <table:table-cell office:value-type="float" office:value="191391" table:style-name="ce94">
            <text:p><text:s text:c="3"/>191,391</text:p>
          </table:table-cell>
          <table:table-cell office:value-type="float" office:value="552334" table:style-name="ce94">
            <text:p><text:s text:c="3"/>552,334</text:p>
          </table:table-cell>
          <table:table-cell office:value-type="float" office:value="282203" table:style-name="ce94">
            <text:p><text:s text:c="3"/>282,203</text:p>
          </table:table-cell>
          <table:table-cell office:value-type="float" office:value="270131" table:style-name="ce94">
            <text:p><text:s text:c="3"/>270,131</text:p>
          </table:table-cell>
          <table:table-cell office:value-type="float" office:value="405" table:style-name="ce94">
            <text:p><text:s text:c="3"/>405</text:p>
          </table:table-cell>
          <table:table-cell office:value-type="float" office:value="223" table:style-name="ce92">
            <text:p>223</text:p>
          </table:table-cell>
          <table:table-cell office:value-type="float" office:value="182" table:style-name="ce92">
            <text:p>182</text:p>
          </table:table-cell>
          <table:table-cell office:value-type="float" office:value="8.6300000000000008" table:style-name="ce93">
            <text:p><text:s text:c="3"/>8.63</text:p>
          </table:table-cell>
          <table:table-cell office:value-type="float" office:value="369" table:style-name="ce94">
            <text:p><text:s text:c="3"/>369</text:p>
          </table:table-cell>
          <table:table-cell office:value-type="float" office:value="205" table:style-name="ce92">
            <text:p>205</text:p>
          </table:table-cell>
          <table:table-cell office:value-type="float" office:value="164" table:style-name="ce92">
            <text:p>164</text:p>
          </table:table-cell>
          <table:table-cell office:value-type="float" office:value="7.87" table:style-name="ce93">
            <text:p><text:s text:c="3"/>7.87</text:p>
          </table:table-cell>
          <table:table-cell office:value-type="float" office:value="36" table:style-name="ce96">
            <text:p><text:s text:c="3"/>36</text:p>
          </table:table-cell>
          <table:table-cell office:value-type="float" office:value="0.77" table:style-name="ce98">
            <text:p><text:s text:c="4"/>0.77</text:p>
          </table:table-cell>
          <table:table-cell office:value-type="float" office:value="311" table:style-name="ce94">
            <text:p><text:s text:c="3"/>311</text:p>
          </table:table-cell>
          <table:table-cell office:value-type="float" office:value="6.63" table:style-name="ce93">
            <text:p><text:s text:c="3"/>6.63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2.0699999999999998" table:style-name="ce93">
            <text:p><text:s text:c="3"/>2.07</text:p>
          </table:table-cell>
          <table:table-cell office:value-type="float" office:value="1817" table:style-name="ce92">
            <text:p>1,817</text:p>
          </table:table-cell>
          <table:table-cell office:value-type="float" office:value="1688" table:style-name="ce92">
            <text:p>1,688</text:p>
          </table:table-cell>
          <table:table-cell office:value-type="float" office:value="21400" table:style-name="ce91">
            <text:p><text:s text:c="3"/>21,400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苗 栗 縣</text:p>
          </table:table-cell>
          <table:table-cell office:value-type="float" office:value="187941" table:style-name="ce94">
            <text:p><text:s text:c="3"/>187,941</text:p>
          </table:table-cell>
          <table:table-cell office:value-type="float" office:value="553245" table:style-name="ce94">
            <text:p><text:s text:c="3"/>553,245</text:p>
          </table:table-cell>
          <table:table-cell office:value-type="float" office:value="285557" table:style-name="ce94">
            <text:p><text:s text:c="3"/>285,557</text:p>
          </table:table-cell>
          <table:table-cell office:value-type="float" office:value="267688" table:style-name="ce94">
            <text:p><text:s text:c="3"/>267,688</text:p>
          </table:table-cell>
          <table:table-cell office:value-type="float" office:value="313" table:style-name="ce94">
            <text:p><text:s text:c="3"/>313</text:p>
          </table:table-cell>
          <table:table-cell office:value-type="float" office:value="168" table:style-name="ce92">
            <text:p>168</text:p>
          </table:table-cell>
          <table:table-cell office:value-type="float" office:value="145" table:style-name="ce92">
            <text:p>145</text:p>
          </table:table-cell>
          <table:table-cell office:value-type="float" office:value="6.66" table:style-name="ce93">
            <text:p><text:s text:c="3"/>6.66</text:p>
          </table:table-cell>
          <table:table-cell office:value-type="float" office:value="509" table:style-name="ce94">
            <text:p><text:s text:c="3"/>509</text:p>
          </table:table-cell>
          <table:table-cell office:value-type="float" office:value="280" table:style-name="ce92">
            <text:p>280</text:p>
          </table:table-cell>
          <table:table-cell office:value-type="float" office:value="229" table:style-name="ce92">
            <text:p>229</text:p>
          </table:table-cell>
          <table:table-cell office:value-type="float" office:value="10.83" table:style-name="ce93">
            <text:p><text:s text:c="3"/>10.83</text:p>
          </table:table-cell>
          <table:table-cell office:value-type="float" office:value="-196" table:style-name="ce108">
            <text:p>－ <text:s/>196</text:p>
          </table:table-cell>
          <table:table-cell office:value-type="float" office:value="-4.17" table:style-name="ce107">
            <text:p>－ <text:s/>4.17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7.79" table:style-name="ce93">
            <text:p><text:s text:c="3"/>7.79</text:p>
          </table:table-cell>
          <table:table-cell office:value-type="float" office:value="86" table:style-name="ce94">
            <text:p><text:s text:c="3"/>86</text:p>
          </table:table-cell>
          <table:table-cell office:value-type="float" office:value="1.83" table:style-name="ce93">
            <text:p><text:s text:c="3"/>1.83</text:p>
          </table:table-cell>
          <table:table-cell office:value-type="float" office:value="1322" table:style-name="ce92">
            <text:p>1,322</text:p>
          </table:table-cell>
          <table:table-cell office:value-type="float" office:value="1688" table:style-name="ce92">
            <text:p>1,688</text:p>
          </table:table-cell>
          <table:table-cell office:value-type="float" office:value="11280" table:style-name="ce91">
            <text:p><text:s text:c="3"/>11,280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彰 化 縣</text:p>
          </table:table-cell>
          <table:table-cell office:value-type="float" office:value="387319" table:style-name="ce94">
            <text:p><text:s text:c="3"/>387,319</text:p>
          </table:table-cell>
          <table:table-cell office:value-type="float" office:value="1281940" table:style-name="ce94">
            <text:p><text:s text:c="3"/>1,281,940</text:p>
          </table:table-cell>
          <table:table-cell office:value-type="float" office:value="653279" table:style-name="ce94">
            <text:p><text:s text:c="3"/>653,279</text:p>
          </table:table-cell>
          <table:table-cell office:value-type="float" office:value="628661" table:style-name="ce94">
            <text:p><text:s text:c="3"/>628,661</text:p>
          </table:table-cell>
          <table:table-cell office:value-type="float" office:value="1214" table:style-name="ce94">
            <text:p><text:s text:c="3"/>1,214</text:p>
          </table:table-cell>
          <table:table-cell office:value-type="float" office:value="618" table:style-name="ce92">
            <text:p>618</text:p>
          </table:table-cell>
          <table:table-cell office:value-type="float" office:value="596" table:style-name="ce92">
            <text:p>596</text:p>
          </table:table-cell>
          <table:table-cell office:value-type="float" office:value="11.15" table:style-name="ce93">
            <text:p><text:s text:c="3"/>11.15</text:p>
          </table:table-cell>
          <table:table-cell office:value-type="float" office:value="998" table:style-name="ce94">
            <text:p><text:s text:c="3"/>998</text:p>
          </table:table-cell>
          <table:table-cell office:value-type="float" office:value="586" table:style-name="ce92">
            <text:p>586</text:p>
          </table:table-cell>
          <table:table-cell office:value-type="float" office:value="412" table:style-name="ce92">
            <text:p>412</text:p>
          </table:table-cell>
          <table:table-cell office:value-type="float" office:value="9.16" table:style-name="ce93">
            <text:p><text:s text:c="3"/>9.16</text:p>
          </table:table-cell>
          <table:table-cell office:value-type="float" office:value="216" table:style-name="ce109">
            <text:p><text:s text:c="3"/>216</text:p>
          </table:table-cell>
          <table:table-cell office:value-type="float" office:value="1.98" table:style-name="ce98">
            <text:p><text:s text:c="4"/>1.98</text:p>
          </table:table-cell>
          <table:table-cell office:value-type="float" office:value="790" table:style-name="ce94">
            <text:p><text:s text:c="3"/>790</text:p>
          </table:table-cell>
          <table:table-cell office:value-type="float" office:value="7.25" table:style-name="ce93">
            <text:p><text:s text:c="3"/>7.25</text:p>
          </table:table-cell>
          <table:table-cell office:value-type="float" office:value="184" table:style-name="ce94">
            <text:p><text:s text:c="3"/>184</text:p>
          </table:table-cell>
          <table:table-cell office:value-type="float" office:value="1.69" table:style-name="ce93">
            <text:p><text:s text:c="3"/>1.69</text:p>
          </table:table-cell>
          <table:table-cell office:value-type="float" office:value="2907" table:style-name="ce92">
            <text:p>2,907</text:p>
          </table:table-cell>
          <table:table-cell office:value-type="float" office:value="3641" table:style-name="ce92">
            <text:p>3,641</text:p>
          </table:table-cell>
          <table:table-cell office:value-type="float" office:value="5685" table:style-name="ce91">
            <text:p><text:s text:c="3"/>5,685</text:p>
          </table:table-cell>
          <table:table-cell table:style-name="ce180"/>
          <table:table-cell table:number-columns-repeated="16361"/>
        </table:table-row>
        <table:table-row table:style-name="ro27">
          <table:table-cell office:value-type="string" table:style-name="ce97">
            <text:p>南 投 縣</text:p>
          </table:table-cell>
          <table:table-cell office:value-type="float" office:value="178037" table:style-name="ce94">
            <text:p><text:s text:c="3"/>178,037</text:p>
          </table:table-cell>
          <table:table-cell office:value-type="float" office:value="500686" table:style-name="ce94">
            <text:p><text:s text:c="3"/>500,686</text:p>
          </table:table-cell>
          <table:table-cell office:value-type="float" office:value="256509" table:style-name="ce94">
            <text:p><text:s text:c="3"/>256,509</text:p>
          </table:table-cell>
          <table:table-cell office:value-type="float" office:value="244177" table:style-name="ce94">
            <text:p><text:s text:c="3"/>244,177</text:p>
          </table:table-cell>
          <table:table-cell office:value-type="float" office:value="324" table:style-name="ce94">
            <text:p><text:s text:c="3"/>324</text:p>
          </table:table-cell>
          <table:table-cell office:value-type="float" office:value="157" table:style-name="ce92">
            <text:p>157</text:p>
          </table:table-cell>
          <table:table-cell office:value-type="float" office:value="167" table:style-name="ce92">
            <text:p>167</text:p>
          </table:table-cell>
          <table:table-cell office:value-type="float" office:value="7.62" table:style-name="ce93">
            <text:p><text:s text:c="3"/>7.62</text:p>
          </table:table-cell>
          <table:table-cell office:value-type="float" office:value="479" table:style-name="ce94">
            <text:p><text:s text:c="3"/>479</text:p>
          </table:table-cell>
          <table:table-cell office:value-type="float" office:value="268" table:style-name="ce92">
            <text:p>268</text:p>
          </table:table-cell>
          <table:table-cell office:value-type="float" office:value="211" table:style-name="ce92">
            <text:p>211</text:p>
          </table:table-cell>
          <table:table-cell office:value-type="float" office:value="11.26" table:style-name="ce93">
            <text:p><text:s text:c="3"/>11.26</text:p>
          </table:table-cell>
          <table:table-cell office:value-type="float" office:value="-155" table:style-name="ce108">
            <text:p>－ <text:s/>155</text:p>
          </table:table-cell>
          <table:table-cell office:value-type="float" office:value="-3.64" table:style-name="ce107">
            <text:p>－ <text:s/>3.64</text:p>
          </table:table-cell>
          <table:table-cell office:value-type="float" office:value="286" table:style-name="ce94">
            <text:p><text:s text:c="3"/>286</text:p>
          </table:table-cell>
          <table:table-cell office:value-type="float" office:value="6.72" table:style-name="ce93">
            <text:p><text:s text:c="3"/>6.72</text:p>
          </table:table-cell>
          <table:table-cell office:value-type="float" office:value="79" table:style-name="ce94">
            <text:p><text:s text:c="3"/>79</text:p>
          </table:table-cell>
          <table:table-cell office:value-type="float" office:value="1.86" table:style-name="ce93">
            <text:p><text:s text:c="3"/>1.86</text:p>
          </table:table-cell>
          <table:table-cell office:value-type="float" office:value="1174" table:style-name="ce92">
            <text:p>1,174</text:p>
          </table:table-cell>
          <table:table-cell office:value-type="float" office:value="1384" table:style-name="ce92">
            <text:p>1,384</text:p>
          </table:table-cell>
          <table:table-cell office:value-type="float" office:value="29027" table:style-name="ce91">
            <text:p><text:s text:c="3"/>29,027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雲 林 縣</text:p>
          </table:table-cell>
          <table:table-cell office:value-type="float" office:value="240338" table:style-name="ce94">
            <text:p><text:s text:c="3"/>240,338</text:p>
          </table:table-cell>
          <table:table-cell office:value-type="float" office:value="689861" table:style-name="ce94">
            <text:p><text:s text:c="3"/>689,861</text:p>
          </table:table-cell>
          <table:table-cell office:value-type="float" office:value="357856" table:style-name="ce94">
            <text:p><text:s text:c="3"/>357,856</text:p>
          </table:table-cell>
          <table:table-cell office:value-type="float" office:value="332005" table:style-name="ce94">
            <text:p><text:s text:c="3"/>332,005</text:p>
          </table:table-cell>
          <table:table-cell office:value-type="float" office:value="401" table:style-name="ce94">
            <text:p><text:s text:c="3"/>401</text:p>
          </table:table-cell>
          <table:table-cell office:value-type="float" office:value="199" table:style-name="ce92">
            <text:p>199</text:p>
          </table:table-cell>
          <table:table-cell office:value-type="float" office:value="202" table:style-name="ce92">
            <text:p>202</text:p>
          </table:table-cell>
          <table:table-cell office:value-type="float" office:value="6.84" table:style-name="ce93">
            <text:p><text:s text:c="3"/>6.84</text:p>
          </table:table-cell>
          <table:table-cell office:value-type="float" office:value="731" table:style-name="ce94">
            <text:p><text:s text:c="3"/>731</text:p>
          </table:table-cell>
          <table:table-cell office:value-type="float" office:value="445" table:style-name="ce92">
            <text:p>445</text:p>
          </table:table-cell>
          <table:table-cell office:value-type="float" office:value="286" table:style-name="ce92">
            <text:p>286</text:p>
          </table:table-cell>
          <table:table-cell office:value-type="float" office:value="12.47" table:style-name="ce93">
            <text:p><text:s text:c="3"/>12.47</text:p>
          </table:table-cell>
          <table:table-cell office:value-type="float" office:value="-330" table:style-name="ce108">
            <text:p>－ <text:s/>330</text:p>
          </table:table-cell>
          <table:table-cell office:value-type="float" office:value="-5.63" table:style-name="ce107">
            <text:p>－ <text:s/>5.63</text:p>
          </table:table-cell>
          <table:table-cell office:value-type="float" office:value="398" table:style-name="ce94">
            <text:p><text:s text:c="3"/>398</text:p>
          </table:table-cell>
          <table:table-cell office:value-type="float" office:value="6.79" table:style-name="ce93">
            <text:p><text:s text:c="3"/>6.79</text:p>
          </table:table-cell>
          <table:table-cell office:value-type="float" office:value="102" table:style-name="ce94">
            <text:p><text:s text:c="3"/>102</text:p>
          </table:table-cell>
          <table:table-cell office:value-type="float" office:value="1.74" table:style-name="ce93">
            <text:p><text:s text:c="3"/>1.74</text:p>
          </table:table-cell>
          <table:table-cell office:value-type="float" office:value="1632" table:style-name="ce92">
            <text:p>1,632</text:p>
          </table:table-cell>
          <table:table-cell office:value-type="float" office:value="1814" table:style-name="ce92">
            <text:p>1,814</text:p>
          </table:table-cell>
          <table:table-cell office:value-type="float" office:value="2412" table:style-name="ce91">
            <text:p><text:s text:c="3"/>2,412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嘉 義 縣</text:p>
          </table:table-cell>
          <table:table-cell office:value-type="float" office:value="182896" table:style-name="ce94">
            <text:p><text:s text:c="3"/>182,896</text:p>
          </table:table-cell>
          <table:table-cell office:value-type="float" office:value="510806" table:style-name="ce94">
            <text:p><text:s text:c="3"/>510,806</text:p>
          </table:table-cell>
          <table:table-cell office:value-type="float" office:value="265648" table:style-name="ce94">
            <text:p><text:s text:c="3"/>265,648</text:p>
          </table:table-cell>
          <table:table-cell office:value-type="float" office:value="245158" table:style-name="ce94">
            <text:p><text:s text:c="3"/>245,158</text:p>
          </table:table-cell>
          <table:table-cell office:value-type="float" office:value="244" table:style-name="ce94">
            <text:p><text:s text:c="3"/>244</text:p>
          </table:table-cell>
          <table:table-cell office:value-type="float" office:value="127" table:style-name="ce92">
            <text:p>127</text:p>
          </table:table-cell>
          <table:table-cell office:value-type="float" office:value="117" table:style-name="ce92">
            <text:p>117</text:p>
          </table:table-cell>
          <table:table-cell office:value-type="float" office:value="5.62" table:style-name="ce93">
            <text:p><text:s text:c="3"/>5.62</text:p>
          </table:table-cell>
          <table:table-cell office:value-type="float" office:value="515" table:style-name="ce94">
            <text:p><text:s text:c="3"/>515</text:p>
          </table:table-cell>
          <table:table-cell office:value-type="float" office:value="292" table:style-name="ce92">
            <text:p>292</text:p>
          </table:table-cell>
          <table:table-cell office:value-type="float" office:value="223" table:style-name="ce92">
            <text:p>223</text:p>
          </table:table-cell>
          <table:table-cell office:value-type="float" office:value="11.87" table:style-name="ce93">
            <text:p><text:s text:c="3"/>11.87</text:p>
          </table:table-cell>
          <table:table-cell office:value-type="float" office:value="-271" table:style-name="ce108">
            <text:p>－ <text:s/>271</text:p>
          </table:table-cell>
          <table:table-cell office:value-type="float" office:value="-6.24" table:style-name="ce107">
            <text:p>－ <text:s/>6.24</text:p>
          </table:table-cell>
          <table:table-cell office:value-type="float" office:value="238" table:style-name="ce94">
            <text:p><text:s text:c="3"/>238</text:p>
          </table:table-cell>
          <table:table-cell office:value-type="float" office:value="5.48" table:style-name="ce93">
            <text:p><text:s text:c="3"/>5.48</text:p>
          </table:table-cell>
          <table:table-cell office:value-type="float" office:value="81" table:style-name="ce94">
            <text:p><text:s text:c="3"/>81</text:p>
          </table:table-cell>
          <table:table-cell office:value-type="float" office:value="1.87" table:style-name="ce93">
            <text:p><text:s text:c="3"/>1.87</text:p>
          </table:table-cell>
          <table:table-cell office:value-type="float" office:value="1283" table:style-name="ce92">
            <text:p>1,283</text:p>
          </table:table-cell>
          <table:table-cell office:value-type="float" office:value="1388" table:style-name="ce92">
            <text:p>1,388</text:p>
          </table:table-cell>
          <table:table-cell office:value-type="float" office:value="5833" table:style-name="ce91">
            <text:p><text:s text:c="3"/>5,833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屏 東 縣</text:p>
          </table:table-cell>
          <table:table-cell office:value-type="float" office:value="286907" table:style-name="ce94">
            <text:p><text:s text:c="3"/>286,907</text:p>
          </table:table-cell>
          <table:table-cell office:value-type="float" office:value="829475" table:style-name="ce94">
            <text:p><text:s text:c="3"/>829,475</text:p>
          </table:table-cell>
          <table:table-cell office:value-type="float" office:value="424193" table:style-name="ce94">
            <text:p><text:s text:c="3"/>424,193</text:p>
          </table:table-cell>
          <table:table-cell office:value-type="float" office:value="405282" table:style-name="ce94">
            <text:p><text:s text:c="3"/>405,282</text:p>
          </table:table-cell>
          <table:table-cell office:value-type="float" office:value="435" table:style-name="ce94">
            <text:p><text:s text:c="3"/>435</text:p>
          </table:table-cell>
          <table:table-cell office:value-type="float" office:value="249" table:style-name="ce92">
            <text:p>249</text:p>
          </table:table-cell>
          <table:table-cell office:value-type="float" office:value="186" table:style-name="ce92">
            <text:p>186</text:p>
          </table:table-cell>
          <table:table-cell office:value-type="float" office:value="6.17" table:style-name="ce93">
            <text:p><text:s text:c="3"/>6.17</text:p>
          </table:table-cell>
          <table:table-cell office:value-type="float" office:value="812" table:style-name="ce94">
            <text:p><text:s text:c="3"/>812</text:p>
          </table:table-cell>
          <table:table-cell office:value-type="float" office:value="506" table:style-name="ce92">
            <text:p>506</text:p>
          </table:table-cell>
          <table:table-cell office:value-type="float" office:value="306" table:style-name="ce92">
            <text:p>306</text:p>
          </table:table-cell>
          <table:table-cell office:value-type="float" office:value="11.52" table:style-name="ce93">
            <text:p><text:s text:c="3"/>11.52</text:p>
          </table:table-cell>
          <table:table-cell office:value-type="float" office:value="-377" table:style-name="ce108">
            <text:p>－ <text:s/>377</text:p>
          </table:table-cell>
          <table:table-cell office:value-type="float" office:value="-5.35" table:style-name="ce107">
            <text:p>－ <text:s/>5.35</text:p>
          </table:table-cell>
          <table:table-cell office:value-type="float" office:value="441" table:style-name="ce94">
            <text:p><text:s text:c="3"/>441</text:p>
          </table:table-cell>
          <table:table-cell office:value-type="float" office:value="6.26" table:style-name="ce93">
            <text:p><text:s text:c="3"/>6.26</text:p>
          </table:table-cell>
          <table:table-cell office:value-type="float" office:value="157" table:style-name="ce94">
            <text:p><text:s text:c="3"/>157</text:p>
          </table:table-cell>
          <table:table-cell office:value-type="float" office:value="2.23" table:style-name="ce93">
            <text:p><text:s text:c="3"/>2.23</text:p>
          </table:table-cell>
          <table:table-cell office:value-type="float" office:value="2202" table:style-name="ce92">
            <text:p>2,202</text:p>
          </table:table-cell>
          <table:table-cell office:value-type="float" office:value="2289" table:style-name="ce92">
            <text:p>2,289</text:p>
          </table:table-cell>
          <table:table-cell office:value-type="float" office:value="59264" table:style-name="ce91">
            <text:p><text:s text:c="3"/>59,264</text:p>
          </table:table-cell>
          <table:table-cell table:style-name="ce180"/>
          <table:table-cell table:number-columns-repeated="16361"/>
        </table:table-row>
        <table:table-row table:style-name="ro27">
          <table:table-cell office:value-type="string" table:style-name="ce97">
            <text:p>臺 東 縣</text:p>
          </table:table-cell>
          <table:table-cell office:value-type="float" office:value="82876" table:style-name="ce94">
            <text:p><text:s text:c="3"/>82,876</text:p>
          </table:table-cell>
          <table:table-cell office:value-type="float" office:value="219467" table:style-name="ce94">
            <text:p><text:s text:c="3"/>219,467</text:p>
          </table:table-cell>
          <table:table-cell office:value-type="float" office:value="113315" table:style-name="ce94">
            <text:p><text:s text:c="3"/>113,315</text:p>
          </table:table-cell>
          <table:table-cell office:value-type="float" office:value="106152" table:style-name="ce94">
            <text:p><text:s text:c="3"/>106,152</text:p>
          </table:table-cell>
          <table:table-cell office:value-type="float" office:value="137" table:style-name="ce94">
            <text:p><text:s text:c="3"/>137</text:p>
          </table:table-cell>
          <table:table-cell office:value-type="float" office:value="74" table:style-name="ce92">
            <text:p>74</text:p>
          </table:table-cell>
          <table:table-cell office:value-type="float" office:value="63" table:style-name="ce92">
            <text:p>63</text:p>
          </table:table-cell>
          <table:table-cell office:value-type="float" office:value="7.35" table:style-name="ce93">
            <text:p><text:s text:c="3"/>7.35</text:p>
          </table:table-cell>
          <table:table-cell office:value-type="float" office:value="209" table:style-name="ce94">
            <text:p><text:s text:c="3"/>209</text:p>
          </table:table-cell>
          <table:table-cell office:value-type="float" office:value="131" table:style-name="ce92">
            <text:p>131</text:p>
          </table:table-cell>
          <table:table-cell office:value-type="float" office:value="78" table:style-name="ce92">
            <text:p>78</text:p>
          </table:table-cell>
          <table:table-cell office:value-type="float" office:value="11.21" table:style-name="ce93">
            <text:p><text:s text:c="3"/>11.21</text:p>
          </table:table-cell>
          <table:table-cell office:value-type="float" office:value="-72" table:style-name="ce96">
            <text:p>－ <text:s text:c="3"/>72</text:p>
          </table:table-cell>
          <table:table-cell office:value-type="float" office:value="-3.86" table:style-name="ce107">
            <text:p>－ <text:s/>3.86</text:p>
          </table:table-cell>
          <table:table-cell office:value-type="float" office:value="111" table:style-name="ce94">
            <text:p><text:s text:c="3"/>111</text:p>
          </table:table-cell>
          <table:table-cell office:value-type="float" office:value="5.95" table:style-name="ce93">
            <text:p><text:s text:c="3"/>5.95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2.2000000000000002" table:style-name="ce93">
            <text:p><text:s text:c="3"/>2.20</text:p>
          </table:table-cell>
          <table:table-cell office:value-type="float" office:value="690" table:style-name="ce92">
            <text:p>690</text:p>
          </table:table-cell>
          <table:table-cell office:value-type="float" office:value="691" table:style-name="ce92">
            <text:p>691</text:p>
          </table:table-cell>
          <table:table-cell office:value-type="float" office:value="78882" table:style-name="ce91">
            <text:p><text:s text:c="3"/>78,882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花 蓮 縣</text:p>
          </table:table-cell>
          <table:table-cell office:value-type="float" office:value="125937" table:style-name="ce94">
            <text:p><text:s text:c="3"/>125,937</text:p>
          </table:table-cell>
          <table:table-cell office:value-type="float" office:value="329016" table:style-name="ce94">
            <text:p><text:s text:c="3"/>329,016</text:p>
          </table:table-cell>
          <table:table-cell office:value-type="float" office:value="167039" table:style-name="ce94">
            <text:p><text:s text:c="3"/>167,039</text:p>
          </table:table-cell>
          <table:table-cell office:value-type="float" office:value="161977" table:style-name="ce94">
            <text:p><text:s text:c="3"/>161,977</text:p>
          </table:table-cell>
          <table:table-cell office:value-type="float" office:value="241" table:style-name="ce94">
            <text:p><text:s text:c="3"/>241</text:p>
          </table:table-cell>
          <table:table-cell office:value-type="float" office:value="119" table:style-name="ce92">
            <text:p>119</text:p>
          </table:table-cell>
          <table:table-cell office:value-type="float" office:value="122" table:style-name="ce92">
            <text:p>122</text:p>
          </table:table-cell>
          <table:table-cell office:value-type="float" office:value="8.6199999999999992" table:style-name="ce93">
            <text:p><text:s text:c="3"/>8.62</text:p>
          </table:table-cell>
          <table:table-cell office:value-type="float" office:value="339" table:style-name="ce94">
            <text:p><text:s text:c="3"/>339</text:p>
          </table:table-cell>
          <table:table-cell office:value-type="float" office:value="216" table:style-name="ce92">
            <text:p>216</text:p>
          </table:table-cell>
          <table:table-cell office:value-type="float" office:value="123" table:style-name="ce92">
            <text:p>123</text:p>
          </table:table-cell>
          <table:table-cell office:value-type="float" office:value="12.13" table:style-name="ce93">
            <text:p><text:s text:c="3"/>12.13</text:p>
          </table:table-cell>
          <table:table-cell office:value-type="float" office:value="-98" table:style-name="ce96">
            <text:p>－ <text:s text:c="3"/>98</text:p>
          </table:table-cell>
          <table:table-cell office:value-type="float" office:value="-3.51" table:style-name="ce107">
            <text:p>－ <text:s/>3.51</text:p>
          </table:table-cell>
          <table:table-cell office:value-type="float" office:value="165" table:style-name="ce94">
            <text:p><text:s text:c="3"/>165</text:p>
          </table:table-cell>
          <table:table-cell office:value-type="float" office:value="5.9" table:style-name="ce93">
            <text:p><text:s text:c="3"/>5.90</text:p>
          </table:table-cell>
          <table:table-cell office:value-type="float" office:value="69" table:style-name="ce94">
            <text:p><text:s text:c="3"/>69</text:p>
          </table:table-cell>
          <table:table-cell office:value-type="float" office:value="2.4700000000000002" table:style-name="ce93">
            <text:p><text:s text:c="3"/>2.47</text:p>
          </table:table-cell>
          <table:table-cell office:value-type="float" office:value="1205" table:style-name="ce92">
            <text:p>1,205</text:p>
          </table:table-cell>
          <table:table-cell office:value-type="float" office:value="1328" table:style-name="ce92">
            <text:p>1,328</text:p>
          </table:table-cell>
          <table:table-cell office:value-type="float" office:value="92737" table:style-name="ce91">
            <text:p><text:s text:c="3"/>92,737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澎 湖 縣</text:p>
          </table:table-cell>
          <table:table-cell office:value-type="float" office:value="39957" table:style-name="ce94">
            <text:p><text:s text:c="3"/>39,957</text:p>
          </table:table-cell>
          <table:table-cell office:value-type="float" office:value="104105" table:style-name="ce94">
            <text:p><text:s text:c="3"/>104,105</text:p>
          </table:table-cell>
          <table:table-cell office:value-type="float" office:value="53648" table:style-name="ce94">
            <text:p><text:s text:c="3"/>53,648</text:p>
          </table:table-cell>
          <table:table-cell office:value-type="float" office:value="50457" table:style-name="ce94">
            <text:p><text:s text:c="3"/>50,457</text:p>
          </table:table-cell>
          <table:table-cell office:value-type="float" office:value="97" table:style-name="ce94">
            <text:p><text:s text:c="3"/>97</text:p>
          </table:table-cell>
          <table:table-cell office:value-type="float" office:value="48" table:style-name="ce92">
            <text:p>48</text:p>
          </table:table-cell>
          <table:table-cell office:value-type="float" office:value="49" table:style-name="ce92">
            <text:p>49</text:p>
          </table:table-cell>
          <table:table-cell office:value-type="float" office:value="10.97" table:style-name="ce93">
            <text:p><text:s text:c="3"/>10.97</text:p>
          </table:table-cell>
          <table:table-cell office:value-type="float" office:value="94" table:style-name="ce94">
            <text:p><text:s text:c="3"/>94</text:p>
          </table:table-cell>
          <table:table-cell office:value-type="float" office:value="55" table:style-name="ce92">
            <text:p>55</text:p>
          </table:table-cell>
          <table:table-cell office:value-type="float" office:value="39" table:style-name="ce92">
            <text:p>39</text:p>
          </table:table-cell>
          <table:table-cell office:value-type="float" office:value="10.63" table:style-name="ce93">
            <text:p><text:s text:c="3"/>10.6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.34" table:style-name="ce107">
            <text:p><text:s text:c="4"/>0.34</text:p>
          </table:table-cell>
          <table:table-cell office:value-type="float" office:value="42" table:style-name="ce94">
            <text:p><text:s text:c="3"/>42</text:p>
          </table:table-cell>
          <table:table-cell office:value-type="float" office:value="4.75" table:style-name="ce93">
            <text:p><text:s text:c="3"/>4.75</text:p>
          </table:table-cell>
          <table:table-cell office:value-type="float" office:value="16" table:style-name="ce94">
            <text:p><text:s text:c="3"/>16</text:p>
          </table:table-cell>
          <table:table-cell office:value-type="float" office:value="1.81" table:style-name="ce93">
            <text:p><text:s text:c="3"/>1.81</text:p>
          </table:table-cell>
          <table:table-cell office:value-type="float" office:value="368" table:style-name="ce92">
            <text:p>368</text:p>
          </table:table-cell>
          <table:table-cell office:value-type="float" office:value="339" table:style-name="ce92">
            <text:p>339</text:p>
          </table:table-cell>
          <table:table-cell office:value-type="float" office:value="527" table:style-name="ce91">
            <text:p><text:s text:c="3"/>527</text:p>
          </table:table-cell>
          <table:table-cell table:style-name="ce180"/>
          <table:table-cell table:number-columns-repeated="16361"/>
        </table:table-row>
        <table:table-row table:style-name="ro28">
          <table:table-cell office:value-type="string" table:style-name="ce97">
            <text:p>基 隆 市</text:p>
          </table:table-cell>
          <table:table-cell office:value-type="float" office:value="152815" table:style-name="ce94">
            <text:p><text:s text:c="3"/>152,815</text:p>
          </table:table-cell>
          <table:table-cell office:value-type="float" office:value="371317" table:style-name="ce94">
            <text:p><text:s text:c="3"/>371,317</text:p>
          </table:table-cell>
          <table:table-cell office:value-type="float" office:value="185819" table:style-name="ce94">
            <text:p><text:s text:c="3"/>185,819</text:p>
          </table:table-cell>
          <table:table-cell office:value-type="float" office:value="185498" table:style-name="ce94">
            <text:p><text:s text:c="3"/>185,498</text:p>
          </table:table-cell>
          <table:table-cell office:value-type="float" office:value="166" table:style-name="ce94">
            <text:p><text:s text:c="3"/>166</text:p>
          </table:table-cell>
          <table:table-cell office:value-type="float" office:value="85" table:style-name="ce92">
            <text:p>85</text:p>
          </table:table-cell>
          <table:table-cell office:value-type="float" office:value="81" table:style-name="ce92">
            <text:p>81</text:p>
          </table:table-cell>
          <table:table-cell office:value-type="float" office:value="5.26" table:style-name="ce93">
            <text:p><text:s text:c="3"/>5.26</text:p>
          </table:table-cell>
          <table:table-cell office:value-type="float" office:value="293" table:style-name="ce94">
            <text:p><text:s text:c="3"/>293</text:p>
          </table:table-cell>
          <table:table-cell office:value-type="float" office:value="155" table:style-name="ce92">
            <text:p>155</text:p>
          </table:table-cell>
          <table:table-cell office:value-type="float" office:value="138" table:style-name="ce92">
            <text:p>138</text:p>
          </table:table-cell>
          <table:table-cell office:value-type="float" office:value="9.2899999999999991" table:style-name="ce93">
            <text:p><text:s text:c="3"/>9.29</text:p>
          </table:table-cell>
          <table:table-cell office:value-type="float" office:value="-127" table:style-name="ce108">
            <text:p>－ <text:s/>127</text:p>
          </table:table-cell>
          <table:table-cell office:value-type="float" office:value="-4.03" table:style-name="ce107">
            <text:p>－ <text:s/>4.03</text:p>
          </table:table-cell>
          <table:table-cell office:value-type="float" office:value="178" table:style-name="ce94">
            <text:p><text:s text:c="3"/>178</text:p>
          </table:table-cell>
          <table:table-cell office:value-type="float" office:value="5.64" table:style-name="ce93">
            <text:p><text:s text:c="3"/>5.64</text:p>
          </table:table-cell>
          <table:table-cell office:value-type="float" office:value="84" table:style-name="ce94">
            <text:p><text:s text:c="3"/>84</text:p>
          </table:table-cell>
          <table:table-cell office:value-type="float" office:value="2.66" table:style-name="ce93">
            <text:p><text:s text:c="3"/>2.66</text:p>
          </table:table-cell>
          <table:table-cell office:value-type="float" office:value="1298" table:style-name="ce92">
            <text:p>1,298</text:p>
          </table:table-cell>
          <table:table-cell office:value-type="float" office:value="1312" table:style-name="ce92">
            <text:p>1,312</text:p>
          </table:table-cell>
          <table:table-cell office:value-type="float" office:value="9378" table:style-name="ce91">
            <text:p><text:s text:c="3"/>9,378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新 竹 市</text:p>
          </table:table-cell>
          <table:table-cell office:value-type="float" office:value="163305" table:style-name="ce94">
            <text:p><text:s text:c="3"/>163,305</text:p>
          </table:table-cell>
          <table:table-cell office:value-type="float" office:value="441639" table:style-name="ce94">
            <text:p><text:s text:c="3"/>441,639</text:p>
          </table:table-cell>
          <table:table-cell office:value-type="float" office:value="218043" table:style-name="ce94">
            <text:p><text:s text:c="3"/>218,043</text:p>
          </table:table-cell>
          <table:table-cell office:value-type="float" office:value="223596" table:style-name="ce94">
            <text:p><text:s text:c="3"/>223,596</text:p>
          </table:table-cell>
          <table:table-cell office:value-type="float" office:value="385" table:style-name="ce94">
            <text:p><text:s text:c="3"/>385</text:p>
          </table:table-cell>
          <table:table-cell office:value-type="float" office:value="189" table:style-name="ce92">
            <text:p>189</text:p>
          </table:table-cell>
          <table:table-cell office:value-type="float" office:value="196" table:style-name="ce92">
            <text:p>196</text:p>
          </table:table-cell>
          <table:table-cell office:value-type="float" office:value="10.27" table:style-name="ce93">
            <text:p><text:s text:c="3"/>10.27</text:p>
          </table:table-cell>
          <table:table-cell office:value-type="float" office:value="222" table:style-name="ce94">
            <text:p><text:s text:c="3"/>222</text:p>
          </table:table-cell>
          <table:table-cell office:value-type="float" office:value="126" table:style-name="ce92">
            <text:p>126</text:p>
          </table:table-cell>
          <table:table-cell office:value-type="float" office:value="96" table:style-name="ce92">
            <text:p>96</text:p>
          </table:table-cell>
          <table:table-cell office:value-type="float" office:value="5.92" table:style-name="ce93">
            <text:p><text:s text:c="3"/>5.92</text:p>
          </table:table-cell>
          <table:table-cell office:value-type="float" office:value="163" table:style-name="ce96">
            <text:p><text:s text:c="3"/>163</text:p>
          </table:table-cell>
          <table:table-cell office:value-type="float" office:value="4.3499999999999996" table:style-name="ce98">
            <text:p><text:s text:c="4"/>4.35</text:p>
          </table:table-cell>
          <table:table-cell office:value-type="float" office:value="276" table:style-name="ce94">
            <text:p><text:s text:c="3"/>276</text:p>
          </table:table-cell>
          <table:table-cell office:value-type="float" office:value="7.36" table:style-name="ce93">
            <text:p><text:s text:c="3"/>7.36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1.97" table:style-name="ce93">
            <text:p><text:s text:c="3"/>1.97</text:p>
          </table:table-cell>
          <table:table-cell office:value-type="float" office:value="1703" table:style-name="ce92">
            <text:p>1,703</text:p>
          </table:table-cell>
          <table:table-cell office:value-type="float" office:value="1359" table:style-name="ce92">
            <text:p>1,359</text:p>
          </table:table-cell>
          <table:table-cell office:value-type="float" office:value="4022" table:style-name="ce91">
            <text:p><text:s text:c="3"/>4,022</text:p>
          </table:table-cell>
          <table:table-cell table:style-name="ce180"/>
          <table:table-cell table:number-columns-repeated="16361"/>
        </table:table-row>
        <table:table-row table:style-name="ro26">
          <table:table-cell office:value-type="string" table:style-name="ce97">
            <text:p>嘉 義 市</text:p>
          </table:table-cell>
          <table:table-cell office:value-type="float" office:value="99525" table:style-name="ce94">
            <text:p><text:s text:c="3"/>99,525</text:p>
          </table:table-cell>
          <table:table-cell office:value-type="float" office:value="269345" table:style-name="ce94">
            <text:p><text:s text:c="3"/>269,345</text:p>
          </table:table-cell>
          <table:table-cell office:value-type="float" office:value="130986" table:style-name="ce94">
            <text:p><text:s text:c="3"/>130,986</text:p>
          </table:table-cell>
          <table:table-cell office:value-type="float" office:value="138359" table:style-name="ce94">
            <text:p><text:s text:c="3"/>138,359</text:p>
          </table:table-cell>
          <table:table-cell office:value-type="float" office:value="173" table:style-name="ce94">
            <text:p><text:s text:c="3"/>173</text:p>
          </table:table-cell>
          <table:table-cell office:value-type="float" office:value="100" table:style-name="ce92">
            <text:p>100</text:p>
          </table:table-cell>
          <table:table-cell office:value-type="float" office:value="73" table:style-name="ce92">
            <text:p>73</text:p>
          </table:table-cell>
          <table:table-cell office:value-type="float" office:value="7.56" table:style-name="ce93">
            <text:p><text:s text:c="3"/>7.56</text:p>
          </table:table-cell>
          <table:table-cell office:value-type="float" office:value="202" table:style-name="ce94">
            <text:p><text:s text:c="3"/>202</text:p>
          </table:table-cell>
          <table:table-cell office:value-type="float" office:value="110" table:style-name="ce92">
            <text:p>110</text:p>
          </table:table-cell>
          <table:table-cell office:value-type="float" office:value="92" table:style-name="ce92">
            <text:p>92</text:p>
          </table:table-cell>
          <table:table-cell office:value-type="float" office:value="8.83" table:style-name="ce93">
            <text:p><text:s text:c="3"/>8.83</text:p>
          </table:table-cell>
          <table:table-cell office:value-type="float" office:value="-29" table:style-name="ce96">
            <text:p>－ <text:s text:c="3"/>29</text:p>
          </table:table-cell>
          <table:table-cell office:value-type="float" office:value="-1.27" table:style-name="ce107">
            <text:p>－ <text:s/>1.27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7.91" table:style-name="ce93">
            <text:p><text:s text:c="3"/>7.91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1.92" table:style-name="ce93">
            <text:p><text:s text:c="3"/>1.92</text:p>
          </table:table-cell>
          <table:table-cell office:value-type="float" office:value="934" table:style-name="ce92">
            <text:p>934</text:p>
          </table:table-cell>
          <table:table-cell office:value-type="float" office:value="958" table:style-name="ce92">
            <text:p>958</text:p>
          </table:table-cell>
          <table:table-cell office:value-type="float" office:value="1054" table:style-name="ce91">
            <text:p><text:s text:c="3"/>1,054</text:p>
          </table:table-cell>
          <table:table-cell table:style-name="ce180"/>
          <table:table-cell table:number-columns-repeated="16361"/>
        </table:table-row>
        <table:table-row table:style-name="ro29">
          <table:table-cell office:value-type="string" table:style-name="ce106">
            <text:p>福 <text:s/>建 <text:s/>省</text:p>
          </table:table-cell>
          <table:table-cell office:value-type="float" office:value="42843" table:style-name="ce103">
            <text:p><text:s text:c="3"/>42,843</text:p>
          </table:table-cell>
          <table:table-cell office:value-type="float" office:value="150483" table:style-name="ce103">
            <text:p><text:s text:c="3"/>150,483</text:p>
          </table:table-cell>
          <table:table-cell office:value-type="float" office:value="76168" table:style-name="ce103">
            <text:p><text:s text:c="3"/>76,168</text:p>
          </table:table-cell>
          <table:table-cell office:value-type="float" office:value="74315" table:style-name="ce103">
            <text:p><text:s text:c="3"/>74,315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78" table:style-name="ce50">
            <text:p>78</text:p>
          </table:table-cell>
          <table:table-cell office:value-type="float" office:value="59" table:style-name="ce50">
            <text:p>59</text:p>
          </table:table-cell>
          <table:table-cell office:value-type="float" office:value="10.72" table:style-name="ce102">
            <text:p><text:s text:c="3"/>10.72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48" table:style-name="ce50">
            <text:p>48</text:p>
          </table:table-cell>
          <table:table-cell office:value-type="float" office:value="26" table:style-name="ce50">
            <text:p>26</text:p>
          </table:table-cell>
          <table:table-cell office:value-type="float" office:value="5.79" table:style-name="ce102">
            <text:p><text:s text:c="3"/>5.79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4.93" table:style-name="ce104">
            <text:p><text:s text:c="4"/>4.93</text:p>
          </table:table-cell>
          <table:table-cell office:value-type="float" office:value="78" table:style-name="ce103">
            <text:p><text:s text:c="3"/>78</text:p>
          </table:table-cell>
          <table:table-cell office:value-type="float" office:value="6.11" table:style-name="ce102">
            <text:p><text:s text:c="3"/>6.11</text:p>
          </table:table-cell>
          <table:table-cell office:value-type="float" office:value="20" table:style-name="ce103">
            <text:p><text:s text:c="3"/>20</text:p>
          </table:table-cell>
          <table:table-cell office:value-type="float" office:value="1.57" table:style-name="ce102">
            <text:p><text:s text:c="3"/>1.57</text:p>
          </table:table-cell>
          <table:table-cell office:value-type="float" office:value="756" table:style-name="ce50">
            <text:p>756</text:p>
          </table:table-cell>
          <table:table-cell office:value-type="float" office:value="672" table:style-name="ce50">
            <text:p>672</text:p>
          </table:table-cell>
          <table:table-cell office:value-type="float" office:value="1265" table:style-name="ce101">
            <text:p><text:s text:c="3"/>1,265</text:p>
          </table:table-cell>
          <table:table-cell table:style-name="ce180"/>
          <table:table-cell table:number-columns-repeated="16361" table:style-name="ce100"/>
        </table:table-row>
        <table:table-row table:style-name="ro11">
          <table:table-cell office:value-type="string" table:style-name="ce97">
            <text:p>金 門 縣</text:p>
          </table:table-cell>
          <table:table-cell office:value-type="float" office:value="39974" table:style-name="ce99">
            <text:p><text:s text:c="3"/>39,974</text:p>
          </table:table-cell>
          <table:table-cell office:value-type="float" office:value="137577" table:style-name="ce94">
            <text:p><text:s text:c="3"/>137,577</text:p>
          </table:table-cell>
          <table:table-cell office:value-type="float" office:value="68802" table:style-name="ce94">
            <text:p><text:s text:c="3"/>68,802</text:p>
          </table:table-cell>
          <table:table-cell office:value-type="float" office:value="68775" table:style-name="ce94">
            <text:p><text:s text:c="3"/>68,775</text:p>
          </table:table-cell>
          <table:table-cell office:value-type="float" office:value="127" table:style-name="ce94">
            <text:p><text:s text:c="3"/>127</text:p>
          </table:table-cell>
          <table:table-cell office:value-type="float" office:value="69" table:style-name="ce92">
            <text:p>69</text:p>
          </table:table-cell>
          <table:table-cell office:value-type="float" office:value="58" table:style-name="ce92">
            <text:p>58</text:p>
          </table:table-cell>
          <table:table-cell office:value-type="float" office:value="10.87" table:style-name="ce93">
            <text:p><text:s text:c="3"/>10.87</text:p>
          </table:table-cell>
          <table:table-cell office:value-type="float" office:value="68" table:style-name="ce94">
            <text:p><text:s text:c="3"/>68</text:p>
          </table:table-cell>
          <table:table-cell office:value-type="float" office:value="42" table:style-name="ce92">
            <text:p>42</text:p>
          </table:table-cell>
          <table:table-cell office:value-type="float" office:value="26" table:style-name="ce92">
            <text:p>26</text:p>
          </table:table-cell>
          <table:table-cell office:value-type="float" office:value="5.82" table:style-name="ce93">
            <text:p><text:s text:c="3"/>5.82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5.05" table:style-name="ce98">
            <text:p><text:s text:c="4"/>5.05</text:p>
          </table:table-cell>
          <table:table-cell office:value-type="float" office:value="74" table:style-name="ce94">
            <text:p><text:s text:c="3"/>74</text:p>
          </table:table-cell>
          <table:table-cell office:value-type="float" office:value="6.34" table:style-name="ce93">
            <text:p><text:s text:c="3"/>6.34</text:p>
          </table:table-cell>
          <table:table-cell office:value-type="float" office:value="17" table:style-name="ce94">
            <text:p><text:s text:c="3"/>17</text:p>
          </table:table-cell>
          <table:table-cell office:value-type="float" office:value="1.46" table:style-name="ce93">
            <text:p><text:s text:c="3"/>1.46</text:p>
          </table:table-cell>
          <table:table-cell office:value-type="float" office:value="647" table:style-name="ce92">
            <text:p>647</text:p>
          </table:table-cell>
          <table:table-cell office:value-type="float" office:value="585" table:style-name="ce92">
            <text:p>585</text:p>
          </table:table-cell>
          <table:table-cell office:value-type="float" office:value="1061" table:style-name="ce91">
            <text:p><text:s text:c="3"/>1,061</text:p>
          </table:table-cell>
          <table:table-cell table:style-name="ce180"/>
          <table:table-cell table:number-columns-repeated="16361"/>
        </table:table-row>
        <table:table-row table:style-name="ro30">
          <table:table-cell office:value-type="string" table:style-name="ce97">
            <text:p>連 江 縣</text:p>
          </table:table-cell>
          <table:table-cell office:value-type="float" office:value="2869" table:style-name="ce94">
            <text:p><text:s text:c="3"/>2,869</text:p>
          </table:table-cell>
          <table:table-cell office:value-type="float" office:value="12906" table:style-name="ce94">
            <text:p><text:s text:c="3"/>12,906</text:p>
          </table:table-cell>
          <table:table-cell office:value-type="float" office:value="7366" table:style-name="ce94">
            <text:p><text:s text:c="3"/>7,366</text:p>
          </table:table-cell>
          <table:table-cell office:value-type="float" office:value="5540" table:style-name="ce94">
            <text:p><text:s text:c="3"/>5,540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9" table:style-name="ce92">
            <text:p>9</text:p>
          </table:table-cell>
          <table:table-cell office:value-type="float" office:value="1" table:style-name="ce92">
            <text:p>1</text:p>
          </table:table-cell>
          <table:table-cell office:value-type="float" office:value="9.1300000000000008" table:style-name="ce93">
            <text:p><text:s text:c="3"/>9.13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" table:style-name="ce92">
            <text:p>6</text:p>
          </table:table-cell>
          <table:table-cell office:value-type="float" office:value="0" table:style-name="ce92">
            <text:p>—</text:p>
          </table:table-cell>
          <table:table-cell office:value-type="float" office:value="5.48" table:style-name="ce93">
            <text:p><text:s text:c="3"/>5.48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3.65" table:style-name="ce95">
            <text:p>3.65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3.65" table:style-name="ce93">
            <text:p><text:s text:c="3"/>3.6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2.74" table:style-name="ce93">
            <text:p><text:s text:c="3"/>2.74</text:p>
          </table:table-cell>
          <table:table-cell office:value-type="float" office:value="109" table:style-name="ce92">
            <text:p>109</text:p>
          </table:table-cell>
          <table:table-cell office:value-type="float" office:value="87" table:style-name="ce92">
            <text:p>87</text:p>
          </table:table-cell>
          <table:table-cell office:value-type="float" office:value="204" table:style-name="ce91">
            <text:p><text:s text:c="3"/>204</text:p>
          </table:table-cell>
          <table:table-cell table:style-name="ce180"/>
          <table:table-cell table:number-columns-repeated="16361"/>
        </table:table-row>
        <table:table-row table:style-name="ro31">
          <table:table-cell table:style-name="ce90"/>
          <table:table-cell table:number-columns-repeated="7" table:style-name="ce89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7"/>
          <table:table-cell table:number-columns-repeated="3" table:style-name="ce86"/>
          <table:table-cell table:style-name="ce85"/>
          <table:table-cell table:number-columns-repeated="16362" table:style-name="ce2"/>
        </table:table-row>
        <table:table-row table:style-name="ro8">
          <table:table-cell office:value-type="string" table:style-name="ce8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3">
            <text:p><text:s text:c="16"/>內 政 部 戶 政 司 <text:s/>民 國 107 年 2 月 5 日 編製</text:p>
          </table:table-cell>
          <table:table-cell table:number-columns-repeated="16362"/>
        </table:table-row>
        <table:table-row table:style-name="ro9">
          <table:table-cell table:style-name="ce82"/>
          <table:table-cell table:number-columns-repeated="17" table:style-name="ce2"/>
          <table:table-cell table:number-columns-repeated="3" table:style-name="ce81"/>
          <table:table-cell table:style-name="ce178"/>
          <table:table-cell table:number-columns-repeated="16362"/>
        </table:table-row>
        <table:table-row table:style-name="ro9">
          <table:table-cell table:style-name="ce80"/>
          <table:table-cell table:number-columns-repeated="20" table:style-name="ce2"/>
          <table:table-cell table:style-name="ce178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0"/>
        <table:table-column table:style-name="co25" table:default-cell-style-name="ce140"/>
        <table:table-column table:style-name="co4" table:default-cell-style-name="ce140"/>
        <table:table-column table:style-name="co26" table:default-cell-style-name="ce140"/>
        <table:table-column table:style-name="co27" table:default-cell-style-name="ce140"/>
        <table:table-column table:style-name="co7" table:default-cell-style-name="ce140"/>
        <table:table-column table:style-name="co10" table:number-columns-repeated="2" table:default-cell-style-name="ce140"/>
        <table:table-column table:style-name="co28" table:default-cell-style-name="ce140"/>
        <table:table-column table:style-name="co25" table:default-cell-style-name="ce140"/>
        <table:table-column table:style-name="co24" table:default-cell-style-name="ce140"/>
        <table:table-column table:style-name="co7" table:default-cell-style-name="ce140"/>
        <table:table-column table:style-name="co29" table:default-cell-style-name="ce140"/>
        <table:table-column table:style-name="co24" table:default-cell-style-name="ce140"/>
        <table:table-column table:style-name="co3" table:default-cell-style-name="ce140"/>
        <table:table-column table:style-name="co10" table:default-cell-style-name="ce140"/>
        <table:table-column table:style-name="co30" table:default-cell-style-name="ce140"/>
        <table:table-column table:style-name="co25" table:default-cell-style-name="ce140"/>
        <table:table-column table:style-name="co7" table:default-cell-style-name="ce140"/>
        <table:table-column table:style-name="co10" table:default-cell-style-name="ce140"/>
        <table:table-column table:style-name="co31" table:default-cell-style-name="ce140"/>
        <table:table-column table:style-name="co26" table:default-cell-style-name="ce140"/>
        <table:table-column table:style-name="co13" table:default-cell-style-name="ce140"/>
        <table:table-column table:style-name="co3" table:default-cell-style-name="ce140"/>
        <table:table-column table:style-name="co31" table:default-cell-style-name="ce140"/>
        <table:table-column table:style-name="co32" table:default-cell-style-name="ce140"/>
        <table:table-column table:style-name="co21" table:number-columns-repeated="16358" table:default-cell-style-name="ce140"/>
        <table:table-row table:style-name="ro23">
          <table:table-cell office:value-type="string" table:number-columns-spanned="25" table:number-rows-spanned="1" table:style-name="ce232">
            <text:p>各 縣 市 人 口 年 齡 結 構 統 計 表</text:p>
          </table:table-cell>
          <table:covered-table-cell table:number-columns-repeated="24"/>
          <table:table-cell table:number-columns-repeated="16359" table:style-name="ce140"/>
        </table:table-row>
        <table:table-row table:style-name="ro32">
          <table:table-cell table:style-name="ce177"/>
          <table:table-cell table:number-columns-repeated="8" table:style-name="ce174"/>
          <table:table-cell table:style-name="ce140"/>
          <table:table-cell office:value-type="string" table:style-name="ce176">
            <text:p>中 華 民 國 107 年 1 月 底</text:p>
          </table:table-cell>
          <table:table-cell table:style-name="ce175"/>
          <table:table-cell table:number-columns-repeated="9" table:style-name="ce174"/>
          <table:table-cell table:number-columns-repeated="3" table:style-name="ce140"/>
          <table:table-cell office:value-type="string" table:style-name="ce173">
            <text:p>單位：人；％</text:p>
          </table:table-cell>
          <table:table-cell table:number-columns-repeated="16359" table:style-name="ce140"/>
        </table:table-row>
        <table:table-row table:style-name="ro5">
          <table:table-cell office:value-type="string" table:number-columns-spanned="1" table:number-rows-spanned="3" table:style-name="ce261">
            <text:p>區域別</text:p>
          </table:table-cell>
          <table:table-cell office:value-type="string" table:number-columns-spanned="4" table:number-rows-spanned="2" table:style-name="ce25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9">
            <text:p>20歲以上</text:p>
          </table:table-cell>
          <table:covered-table-cell table:number-columns-repeated="3"/>
          <table:table-cell table:number-columns-repeated="16359" table:style-name="ce152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2"/>
        </table:table-row>
        <table:table-row table:style-name="ro34">
          <table:covered-table-cell/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1">
            <text:p>％</text:p>
          </table:table-cell>
          <table:table-cell office:value-type="string" table:style-name="ce171">
            <text:p>計</text:p>
          </table:table-cell>
          <table:table-cell office:value-type="string" table:style-name="ce171">
            <text:p>男</text:p>
          </table:table-cell>
          <table:table-cell office:value-type="string" table:style-name="ce171">
            <text:p>女</text:p>
          </table:table-cell>
          <table:table-cell office:value-type="string" table:style-name="ce170">
            <text:p>％</text:p>
          </table:table-cell>
          <table:table-cell table:number-columns-repeated="16359" table:style-name="ce152"/>
        </table:table-row>
        <table:table-row table:style-name="ro21">
          <table:table-cell office:value-type="string" table:style-name="ce169">
            <text:p>總 <text:s text:c="5"/>計</text:p>
          </table:table-cell>
          <table:table-cell office:value-type="float" office:value="23572049" table:style-name="ce168">
            <text:p>23,572,049</text:p>
          </table:table-cell>
          <table:table-cell office:value-type="float" office:value="11718630" table:style-name="ce166">
            <text:p>11,718,630</text:p>
          </table:table-cell>
          <table:table-cell office:value-type="float" office:value="11853419" table:style-name="ce166">
            <text:p>11,853,419</text:p>
          </table:table-cell>
          <table:table-cell office:value-type="float" office:value="100" table:style-name="ce167">
            <text:p>100.00</text:p>
          </table:table-cell>
          <table:table-cell office:value-type="float" office:value="3088388" table:style-name="ce166">
            <text:p>3,088,388</text:p>
          </table:table-cell>
          <table:table-cell office:value-type="float" office:value="1607111" table:style-name="ce166">
            <text:p>1,607,111</text:p>
          </table:table-cell>
          <table:table-cell office:value-type="float" office:value="1481277" table:style-name="ce166">
            <text:p>1,481,277</text:p>
          </table:table-cell>
          <table:table-cell office:value-type="float" office:value="13.1" table:style-name="ce167">
            <text:p>13.10</text:p>
          </table:table-cell>
          <table:table-cell office:value-type="float" office:value="17199308" table:style-name="ce166">
            <text:p>17,199,308</text:p>
          </table:table-cell>
          <table:table-cell office:value-type="float" office:value="8602516" table:style-name="ce166">
            <text:p>8,602,516</text:p>
          </table:table-cell>
          <table:table-cell office:value-type="float" office:value="8596792" table:style-name="ce166">
            <text:p>8,596,792</text:p>
          </table:table-cell>
          <table:table-cell office:value-type="float" office:value="72.959999999999994" table:style-name="ce167">
            <text:p>72.96</text:p>
          </table:table-cell>
          <table:table-cell office:value-type="float" office:value="3284353" table:style-name="ce166">
            <text:p>3,284,353</text:p>
          </table:table-cell>
          <table:table-cell office:value-type="float" office:value="1509003" table:style-name="ce166">
            <text:p>1,509,003</text:p>
          </table:table-cell>
          <table:table-cell office:value-type="float" office:value="1775350" table:style-name="ce166">
            <text:p>1,775,350</text:p>
          </table:table-cell>
          <table:table-cell office:value-type="float" office:value="13.93" table:style-name="ce167">
            <text:p>13.93</text:p>
          </table:table-cell>
          <table:table-cell office:value-type="float" office:value="10628732" table:style-name="ce166">
            <text:p>10,628,732</text:p>
          </table:table-cell>
          <table:table-cell office:value-type="float" office:value="5343700" table:style-name="ce166">
            <text:p>5,343,700</text:p>
          </table:table-cell>
          <table:table-cell office:value-type="float" office:value="5285032" table:style-name="ce166">
            <text:p>5,285,032</text:p>
          </table:table-cell>
          <table:table-cell office:value-type="float" office:value="45.09" table:style-name="ce167">
            <text:p>45.09</text:p>
          </table:table-cell>
          <table:table-cell office:value-type="float" office:value="19129285" table:style-name="ce166">
            <text:p>19,129,285</text:p>
          </table:table-cell>
          <table:table-cell office:value-type="float" office:value="9405635" table:style-name="ce166">
            <text:p>9,405,635</text:p>
          </table:table-cell>
          <table:table-cell office:value-type="float" office:value="9723650" table:style-name="ce166">
            <text:p>9,723,650</text:p>
          </table:table-cell>
          <table:table-cell office:value-type="float" office:value="81.150000000000006" table:style-name="ce165">
            <text:p>81.15</text:p>
          </table:table-cell>
          <table:table-cell table:style-name="ce164"/>
          <table:table-cell table:number-columns-repeated="16358" table:style-name="ce163"/>
        </table:table-row>
        <table:table-row table:style-name="ro22">
          <table:table-cell office:value-type="string" table:style-name="ce162">
            <text:p>新 北 市</text:p>
          </table:table-cell>
          <table:table-cell office:value-type="float" office:value="3986348" table:style-name="ce161">
            <text:p>3,986,348</text:p>
          </table:table-cell>
          <table:table-cell office:value-type="float" office:value="1952979" table:style-name="ce159">
            <text:p>1,952,979</text:p>
          </table:table-cell>
          <table:table-cell office:value-type="float" office:value="2033369" table:style-name="ce159">
            <text:p>2,033,369</text:p>
          </table:table-cell>
          <table:table-cell office:value-type="float" office:value="100" table:style-name="ce160">
            <text:p>100.00</text:p>
          </table:table-cell>
          <table:table-cell office:value-type="float" office:value="497353" table:style-name="ce159">
            <text:p>497,353</text:p>
          </table:table-cell>
          <table:table-cell office:value-type="float" office:value="258452" table:style-name="ce159">
            <text:p>258,452</text:p>
          </table:table-cell>
          <table:table-cell office:value-type="float" office:value="238901" table:style-name="ce159">
            <text:p>238,901</text:p>
          </table:table-cell>
          <table:table-cell office:value-type="float" office:value="12.48" table:style-name="ce160">
            <text:p>12.48</text:p>
          </table:table-cell>
          <table:table-cell office:value-type="float" office:value="2983210" table:style-name="ce159">
            <text:p>2,983,210</text:p>
          </table:table-cell>
          <table:table-cell office:value-type="float" office:value="1463047" table:style-name="ce159">
            <text:p>1,463,047</text:p>
          </table:table-cell>
          <table:table-cell office:value-type="float" office:value="1520163" table:style-name="ce159">
            <text:p>1,520,163</text:p>
          </table:table-cell>
          <table:table-cell office:value-type="float" office:value="74.84" table:style-name="ce160">
            <text:p>74.84</text:p>
          </table:table-cell>
          <table:table-cell office:value-type="float" office:value="505785" table:style-name="ce159">
            <text:p>505,785</text:p>
          </table:table-cell>
          <table:table-cell office:value-type="float" office:value="231480" table:style-name="ce159">
            <text:p>231,480</text:p>
          </table:table-cell>
          <table:table-cell office:value-type="float" office:value="274305" table:style-name="ce159">
            <text:p>274,305</text:p>
          </table:table-cell>
          <table:table-cell office:value-type="float" office:value="12.69" table:style-name="ce160">
            <text:p>12.69</text:p>
          </table:table-cell>
          <table:table-cell office:value-type="float" office:value="1835809" table:style-name="ce159">
            <text:p>1,835,809</text:p>
          </table:table-cell>
          <table:table-cell office:value-type="float" office:value="915734" table:style-name="ce159">
            <text:p>915,734</text:p>
          </table:table-cell>
          <table:table-cell office:value-type="float" office:value="920075" table:style-name="ce159">
            <text:p>920,075</text:p>
          </table:table-cell>
          <table:table-cell office:value-type="float" office:value="46.05" table:style-name="ce160">
            <text:p>46.05</text:p>
          </table:table-cell>
          <table:table-cell office:value-type="float" office:value="3267695" table:style-name="ce159">
            <text:p>3,267,695</text:p>
          </table:table-cell>
          <table:table-cell office:value-type="float" office:value="1579457" table:style-name="ce159">
            <text:p>1,579,457</text:p>
          </table:table-cell>
          <table:table-cell office:value-type="float" office:value="1688238" table:style-name="ce159">
            <text:p>1,688,238</text:p>
          </table:table-cell>
          <table:table-cell office:value-type="float" office:value="81.97" table:style-name="ce158">
            <text:p>81.9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臺 北 市</text:p>
          </table:table-cell>
          <table:table-cell office:value-type="float" office:value="2682721" table:style-name="ce161">
            <text:p>2,682,721</text:p>
          </table:table-cell>
          <table:table-cell office:value-type="float" office:value="1281596" table:style-name="ce159">
            <text:p>1,281,596</text:p>
          </table:table-cell>
          <table:table-cell office:value-type="float" office:value="1401125" table:style-name="ce159">
            <text:p>1,401,125</text:p>
          </table:table-cell>
          <table:table-cell office:value-type="float" office:value="100" table:style-name="ce160">
            <text:p>100.00</text:p>
          </table:table-cell>
          <table:table-cell office:value-type="float" office:value="369447" table:style-name="ce159">
            <text:p>369,447</text:p>
          </table:table-cell>
          <table:table-cell office:value-type="float" office:value="191545" table:style-name="ce159">
            <text:p>191,545</text:p>
          </table:table-cell>
          <table:table-cell office:value-type="float" office:value="177902" table:style-name="ce159">
            <text:p>177,902</text:p>
          </table:table-cell>
          <table:table-cell office:value-type="float" office:value="13.77" table:style-name="ce160">
            <text:p>13.77</text:p>
          </table:table-cell>
          <table:table-cell office:value-type="float" office:value="1872014" table:style-name="ce159">
            <text:p>1,872,014</text:p>
          </table:table-cell>
          <table:table-cell office:value-type="float" office:value="892200" table:style-name="ce159">
            <text:p>892,200</text:p>
          </table:table-cell>
          <table:table-cell office:value-type="float" office:value="979814" table:style-name="ce159">
            <text:p>979,814</text:p>
          </table:table-cell>
          <table:table-cell office:value-type="float" office:value="69.78" table:style-name="ce160">
            <text:p>69.78</text:p>
          </table:table-cell>
          <table:table-cell office:value-type="float" office:value="441260" table:style-name="ce159">
            <text:p>441,260</text:p>
          </table:table-cell>
          <table:table-cell office:value-type="float" office:value="197851" table:style-name="ce159">
            <text:p>197,851</text:p>
          </table:table-cell>
          <table:table-cell office:value-type="float" office:value="243409" table:style-name="ce159">
            <text:p>243,409</text:p>
          </table:table-cell>
          <table:table-cell office:value-type="float" office:value="16.45" table:style-name="ce160">
            <text:p>16.45</text:p>
          </table:table-cell>
          <table:table-cell office:value-type="float" office:value="1145751" table:style-name="ce159">
            <text:p>1,145,751</text:p>
          </table:table-cell>
          <table:table-cell office:value-type="float" office:value="547927" table:style-name="ce159">
            <text:p>547,927</text:p>
          </table:table-cell>
          <table:table-cell office:value-type="float" office:value="597824" table:style-name="ce159">
            <text:p>597,824</text:p>
          </table:table-cell>
          <table:table-cell office:value-type="float" office:value="42.71" table:style-name="ce160">
            <text:p>42.71</text:p>
          </table:table-cell>
          <table:table-cell office:value-type="float" office:value="2183318" table:style-name="ce159">
            <text:p>2,183,318</text:p>
          </table:table-cell>
          <table:table-cell office:value-type="float" office:value="1022428" table:style-name="ce159">
            <text:p>1,022,428</text:p>
          </table:table-cell>
          <table:table-cell office:value-type="float" office:value="1160890" table:style-name="ce159">
            <text:p>1,160,890</text:p>
          </table:table-cell>
          <table:table-cell office:value-type="float" office:value="81.38" table:style-name="ce158">
            <text:p>81.3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桃 園 市</text:p>
          </table:table-cell>
          <table:table-cell office:value-type="float" office:value="2191034" table:style-name="ce161">
            <text:p>2,191,034</text:p>
          </table:table-cell>
          <table:table-cell office:value-type="float" office:value="1090912" table:style-name="ce159">
            <text:p>1,090,912</text:p>
          </table:table-cell>
          <table:table-cell office:value-type="float" office:value="1100122" table:style-name="ce159">
            <text:p>1,100,122</text:p>
          </table:table-cell>
          <table:table-cell office:value-type="float" office:value="100" table:style-name="ce160">
            <text:p>100.00</text:p>
          </table:table-cell>
          <table:table-cell office:value-type="float" office:value="332051" table:style-name="ce159">
            <text:p>332,051</text:p>
          </table:table-cell>
          <table:table-cell office:value-type="float" office:value="173095" table:style-name="ce159">
            <text:p>173,095</text:p>
          </table:table-cell>
          <table:table-cell office:value-type="float" office:value="158956" table:style-name="ce159">
            <text:p>158,956</text:p>
          </table:table-cell>
          <table:table-cell office:value-type="float" office:value="15.15" table:style-name="ce160">
            <text:p>15.15</text:p>
          </table:table-cell>
          <table:table-cell office:value-type="float" office:value="1621464" table:style-name="ce159">
            <text:p>1,621,464</text:p>
          </table:table-cell>
          <table:table-cell office:value-type="float" office:value="807083" table:style-name="ce159">
            <text:p>807,083</text:p>
          </table:table-cell>
          <table:table-cell office:value-type="float" office:value="814381" table:style-name="ce159">
            <text:p>814,381</text:p>
          </table:table-cell>
          <table:table-cell office:value-type="float" office:value="74" table:style-name="ce160">
            <text:p>74.00</text:p>
          </table:table-cell>
          <table:table-cell office:value-type="float" office:value="237519" table:style-name="ce159">
            <text:p>237,519</text:p>
          </table:table-cell>
          <table:table-cell office:value-type="float" office:value="110734" table:style-name="ce159">
            <text:p>110,734</text:p>
          </table:table-cell>
          <table:table-cell office:value-type="float" office:value="126785" table:style-name="ce159">
            <text:p>126,785</text:p>
          </table:table-cell>
          <table:table-cell office:value-type="float" office:value="10.84" table:style-name="ce160">
            <text:p>10.84</text:p>
          </table:table-cell>
          <table:table-cell office:value-type="float" office:value="1037680" table:style-name="ce159">
            <text:p>1,037,680</text:p>
          </table:table-cell>
          <table:table-cell office:value-type="float" office:value="519206" table:style-name="ce159">
            <text:p>519,206</text:p>
          </table:table-cell>
          <table:table-cell office:value-type="float" office:value="518474" table:style-name="ce159">
            <text:p>518,474</text:p>
          </table:table-cell>
          <table:table-cell office:value-type="float" office:value="47.36" table:style-name="ce160">
            <text:p>47.36</text:p>
          </table:table-cell>
          <table:table-cell office:value-type="float" office:value="1720333" table:style-name="ce159">
            <text:p>1,720,333</text:p>
          </table:table-cell>
          <table:table-cell office:value-type="float" office:value="845367" table:style-name="ce159">
            <text:p>845,367</text:p>
          </table:table-cell>
          <table:table-cell office:value-type="float" office:value="874966" table:style-name="ce159">
            <text:p>874,966</text:p>
          </table:table-cell>
          <table:table-cell office:value-type="float" office:value="78.52" table:style-name="ce158">
            <text:p>78.52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62">
            <text:p>臺 中 市</text:p>
          </table:table-cell>
          <table:table-cell office:value-type="float" office:value="2788828" table:style-name="ce161">
            <text:p>2,788,828</text:p>
          </table:table-cell>
          <table:table-cell office:value-type="float" office:value="1374775" table:style-name="ce159">
            <text:p>1,374,775</text:p>
          </table:table-cell>
          <table:table-cell office:value-type="float" office:value="1414053" table:style-name="ce159">
            <text:p>1,414,053</text:p>
          </table:table-cell>
          <table:table-cell office:value-type="float" office:value="100" table:style-name="ce160">
            <text:p>100.00</text:p>
          </table:table-cell>
          <table:table-cell office:value-type="float" office:value="407585" table:style-name="ce159">
            <text:p>407,585</text:p>
          </table:table-cell>
          <table:table-cell office:value-type="float" office:value="211870" table:style-name="ce159">
            <text:p>211,870</text:p>
          </table:table-cell>
          <table:table-cell office:value-type="float" office:value="195715" table:style-name="ce159">
            <text:p>195,715</text:p>
          </table:table-cell>
          <table:table-cell office:value-type="float" office:value="14.61" table:style-name="ce160">
            <text:p>14.61</text:p>
          </table:table-cell>
          <table:table-cell office:value-type="float" office:value="2058776" table:style-name="ce159">
            <text:p>2,058,776</text:p>
          </table:table-cell>
          <table:table-cell office:value-type="float" office:value="1014301" table:style-name="ce159">
            <text:p>1,014,301</text:p>
          </table:table-cell>
          <table:table-cell office:value-type="float" office:value="1044475" table:style-name="ce159">
            <text:p>1,044,475</text:p>
          </table:table-cell>
          <table:table-cell office:value-type="float" office:value="73.819999999999993" table:style-name="ce160">
            <text:p>73.82</text:p>
          </table:table-cell>
          <table:table-cell office:value-type="float" office:value="322467" table:style-name="ce159">
            <text:p>322,467</text:p>
          </table:table-cell>
          <table:table-cell office:value-type="float" office:value="148604" table:style-name="ce159">
            <text:p>148,604</text:p>
          </table:table-cell>
          <table:table-cell office:value-type="float" office:value="173863" table:style-name="ce159">
            <text:p>173,863</text:p>
          </table:table-cell>
          <table:table-cell office:value-type="float" office:value="11.56" table:style-name="ce160">
            <text:p>11.56</text:p>
          </table:table-cell>
          <table:table-cell office:value-type="float" office:value="1300752" table:style-name="ce159">
            <text:p>1,300,752</text:p>
          </table:table-cell>
          <table:table-cell office:value-type="float" office:value="644972" table:style-name="ce159">
            <text:p>644,972</text:p>
          </table:table-cell>
          <table:table-cell office:value-type="float" office:value="655780" table:style-name="ce159">
            <text:p>655,780</text:p>
          </table:table-cell>
          <table:table-cell office:value-type="float" office:value="46.64" table:style-name="ce160">
            <text:p>46.64</text:p>
          </table:table-cell>
          <table:table-cell office:value-type="float" office:value="2207659" table:style-name="ce159">
            <text:p>2,207,659</text:p>
          </table:table-cell>
          <table:table-cell office:value-type="float" office:value="1072869" table:style-name="ce159">
            <text:p>1,072,869</text:p>
          </table:table-cell>
          <table:table-cell office:value-type="float" office:value="1134790" table:style-name="ce159">
            <text:p>1,134,790</text:p>
          </table:table-cell>
          <table:table-cell office:value-type="float" office:value="79.16" table:style-name="ce158">
            <text:p>79.16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臺 南 市</text:p>
          </table:table-cell>
          <table:table-cell office:value-type="float" office:value="1886251" table:style-name="ce161">
            <text:p>1,886,251</text:p>
          </table:table-cell>
          <table:table-cell office:value-type="float" office:value="942064" table:style-name="ce159">
            <text:p>942,064</text:p>
          </table:table-cell>
          <table:table-cell office:value-type="float" office:value="944187" table:style-name="ce159">
            <text:p>944,187</text:p>
          </table:table-cell>
          <table:table-cell office:value-type="float" office:value="100" table:style-name="ce160">
            <text:p>100.00</text:p>
          </table:table-cell>
          <table:table-cell office:value-type="float" office:value="233543" table:style-name="ce159">
            <text:p>233,543</text:p>
          </table:table-cell>
          <table:table-cell office:value-type="float" office:value="121362" table:style-name="ce159">
            <text:p>121,362</text:p>
          </table:table-cell>
          <table:table-cell office:value-type="float" office:value="112181" table:style-name="ce159">
            <text:p>112,181</text:p>
          </table:table-cell>
          <table:table-cell office:value-type="float" office:value="12.38" table:style-name="ce160">
            <text:p>12.38</text:p>
          </table:table-cell>
          <table:table-cell office:value-type="float" office:value="1380096" table:style-name="ce159">
            <text:p>1,380,096</text:p>
          </table:table-cell>
          <table:table-cell office:value-type="float" office:value="695577" table:style-name="ce159">
            <text:p>695,577</text:p>
          </table:table-cell>
          <table:table-cell office:value-type="float" office:value="684519" table:style-name="ce159">
            <text:p>684,519</text:p>
          </table:table-cell>
          <table:table-cell office:value-type="float" office:value="73.17" table:style-name="ce160">
            <text:p>73.17</text:p>
          </table:table-cell>
          <table:table-cell office:value-type="float" office:value="272612" table:style-name="ce159">
            <text:p>272,612</text:p>
          </table:table-cell>
          <table:table-cell office:value-type="float" office:value="125125" table:style-name="ce159">
            <text:p>125,125</text:p>
          </table:table-cell>
          <table:table-cell office:value-type="float" office:value="147487" table:style-name="ce159">
            <text:p>147,487</text:p>
          </table:table-cell>
          <table:table-cell office:value-type="float" office:value="14.45" table:style-name="ce160">
            <text:p>14.45</text:p>
          </table:table-cell>
          <table:table-cell office:value-type="float" office:value="845664" table:style-name="ce159">
            <text:p>845,664</text:p>
          </table:table-cell>
          <table:table-cell office:value-type="float" office:value="427090" table:style-name="ce159">
            <text:p>427,090</text:p>
          </table:table-cell>
          <table:table-cell office:value-type="float" office:value="418574" table:style-name="ce159">
            <text:p>418,574</text:p>
          </table:table-cell>
          <table:table-cell office:value-type="float" office:value="44.83" table:style-name="ce160">
            <text:p>44.83</text:p>
          </table:table-cell>
          <table:table-cell office:value-type="float" office:value="1549912" table:style-name="ce159">
            <text:p>1,549,912</text:p>
          </table:table-cell>
          <table:table-cell office:value-type="float" office:value="767066" table:style-name="ce159">
            <text:p>767,066</text:p>
          </table:table-cell>
          <table:table-cell office:value-type="float" office:value="782846" table:style-name="ce159">
            <text:p>782,846</text:p>
          </table:table-cell>
          <table:table-cell office:value-type="float" office:value="82.17" table:style-name="ce158">
            <text:p>82.1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62">
            <text:p>高 雄 市</text:p>
          </table:table-cell>
          <table:table-cell office:value-type="float" office:value="2776786" table:style-name="ce161">
            <text:p>2,776,786</text:p>
          </table:table-cell>
          <table:table-cell office:value-type="float" office:value="1375196" table:style-name="ce159">
            <text:p>1,375,196</text:p>
          </table:table-cell>
          <table:table-cell office:value-type="float" office:value="1401590" table:style-name="ce159">
            <text:p>1,401,590</text:p>
          </table:table-cell>
          <table:table-cell office:value-type="float" office:value="100" table:style-name="ce160">
            <text:p>100.00</text:p>
          </table:table-cell>
          <table:table-cell office:value-type="float" office:value="336581" table:style-name="ce159">
            <text:p>336,581</text:p>
          </table:table-cell>
          <table:table-cell office:value-type="float" office:value="174722" table:style-name="ce159">
            <text:p>174,722</text:p>
          </table:table-cell>
          <table:table-cell office:value-type="float" office:value="161859" table:style-name="ce159">
            <text:p>161,859</text:p>
          </table:table-cell>
          <table:table-cell office:value-type="float" office:value="12.12" table:style-name="ce160">
            <text:p>12.12</text:p>
          </table:table-cell>
          <table:table-cell office:value-type="float" office:value="2043115" table:style-name="ce159">
            <text:p>2,043,115</text:p>
          </table:table-cell>
          <table:table-cell office:value-type="float" office:value="1017888" table:style-name="ce159">
            <text:p>1,017,888</text:p>
          </table:table-cell>
          <table:table-cell office:value-type="float" office:value="1025227" table:style-name="ce159">
            <text:p>1,025,227</text:p>
          </table:table-cell>
          <table:table-cell office:value-type="float" office:value="73.58" table:style-name="ce160">
            <text:p>73.58</text:p>
          </table:table-cell>
          <table:table-cell office:value-type="float" office:value="397090" table:style-name="ce159">
            <text:p>397,090</text:p>
          </table:table-cell>
          <table:table-cell office:value-type="float" office:value="182586" table:style-name="ce159">
            <text:p>182,586</text:p>
          </table:table-cell>
          <table:table-cell office:value-type="float" office:value="214504" table:style-name="ce159">
            <text:p>214,504</text:p>
          </table:table-cell>
          <table:table-cell office:value-type="float" office:value="14.3" table:style-name="ce160">
            <text:p>14.30</text:p>
          </table:table-cell>
          <table:table-cell office:value-type="float" office:value="1257534" table:style-name="ce159">
            <text:p>1,257,534</text:p>
          </table:table-cell>
          <table:table-cell office:value-type="float" office:value="632486" table:style-name="ce159">
            <text:p>632,486</text:p>
          </table:table-cell>
          <table:table-cell office:value-type="float" office:value="625048" table:style-name="ce159">
            <text:p>625,048</text:p>
          </table:table-cell>
          <table:table-cell office:value-type="float" office:value="45.29" table:style-name="ce160">
            <text:p>45.29</text:p>
          </table:table-cell>
          <table:table-cell office:value-type="float" office:value="2285151" table:style-name="ce159">
            <text:p>2,285,151</text:p>
          </table:table-cell>
          <table:table-cell office:value-type="float" office:value="1120057" table:style-name="ce159">
            <text:p>1,120,057</text:p>
          </table:table-cell>
          <table:table-cell office:value-type="float" office:value="1165094" table:style-name="ce159">
            <text:p>1,165,094</text:p>
          </table:table-cell>
          <table:table-cell office:value-type="float" office:value="82.29" table:style-name="ce158">
            <text:p>82.29</text:p>
          </table:table-cell>
          <table:table-cell table:number-columns-repeated="16359" table:style-name="ce152"/>
        </table:table-row>
        <table:table-row table:style-name="ro17">
          <table:table-cell office:value-type="string" table:style-name="ce162">
            <text:p><text:s/>臺 灣 省<text:s/></text:p>
          </table:table-cell>
          <table:table-cell office:value-type="float" office:value="7109598" table:style-name="ce161">
            <text:p>7,109,598</text:p>
          </table:table-cell>
          <table:table-cell office:value-type="float" office:value="3624940" table:style-name="ce159">
            <text:p>3,624,940</text:p>
          </table:table-cell>
          <table:table-cell office:value-type="float" office:value="3484658" table:style-name="ce159">
            <text:p>3,484,658</text:p>
          </table:table-cell>
          <table:table-cell office:value-type="float" office:value="100" table:style-name="ce160">
            <text:p>100.00</text:p>
          </table:table-cell>
          <table:table-cell office:value-type="float" office:value="896767" table:style-name="ce159">
            <text:p>896,767</text:p>
          </table:table-cell>
          <table:table-cell office:value-type="float" office:value="468157" table:style-name="ce159">
            <text:p>468,157</text:p>
          </table:table-cell>
          <table:table-cell office:value-type="float" office:value="428610" table:style-name="ce159">
            <text:p>428,610</text:p>
          </table:table-cell>
          <table:table-cell office:value-type="float" office:value="12.61" table:style-name="ce160">
            <text:p>12.61</text:p>
          </table:table-cell>
          <table:table-cell office:value-type="float" office:value="5123539" table:style-name="ce159">
            <text:p>5,123,539</text:p>
          </table:table-cell>
          <table:table-cell office:value-type="float" office:value="2653032" table:style-name="ce159">
            <text:p>2,653,032</text:p>
          </table:table-cell>
          <table:table-cell office:value-type="float" office:value="2470507" table:style-name="ce159">
            <text:p>2,470,507</text:p>
          </table:table-cell>
          <table:table-cell office:value-type="float" office:value="72.069999999999993" table:style-name="ce160">
            <text:p>72.07</text:p>
          </table:table-cell>
          <table:table-cell office:value-type="float" office:value="1089292" table:style-name="ce159">
            <text:p>1,089,292</text:p>
          </table:table-cell>
          <table:table-cell office:value-type="float" office:value="503751" table:style-name="ce159">
            <text:p>503,751</text:p>
          </table:table-cell>
          <table:table-cell office:value-type="float" office:value="585541" table:style-name="ce159">
            <text:p>585,541</text:p>
          </table:table-cell>
          <table:table-cell office:value-type="float" office:value="15.32" table:style-name="ce160">
            <text:p>15.32</text:p>
          </table:table-cell>
          <table:table-cell office:value-type="float" office:value="3134954" table:style-name="ce159">
            <text:p>3,134,954</text:p>
          </table:table-cell>
          <table:table-cell office:value-type="float" office:value="1620852" table:style-name="ce159">
            <text:p>1,620,852</text:p>
          </table:table-cell>
          <table:table-cell office:value-type="float" office:value="1514102" table:style-name="ce159">
            <text:p>1,514,102</text:p>
          </table:table-cell>
          <table:table-cell office:value-type="float" office:value="44.09" table:style-name="ce160">
            <text:p>44.09</text:p>
          </table:table-cell>
          <table:table-cell office:value-type="float" office:value="5787144" table:style-name="ce159">
            <text:p>5,787,144</text:p>
          </table:table-cell>
          <table:table-cell office:value-type="float" office:value="2933907" table:style-name="ce159">
            <text:p>2,933,907</text:p>
          </table:table-cell>
          <table:table-cell office:value-type="float" office:value="2853237" table:style-name="ce159">
            <text:p>2,853,237</text:p>
          </table:table-cell>
          <table:table-cell office:value-type="float" office:value="81.400000000000006" table:style-name="ce158">
            <text:p>81.40</text:p>
          </table:table-cell>
          <table:table-cell table:number-columns-repeated="16359" table:style-name="ce152"/>
        </table:table-row>
        <table:table-row table:style-name="ro20">
          <table:table-cell office:value-type="string" table:style-name="ce157">
            <text:p>宜 蘭 縣</text:p>
          </table:table-cell>
          <table:table-cell office:value-type="float" office:value="456362" table:style-name="ce156">
            <text:p>456,362</text:p>
          </table:table-cell>
          <table:table-cell office:value-type="float" office:value="230845" table:style-name="ce154">
            <text:p>230,845</text:p>
          </table:table-cell>
          <table:table-cell office:value-type="float" office:value="225517" table:style-name="ce154">
            <text:p>225,517</text:p>
          </table:table-cell>
          <table:table-cell office:value-type="float" office:value="100" table:style-name="ce155">
            <text:p>100.00</text:p>
          </table:table-cell>
          <table:table-cell office:value-type="float" office:value="55507" table:style-name="ce154">
            <text:p>55,507</text:p>
          </table:table-cell>
          <table:table-cell office:value-type="float" office:value="28897" table:style-name="ce154">
            <text:p>28,897</text:p>
          </table:table-cell>
          <table:table-cell office:value-type="float" office:value="26610" table:style-name="ce154">
            <text:p>26,610</text:p>
          </table:table-cell>
          <table:table-cell office:value-type="float" office:value="12.16" table:style-name="ce155">
            <text:p>12.16</text:p>
          </table:table-cell>
          <table:table-cell office:value-type="float" office:value="330568" table:style-name="ce154">
            <text:p>330,568</text:p>
          </table:table-cell>
          <table:table-cell office:value-type="float" office:value="169351" table:style-name="ce154">
            <text:p>169,351</text:p>
          </table:table-cell>
          <table:table-cell office:value-type="float" office:value="161217" table:style-name="ce154">
            <text:p>161,217</text:p>
          </table:table-cell>
          <table:table-cell office:value-type="float" office:value="72.44" table:style-name="ce155">
            <text:p>72.44</text:p>
          </table:table-cell>
          <table:table-cell office:value-type="float" office:value="70287" table:style-name="ce154">
            <text:p>70,287</text:p>
          </table:table-cell>
          <table:table-cell office:value-type="float" office:value="32597" table:style-name="ce154">
            <text:p>32,597</text:p>
          </table:table-cell>
          <table:table-cell office:value-type="float" office:value="37690" table:style-name="ce154">
            <text:p>37,690</text:p>
          </table:table-cell>
          <table:table-cell office:value-type="float" office:value="15.4" table:style-name="ce155">
            <text:p>15.40</text:p>
          </table:table-cell>
          <table:table-cell office:value-type="float" office:value="200947" table:style-name="ce154">
            <text:p>200,947</text:p>
          </table:table-cell>
          <table:table-cell office:value-type="float" office:value="103322" table:style-name="ce154">
            <text:p>103,322</text:p>
          </table:table-cell>
          <table:table-cell office:value-type="float" office:value="97625" table:style-name="ce154">
            <text:p>97,625</text:p>
          </table:table-cell>
          <table:table-cell office:value-type="float" office:value="44.03" table:style-name="ce155">
            <text:p>44.03</text:p>
          </table:table-cell>
          <table:table-cell office:value-type="float" office:value="374199" table:style-name="ce154">
            <text:p>374,199</text:p>
          </table:table-cell>
          <table:table-cell office:value-type="float" office:value="188059" table:style-name="ce154">
            <text:p>188,059</text:p>
          </table:table-cell>
          <table:table-cell office:value-type="float" office:value="186140" table:style-name="ce154">
            <text:p>186,140</text:p>
          </table:table-cell>
          <table:table-cell office:value-type="float" office:value="82" table:style-name="ce153">
            <text:p>82.0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新 竹 縣</text:p>
          </table:table-cell>
          <table:table-cell office:value-type="float" office:value="552334" table:style-name="ce156">
            <text:p>552,334</text:p>
          </table:table-cell>
          <table:table-cell office:value-type="float" office:value="282203" table:style-name="ce154">
            <text:p>282,203</text:p>
          </table:table-cell>
          <table:table-cell office:value-type="float" office:value="270131" table:style-name="ce154">
            <text:p>270,131</text:p>
          </table:table-cell>
          <table:table-cell office:value-type="float" office:value="100" table:style-name="ce155">
            <text:p>100.00</text:p>
          </table:table-cell>
          <table:table-cell office:value-type="float" office:value="91187" table:style-name="ce154">
            <text:p>91,187</text:p>
          </table:table-cell>
          <table:table-cell office:value-type="float" office:value="47438" table:style-name="ce154">
            <text:p>47,438</text:p>
          </table:table-cell>
          <table:table-cell office:value-type="float" office:value="43749" table:style-name="ce154">
            <text:p>43,749</text:p>
          </table:table-cell>
          <table:table-cell office:value-type="float" office:value="16.510000000000002" table:style-name="ce155">
            <text:p>16.51</text:p>
          </table:table-cell>
          <table:table-cell office:value-type="float" office:value="394754" table:style-name="ce154">
            <text:p>394,754</text:p>
          </table:table-cell>
          <table:table-cell office:value-type="float" office:value="202965" table:style-name="ce154">
            <text:p>202,965</text:p>
          </table:table-cell>
          <table:table-cell office:value-type="float" office:value="191789" table:style-name="ce154">
            <text:p>191,789</text:p>
          </table:table-cell>
          <table:table-cell office:value-type="float" office:value="71.47" table:style-name="ce155">
            <text:p>71.47</text:p>
          </table:table-cell>
          <table:table-cell office:value-type="float" office:value="66393" table:style-name="ce154">
            <text:p>66,393</text:p>
          </table:table-cell>
          <table:table-cell office:value-type="float" office:value="31800" table:style-name="ce154">
            <text:p>31,800</text:p>
          </table:table-cell>
          <table:table-cell office:value-type="float" office:value="34593" table:style-name="ce154">
            <text:p>34,593</text:p>
          </table:table-cell>
          <table:table-cell office:value-type="float" office:value="12.02" table:style-name="ce155">
            <text:p>12.02</text:p>
          </table:table-cell>
          <table:table-cell office:value-type="float" office:value="254801" table:style-name="ce154">
            <text:p>254,801</text:p>
          </table:table-cell>
          <table:table-cell office:value-type="float" office:value="129858" table:style-name="ce154">
            <text:p>129,858</text:p>
          </table:table-cell>
          <table:table-cell office:value-type="float" office:value="124943" table:style-name="ce154">
            <text:p>124,943</text:p>
          </table:table-cell>
          <table:table-cell office:value-type="float" office:value="46.13" table:style-name="ce155">
            <text:p>46.13</text:p>
          </table:table-cell>
          <table:table-cell office:value-type="float" office:value="426402" table:style-name="ce154">
            <text:p>426,402</text:p>
          </table:table-cell>
          <table:table-cell office:value-type="float" office:value="216450" table:style-name="ce154">
            <text:p>216,450</text:p>
          </table:table-cell>
          <table:table-cell office:value-type="float" office:value="209952" table:style-name="ce154">
            <text:p>209,952</text:p>
          </table:table-cell>
          <table:table-cell office:value-type="float" office:value="77.2" table:style-name="ce153">
            <text:p>77.20</text:p>
          </table:table-cell>
          <table:table-cell table:number-columns-repeated="16359" table:style-name="ce152"/>
        </table:table-row>
        <table:table-row table:style-name="ro35">
          <table:table-cell office:value-type="string" table:style-name="ce157">
            <text:p>苗 栗 縣</text:p>
          </table:table-cell>
          <table:table-cell office:value-type="float" office:value="553245" table:style-name="ce156">
            <text:p>553,245</text:p>
          </table:table-cell>
          <table:table-cell office:value-type="float" office:value="285557" table:style-name="ce154">
            <text:p>285,557</text:p>
          </table:table-cell>
          <table:table-cell office:value-type="float" office:value="267688" table:style-name="ce154">
            <text:p>267,688</text:p>
          </table:table-cell>
          <table:table-cell office:value-type="float" office:value="100" table:style-name="ce155">
            <text:p>100.00</text:p>
          </table:table-cell>
          <table:table-cell office:value-type="float" office:value="71803" table:style-name="ce154">
            <text:p>71,803</text:p>
          </table:table-cell>
          <table:table-cell office:value-type="float" office:value="37594" table:style-name="ce154">
            <text:p>37,594</text:p>
          </table:table-cell>
          <table:table-cell office:value-type="float" office:value="34209" table:style-name="ce154">
            <text:p>34,209</text:p>
          </table:table-cell>
          <table:table-cell office:value-type="float" office:value="12.98" table:style-name="ce155">
            <text:p>12.98</text:p>
          </table:table-cell>
          <table:table-cell office:value-type="float" office:value="395836" table:style-name="ce154">
            <text:p>395,836</text:p>
          </table:table-cell>
          <table:table-cell office:value-type="float" office:value="207284" table:style-name="ce154">
            <text:p>207,284</text:p>
          </table:table-cell>
          <table:table-cell office:value-type="float" office:value="188552" table:style-name="ce154">
            <text:p>188,552</text:p>
          </table:table-cell>
          <table:table-cell office:value-type="float" office:value="71.55" table:style-name="ce155">
            <text:p>71.55</text:p>
          </table:table-cell>
          <table:table-cell office:value-type="float" office:value="85606" table:style-name="ce154">
            <text:p>85,606</text:p>
          </table:table-cell>
          <table:table-cell office:value-type="float" office:value="40679" table:style-name="ce154">
            <text:p>40,679</text:p>
          </table:table-cell>
          <table:table-cell office:value-type="float" office:value="44927" table:style-name="ce154">
            <text:p>44,927</text:p>
          </table:table-cell>
          <table:table-cell office:value-type="float" office:value="15.47" table:style-name="ce155">
            <text:p>15.47</text:p>
          </table:table-cell>
          <table:table-cell office:value-type="float" office:value="244113" table:style-name="ce154">
            <text:p>244,113</text:p>
          </table:table-cell>
          <table:table-cell office:value-type="float" office:value="127503" table:style-name="ce154">
            <text:p>127,503</text:p>
          </table:table-cell>
          <table:table-cell office:value-type="float" office:value="116610" table:style-name="ce154">
            <text:p>116,610</text:p>
          </table:table-cell>
          <table:table-cell office:value-type="float" office:value="44.12" table:style-name="ce155">
            <text:p>44.12</text:p>
          </table:table-cell>
          <table:table-cell office:value-type="float" office:value="448824" table:style-name="ce154">
            <text:p>448,824</text:p>
          </table:table-cell>
          <table:table-cell office:value-type="float" office:value="230764" table:style-name="ce154">
            <text:p>230,764</text:p>
          </table:table-cell>
          <table:table-cell office:value-type="float" office:value="218060" table:style-name="ce154">
            <text:p>218,060</text:p>
          </table:table-cell>
          <table:table-cell office:value-type="float" office:value="81.13" table:style-name="ce153">
            <text:p>81.13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彰 化 縣</text:p>
          </table:table-cell>
          <table:table-cell office:value-type="float" office:value="1281940" table:style-name="ce156">
            <text:p>1,281,940</text:p>
          </table:table-cell>
          <table:table-cell office:value-type="float" office:value="653279" table:style-name="ce154">
            <text:p>653,279</text:p>
          </table:table-cell>
          <table:table-cell office:value-type="float" office:value="628661" table:style-name="ce154">
            <text:p>628,661</text:p>
          </table:table-cell>
          <table:table-cell office:value-type="float" office:value="100" table:style-name="ce155">
            <text:p>100.00</text:p>
          </table:table-cell>
          <table:table-cell office:value-type="float" office:value="170005" table:style-name="ce154">
            <text:p>170,005</text:p>
          </table:table-cell>
          <table:table-cell office:value-type="float" office:value="88907" table:style-name="ce154">
            <text:p>88,907</text:p>
          </table:table-cell>
          <table:table-cell office:value-type="float" office:value="81098" table:style-name="ce154">
            <text:p>81,098</text:p>
          </table:table-cell>
          <table:table-cell office:value-type="float" office:value="13.26" table:style-name="ce155">
            <text:p>13.26</text:p>
          </table:table-cell>
          <table:table-cell office:value-type="float" office:value="921642" table:style-name="ce154">
            <text:p>921,642</text:p>
          </table:table-cell>
          <table:table-cell office:value-type="float" office:value="476792" table:style-name="ce154">
            <text:p>476,792</text:p>
          </table:table-cell>
          <table:table-cell office:value-type="float" office:value="444850" table:style-name="ce154">
            <text:p>444,850</text:p>
          </table:table-cell>
          <table:table-cell office:value-type="float" office:value="71.89" table:style-name="ce155">
            <text:p>71.89</text:p>
          </table:table-cell>
          <table:table-cell office:value-type="float" office:value="190293" table:style-name="ce154">
            <text:p>190,293</text:p>
          </table:table-cell>
          <table:table-cell office:value-type="float" office:value="87580" table:style-name="ce154">
            <text:p>87,580</text:p>
          </table:table-cell>
          <table:table-cell office:value-type="float" office:value="102713" table:style-name="ce154">
            <text:p>102,713</text:p>
          </table:table-cell>
          <table:table-cell office:value-type="float" office:value="14.84" table:style-name="ce155">
            <text:p>14.84</text:p>
          </table:table-cell>
          <table:table-cell office:value-type="float" office:value="573794" table:style-name="ce154">
            <text:p>573,794</text:p>
          </table:table-cell>
          <table:table-cell office:value-type="float" office:value="297006" table:style-name="ce154">
            <text:p>297,006</text:p>
          </table:table-cell>
          <table:table-cell office:value-type="float" office:value="276788" table:style-name="ce154">
            <text:p>276,788</text:p>
          </table:table-cell>
          <table:table-cell office:value-type="float" office:value="44.76" table:style-name="ce155">
            <text:p>44.76</text:p>
          </table:table-cell>
          <table:table-cell office:value-type="float" office:value="1032946" table:style-name="ce154">
            <text:p>1,032,946</text:p>
          </table:table-cell>
          <table:table-cell office:value-type="float" office:value="523015" table:style-name="ce154">
            <text:p>523,015</text:p>
          </table:table-cell>
          <table:table-cell office:value-type="float" office:value="509931" table:style-name="ce154">
            <text:p>509,931</text:p>
          </table:table-cell>
          <table:table-cell office:value-type="float" office:value="80.58" table:style-name="ce153">
            <text:p>80.5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7">
            <text:p>南 投 縣</text:p>
          </table:table-cell>
          <table:table-cell office:value-type="float" office:value="500686" table:style-name="ce156">
            <text:p>500,686</text:p>
          </table:table-cell>
          <table:table-cell office:value-type="float" office:value="256509" table:style-name="ce154">
            <text:p>256,509</text:p>
          </table:table-cell>
          <table:table-cell office:value-type="float" office:value="244177" table:style-name="ce154">
            <text:p>244,177</text:p>
          </table:table-cell>
          <table:table-cell office:value-type="float" office:value="100" table:style-name="ce155">
            <text:p>100.00</text:p>
          </table:table-cell>
          <table:table-cell office:value-type="float" office:value="55591" table:style-name="ce154">
            <text:p>55,591</text:p>
          </table:table-cell>
          <table:table-cell office:value-type="float" office:value="28855" table:style-name="ce154">
            <text:p>28,855</text:p>
          </table:table-cell>
          <table:table-cell office:value-type="float" office:value="26736" table:style-name="ce154">
            <text:p>26,736</text:p>
          </table:table-cell>
          <table:table-cell office:value-type="float" office:value="11.1" table:style-name="ce155">
            <text:p>11.10</text:p>
          </table:table-cell>
          <table:table-cell office:value-type="float" office:value="362088" table:style-name="ce154">
            <text:p>362,088</text:p>
          </table:table-cell>
          <table:table-cell office:value-type="float" office:value="188801" table:style-name="ce154">
            <text:p>188,801</text:p>
          </table:table-cell>
          <table:table-cell office:value-type="float" office:value="173287" table:style-name="ce154">
            <text:p>173,287</text:p>
          </table:table-cell>
          <table:table-cell office:value-type="float" office:value="72.319999999999993" table:style-name="ce155">
            <text:p>72.32</text:p>
          </table:table-cell>
          <table:table-cell office:value-type="float" office:value="83007" table:style-name="ce154">
            <text:p>83,007</text:p>
          </table:table-cell>
          <table:table-cell office:value-type="float" office:value="38853" table:style-name="ce154">
            <text:p>38,853</text:p>
          </table:table-cell>
          <table:table-cell office:value-type="float" office:value="44154" table:style-name="ce154">
            <text:p>44,154</text:p>
          </table:table-cell>
          <table:table-cell office:value-type="float" office:value="16.579999999999998" table:style-name="ce155">
            <text:p>16.58</text:p>
          </table:table-cell>
          <table:table-cell office:value-type="float" office:value="214906" table:style-name="ce154">
            <text:p>214,906</text:p>
          </table:table-cell>
          <table:table-cell office:value-type="float" office:value="112395" table:style-name="ce154">
            <text:p>112,395</text:p>
          </table:table-cell>
          <table:table-cell office:value-type="float" office:value="102511" table:style-name="ce154">
            <text:p>102,511</text:p>
          </table:table-cell>
          <table:table-cell office:value-type="float" office:value="42.92" table:style-name="ce155">
            <text:p>42.92</text:p>
          </table:table-cell>
          <table:table-cell office:value-type="float" office:value="415264" table:style-name="ce154">
            <text:p>415,264</text:p>
          </table:table-cell>
          <table:table-cell office:value-type="float" office:value="212073" table:style-name="ce154">
            <text:p>212,073</text:p>
          </table:table-cell>
          <table:table-cell office:value-type="float" office:value="203191" table:style-name="ce154">
            <text:p>203,191</text:p>
          </table:table-cell>
          <table:table-cell office:value-type="float" office:value="82.94" table:style-name="ce153">
            <text:p>82.94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雲 林 縣</text:p>
          </table:table-cell>
          <table:table-cell office:value-type="float" office:value="689861" table:style-name="ce156">
            <text:p>689,861</text:p>
          </table:table-cell>
          <table:table-cell office:value-type="float" office:value="357856" table:style-name="ce154">
            <text:p>357,856</text:p>
          </table:table-cell>
          <table:table-cell office:value-type="float" office:value="332005" table:style-name="ce154">
            <text:p>332,005</text:p>
          </table:table-cell>
          <table:table-cell office:value-type="float" office:value="100" table:style-name="ce155">
            <text:p>100.00</text:p>
          </table:table-cell>
          <table:table-cell office:value-type="float" office:value="81167" table:style-name="ce154">
            <text:p>81,167</text:p>
          </table:table-cell>
          <table:table-cell office:value-type="float" office:value="42360" table:style-name="ce154">
            <text:p>42,360</text:p>
          </table:table-cell>
          <table:table-cell office:value-type="float" office:value="38807" table:style-name="ce154">
            <text:p>38,807</text:p>
          </table:table-cell>
          <table:table-cell office:value-type="float" office:value="11.77" table:style-name="ce155">
            <text:p>11.77</text:p>
          </table:table-cell>
          <table:table-cell office:value-type="float" office:value="487242" table:style-name="ce154">
            <text:p>487,242</text:p>
          </table:table-cell>
          <table:table-cell office:value-type="float" office:value="260156" table:style-name="ce154">
            <text:p>260,156</text:p>
          </table:table-cell>
          <table:table-cell office:value-type="float" office:value="227086" table:style-name="ce154">
            <text:p>227,086</text:p>
          </table:table-cell>
          <table:table-cell office:value-type="float" office:value="70.63" table:style-name="ce155">
            <text:p>70.63</text:p>
          </table:table-cell>
          <table:table-cell office:value-type="float" office:value="121452" table:style-name="ce154">
            <text:p>121,452</text:p>
          </table:table-cell>
          <table:table-cell office:value-type="float" office:value="55340" table:style-name="ce154">
            <text:p>55,340</text:p>
          </table:table-cell>
          <table:table-cell office:value-type="float" office:value="66112" table:style-name="ce154">
            <text:p>66,112</text:p>
          </table:table-cell>
          <table:table-cell office:value-type="float" office:value="17.61" table:style-name="ce155">
            <text:p>17.61</text:p>
          </table:table-cell>
          <table:table-cell office:value-type="float" office:value="295537" table:style-name="ce154">
            <text:p>295,537</text:p>
          </table:table-cell>
          <table:table-cell office:value-type="float" office:value="155894" table:style-name="ce154">
            <text:p>155,894</text:p>
          </table:table-cell>
          <table:table-cell office:value-type="float" office:value="139643" table:style-name="ce154">
            <text:p>139,643</text:p>
          </table:table-cell>
          <table:table-cell office:value-type="float" office:value="42.84" table:style-name="ce155">
            <text:p>42.84</text:p>
          </table:table-cell>
          <table:table-cell office:value-type="float" office:value="567091" table:style-name="ce154">
            <text:p>567,091</text:p>
          </table:table-cell>
          <table:table-cell office:value-type="float" office:value="293679" table:style-name="ce154">
            <text:p>293,679</text:p>
          </table:table-cell>
          <table:table-cell office:value-type="float" office:value="273412" table:style-name="ce154">
            <text:p>273,412</text:p>
          </table:table-cell>
          <table:table-cell office:value-type="float" office:value="82.2" table:style-name="ce153">
            <text:p>82.20</text:p>
          </table:table-cell>
          <table:table-cell table:number-columns-repeated="16359" table:style-name="ce152"/>
        </table:table-row>
        <table:table-row table:style-name="ro35">
          <table:table-cell office:value-type="string" table:style-name="ce157">
            <text:p>嘉 義 縣</text:p>
          </table:table-cell>
          <table:table-cell office:value-type="float" office:value="510806" table:style-name="ce156">
            <text:p>510,806</text:p>
          </table:table-cell>
          <table:table-cell office:value-type="float" office:value="265648" table:style-name="ce154">
            <text:p>265,648</text:p>
          </table:table-cell>
          <table:table-cell office:value-type="float" office:value="245158" table:style-name="ce154">
            <text:p>245,158</text:p>
          </table:table-cell>
          <table:table-cell office:value-type="float" office:value="100" table:style-name="ce155">
            <text:p>100.00</text:p>
          </table:table-cell>
          <table:table-cell office:value-type="float" office:value="49950" table:style-name="ce154">
            <text:p>49,950</text:p>
          </table:table-cell>
          <table:table-cell office:value-type="float" office:value="26103" table:style-name="ce154">
            <text:p>26,103</text:p>
          </table:table-cell>
          <table:table-cell office:value-type="float" office:value="23847" table:style-name="ce154">
            <text:p>23,847</text:p>
          </table:table-cell>
          <table:table-cell office:value-type="float" office:value="9.7799999999999994" table:style-name="ce155">
            <text:p>9.78</text:p>
          </table:table-cell>
          <table:table-cell office:value-type="float" office:value="366243" table:style-name="ce154">
            <text:p>366,243</text:p>
          </table:table-cell>
          <table:table-cell office:value-type="float" office:value="196176" table:style-name="ce154">
            <text:p>196,176</text:p>
          </table:table-cell>
          <table:table-cell office:value-type="float" office:value="170067" table:style-name="ce154">
            <text:p>170,067</text:p>
          </table:table-cell>
          <table:table-cell office:value-type="float" office:value="71.7" table:style-name="ce155">
            <text:p>71.70</text:p>
          </table:table-cell>
          <table:table-cell office:value-type="float" office:value="94613" table:style-name="ce154">
            <text:p>94,613</text:p>
          </table:table-cell>
          <table:table-cell office:value-type="float" office:value="43369" table:style-name="ce154">
            <text:p>43,369</text:p>
          </table:table-cell>
          <table:table-cell office:value-type="float" office:value="51244" table:style-name="ce154">
            <text:p>51,244</text:p>
          </table:table-cell>
          <table:table-cell office:value-type="float" office:value="18.52" table:style-name="ce155">
            <text:p>18.52</text:p>
          </table:table-cell>
          <table:table-cell office:value-type="float" office:value="215768" table:style-name="ce154">
            <text:p>215,768</text:p>
          </table:table-cell>
          <table:table-cell office:value-type="float" office:value="114140" table:style-name="ce154">
            <text:p>114,140</text:p>
          </table:table-cell>
          <table:table-cell office:value-type="float" office:value="101628" table:style-name="ce154">
            <text:p>101,628</text:p>
          </table:table-cell>
          <table:table-cell office:value-type="float" office:value="42.24" table:style-name="ce155">
            <text:p>42.24</text:p>
          </table:table-cell>
          <table:table-cell office:value-type="float" office:value="431063" table:style-name="ce154">
            <text:p>431,063</text:p>
          </table:table-cell>
          <table:table-cell office:value-type="float" office:value="223849" table:style-name="ce154">
            <text:p>223,849</text:p>
          </table:table-cell>
          <table:table-cell office:value-type="float" office:value="207214" table:style-name="ce154">
            <text:p>207,214</text:p>
          </table:table-cell>
          <table:table-cell office:value-type="float" office:value="84.39" table:style-name="ce153">
            <text:p>84.39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屏 東 縣</text:p>
          </table:table-cell>
          <table:table-cell office:value-type="float" office:value="829475" table:style-name="ce156">
            <text:p>829,475</text:p>
          </table:table-cell>
          <table:table-cell office:value-type="float" office:value="424193" table:style-name="ce154">
            <text:p>424,193</text:p>
          </table:table-cell>
          <table:table-cell office:value-type="float" office:value="405282" table:style-name="ce154">
            <text:p>405,282</text:p>
          </table:table-cell>
          <table:table-cell office:value-type="float" office:value="100" table:style-name="ce155">
            <text:p>100.00</text:p>
          </table:table-cell>
          <table:table-cell office:value-type="float" office:value="90421" table:style-name="ce154">
            <text:p>90,421</text:p>
          </table:table-cell>
          <table:table-cell office:value-type="float" office:value="47342" table:style-name="ce154">
            <text:p>47,342</text:p>
          </table:table-cell>
          <table:table-cell office:value-type="float" office:value="43079" table:style-name="ce154">
            <text:p>43,079</text:p>
          </table:table-cell>
          <table:table-cell office:value-type="float" office:value="10.9" table:style-name="ce155">
            <text:p>10.90</text:p>
          </table:table-cell>
          <table:table-cell office:value-type="float" office:value="607247" table:style-name="ce154">
            <text:p>607,247</text:p>
          </table:table-cell>
          <table:table-cell office:value-type="float" office:value="314740" table:style-name="ce154">
            <text:p>314,740</text:p>
          </table:table-cell>
          <table:table-cell office:value-type="float" office:value="292507" table:style-name="ce154">
            <text:p>292,507</text:p>
          </table:table-cell>
          <table:table-cell office:value-type="float" office:value="73.209999999999994" table:style-name="ce155">
            <text:p>73.21</text:p>
          </table:table-cell>
          <table:table-cell office:value-type="float" office:value="131807" table:style-name="ce154">
            <text:p>131,807</text:p>
          </table:table-cell>
          <table:table-cell office:value-type="float" office:value="62111" table:style-name="ce154">
            <text:p>62,111</text:p>
          </table:table-cell>
          <table:table-cell office:value-type="float" office:value="69696" table:style-name="ce154">
            <text:p>69,696</text:p>
          </table:table-cell>
          <table:table-cell office:value-type="float" office:value="15.89" table:style-name="ce155">
            <text:p>15.89</text:p>
          </table:table-cell>
          <table:table-cell office:value-type="float" office:value="364480" table:style-name="ce154">
            <text:p>364,480</text:p>
          </table:table-cell>
          <table:table-cell office:value-type="float" office:value="190011" table:style-name="ce154">
            <text:p>190,011</text:p>
          </table:table-cell>
          <table:table-cell office:value-type="float" office:value="174469" table:style-name="ce154">
            <text:p>174,469</text:p>
          </table:table-cell>
          <table:table-cell office:value-type="float" office:value="43.94" table:style-name="ce155">
            <text:p>43.94</text:p>
          </table:table-cell>
          <table:table-cell office:value-type="float" office:value="691627" table:style-name="ce154">
            <text:p>691,627</text:p>
          </table:table-cell>
          <table:table-cell office:value-type="float" office:value="352108" table:style-name="ce154">
            <text:p>352,108</text:p>
          </table:table-cell>
          <table:table-cell office:value-type="float" office:value="339519" table:style-name="ce154">
            <text:p>339,519</text:p>
          </table:table-cell>
          <table:table-cell office:value-type="float" office:value="83.38" table:style-name="ce153">
            <text:p>83.38</text:p>
          </table:table-cell>
          <table:table-cell table:number-columns-repeated="16359" table:style-name="ce152"/>
        </table:table-row>
        <table:table-row table:style-name="ro23">
          <table:table-cell office:value-type="string" table:style-name="ce157">
            <text:p>臺 東 縣</text:p>
          </table:table-cell>
          <table:table-cell office:value-type="float" office:value="219467" table:style-name="ce156">
            <text:p>219,467</text:p>
          </table:table-cell>
          <table:table-cell office:value-type="float" office:value="113315" table:style-name="ce154">
            <text:p>113,315</text:p>
          </table:table-cell>
          <table:table-cell office:value-type="float" office:value="106152" table:style-name="ce154">
            <text:p>106,152</text:p>
          </table:table-cell>
          <table:table-cell office:value-type="float" office:value="100" table:style-name="ce155">
            <text:p>100.00</text:p>
          </table:table-cell>
          <table:table-cell office:value-type="float" office:value="26308" table:style-name="ce154">
            <text:p>26,308</text:p>
          </table:table-cell>
          <table:table-cell office:value-type="float" office:value="13843" table:style-name="ce154">
            <text:p>13,843</text:p>
          </table:table-cell>
          <table:table-cell office:value-type="float" office:value="12465" table:style-name="ce154">
            <text:p>12,465</text:p>
          </table:table-cell>
          <table:table-cell office:value-type="float" office:value="11.99" table:style-name="ce155">
            <text:p>11.99</text:p>
          </table:table-cell>
          <table:table-cell office:value-type="float" office:value="158909" table:style-name="ce154">
            <text:p>158,909</text:p>
          </table:table-cell>
          <table:table-cell office:value-type="float" office:value="83857" table:style-name="ce154">
            <text:p>83,857</text:p>
          </table:table-cell>
          <table:table-cell office:value-type="float" office:value="75052" table:style-name="ce154">
            <text:p>75,052</text:p>
          </table:table-cell>
          <table:table-cell office:value-type="float" office:value="72.41" table:style-name="ce155">
            <text:p>72.41</text:p>
          </table:table-cell>
          <table:table-cell office:value-type="float" office:value="34250" table:style-name="ce154">
            <text:p>34,250</text:p>
          </table:table-cell>
          <table:table-cell office:value-type="float" office:value="15615" table:style-name="ce154">
            <text:p>15,615</text:p>
          </table:table-cell>
          <table:table-cell office:value-type="float" office:value="18635" table:style-name="ce154">
            <text:p>18,635</text:p>
          </table:table-cell>
          <table:table-cell office:value-type="float" office:value="15.61" table:style-name="ce155">
            <text:p>15.61</text:p>
          </table:table-cell>
          <table:table-cell office:value-type="float" office:value="95078" table:style-name="ce154">
            <text:p>95,078</text:p>
          </table:table-cell>
          <table:table-cell office:value-type="float" office:value="50436" table:style-name="ce154">
            <text:p>50,436</text:p>
          </table:table-cell>
          <table:table-cell office:value-type="float" office:value="44642" table:style-name="ce154">
            <text:p>44,642</text:p>
          </table:table-cell>
          <table:table-cell office:value-type="float" office:value="43.32" table:style-name="ce155">
            <text:p>43.32</text:p>
          </table:table-cell>
          <table:table-cell office:value-type="float" office:value="180122" table:style-name="ce154">
            <text:p>180,122</text:p>
          </table:table-cell>
          <table:table-cell office:value-type="float" office:value="92704" table:style-name="ce154">
            <text:p>92,704</text:p>
          </table:table-cell>
          <table:table-cell office:value-type="float" office:value="87418" table:style-name="ce154">
            <text:p>87,418</text:p>
          </table:table-cell>
          <table:table-cell office:value-type="float" office:value="82.07" table:style-name="ce153">
            <text:p>82.07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花 蓮 縣</text:p>
          </table:table-cell>
          <table:table-cell office:value-type="float" office:value="329016" table:style-name="ce156">
            <text:p>329,016</text:p>
          </table:table-cell>
          <table:table-cell office:value-type="float" office:value="167039" table:style-name="ce154">
            <text:p>167,039</text:p>
          </table:table-cell>
          <table:table-cell office:value-type="float" office:value="161977" table:style-name="ce154">
            <text:p>161,977</text:p>
          </table:table-cell>
          <table:table-cell office:value-type="float" office:value="100" table:style-name="ce155">
            <text:p>100.00</text:p>
          </table:table-cell>
          <table:table-cell office:value-type="float" office:value="40015" table:style-name="ce154">
            <text:p>40,015</text:p>
          </table:table-cell>
          <table:table-cell office:value-type="float" office:value="20951" table:style-name="ce154">
            <text:p>20,951</text:p>
          </table:table-cell>
          <table:table-cell office:value-type="float" office:value="19064" table:style-name="ce154">
            <text:p>19,064</text:p>
          </table:table-cell>
          <table:table-cell office:value-type="float" office:value="12.16" table:style-name="ce155">
            <text:p>12.16</text:p>
          </table:table-cell>
          <table:table-cell office:value-type="float" office:value="238326" table:style-name="ce154">
            <text:p>238,326</text:p>
          </table:table-cell>
          <table:table-cell office:value-type="float" office:value="122689" table:style-name="ce154">
            <text:p>122,689</text:p>
          </table:table-cell>
          <table:table-cell office:value-type="float" office:value="115637" table:style-name="ce154">
            <text:p>115,637</text:p>
          </table:table-cell>
          <table:table-cell office:value-type="float" office:value="72.44" table:style-name="ce155">
            <text:p>72.44</text:p>
          </table:table-cell>
          <table:table-cell office:value-type="float" office:value="50675" table:style-name="ce154">
            <text:p>50,675</text:p>
          </table:table-cell>
          <table:table-cell office:value-type="float" office:value="23399" table:style-name="ce154">
            <text:p>23,399</text:p>
          </table:table-cell>
          <table:table-cell office:value-type="float" office:value="27276" table:style-name="ce154">
            <text:p>27,276</text:p>
          </table:table-cell>
          <table:table-cell office:value-type="float" office:value="15.4" table:style-name="ce155">
            <text:p>15.40</text:p>
          </table:table-cell>
          <table:table-cell office:value-type="float" office:value="143364" table:style-name="ce154">
            <text:p>143,364</text:p>
          </table:table-cell>
          <table:table-cell office:value-type="float" office:value="74142" table:style-name="ce154">
            <text:p>74,142</text:p>
          </table:table-cell>
          <table:table-cell office:value-type="float" office:value="69222" table:style-name="ce154">
            <text:p>69,222</text:p>
          </table:table-cell>
          <table:table-cell office:value-type="float" office:value="43.57" table:style-name="ce155">
            <text:p>43.57</text:p>
          </table:table-cell>
          <table:table-cell office:value-type="float" office:value="269931" table:style-name="ce154">
            <text:p>269,931</text:p>
          </table:table-cell>
          <table:table-cell office:value-type="float" office:value="136103" table:style-name="ce154">
            <text:p>136,103</text:p>
          </table:table-cell>
          <table:table-cell office:value-type="float" office:value="133828" table:style-name="ce154">
            <text:p>133,828</text:p>
          </table:table-cell>
          <table:table-cell office:value-type="float" office:value="82.04" table:style-name="ce153">
            <text:p>82.04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澎 湖 縣</text:p>
          </table:table-cell>
          <table:table-cell office:value-type="float" office:value="104105" table:style-name="ce156">
            <text:p>104,105</text:p>
          </table:table-cell>
          <table:table-cell office:value-type="float" office:value="53648" table:style-name="ce154">
            <text:p>53,648</text:p>
          </table:table-cell>
          <table:table-cell office:value-type="float" office:value="50457" table:style-name="ce154">
            <text:p>50,457</text:p>
          </table:table-cell>
          <table:table-cell office:value-type="float" office:value="100" table:style-name="ce155">
            <text:p>100.00</text:p>
          </table:table-cell>
          <table:table-cell office:value-type="float" office:value="11352" table:style-name="ce154">
            <text:p>11,352</text:p>
          </table:table-cell>
          <table:table-cell office:value-type="float" office:value="5975" table:style-name="ce154">
            <text:p>5,975</text:p>
          </table:table-cell>
          <table:table-cell office:value-type="float" office:value="5377" table:style-name="ce154">
            <text:p>5,377</text:p>
          </table:table-cell>
          <table:table-cell office:value-type="float" office:value="10.9" table:style-name="ce155">
            <text:p>10.90</text:p>
          </table:table-cell>
          <table:table-cell office:value-type="float" office:value="76546" table:style-name="ce154">
            <text:p>76,546</text:p>
          </table:table-cell>
          <table:table-cell office:value-type="float" office:value="40164" table:style-name="ce154">
            <text:p>40,164</text:p>
          </table:table-cell>
          <table:table-cell office:value-type="float" office:value="36382" table:style-name="ce154">
            <text:p>36,382</text:p>
          </table:table-cell>
          <table:table-cell office:value-type="float" office:value="73.53" table:style-name="ce155">
            <text:p>73.53</text:p>
          </table:table-cell>
          <table:table-cell office:value-type="float" office:value="16207" table:style-name="ce154">
            <text:p>16,207</text:p>
          </table:table-cell>
          <table:table-cell office:value-type="float" office:value="7509" table:style-name="ce154">
            <text:p>7,509</text:p>
          </table:table-cell>
          <table:table-cell office:value-type="float" office:value="8698" table:style-name="ce154">
            <text:p>8,698</text:p>
          </table:table-cell>
          <table:table-cell office:value-type="float" office:value="15.57" table:style-name="ce155">
            <text:p>15.57</text:p>
          </table:table-cell>
          <table:table-cell office:value-type="float" office:value="48117" table:style-name="ce154">
            <text:p>48,117</text:p>
          </table:table-cell>
          <table:table-cell office:value-type="float" office:value="25086" table:style-name="ce154">
            <text:p>25,086</text:p>
          </table:table-cell>
          <table:table-cell office:value-type="float" office:value="23031" table:style-name="ce154">
            <text:p>23,031</text:p>
          </table:table-cell>
          <table:table-cell office:value-type="float" office:value="46.22" table:style-name="ce155">
            <text:p>46.22</text:p>
          </table:table-cell>
          <table:table-cell office:value-type="float" office:value="86749" table:style-name="ce154">
            <text:p>86,749</text:p>
          </table:table-cell>
          <table:table-cell office:value-type="float" office:value="44508" table:style-name="ce154">
            <text:p>44,508</text:p>
          </table:table-cell>
          <table:table-cell office:value-type="float" office:value="42241" table:style-name="ce154">
            <text:p>42,241</text:p>
          </table:table-cell>
          <table:table-cell office:value-type="float" office:value="83.33" table:style-name="ce153">
            <text:p>83.33</text:p>
          </table:table-cell>
          <table:table-cell table:number-columns-repeated="16359" table:style-name="ce152"/>
        </table:table-row>
        <table:table-row table:style-name="ro24">
          <table:table-cell office:value-type="string" table:style-name="ce157">
            <text:p>基 隆 市</text:p>
          </table:table-cell>
          <table:table-cell office:value-type="float" office:value="371317" table:style-name="ce156">
            <text:p>371,317</text:p>
          </table:table-cell>
          <table:table-cell office:value-type="float" office:value="185819" table:style-name="ce154">
            <text:p>185,819</text:p>
          </table:table-cell>
          <table:table-cell office:value-type="float" office:value="185498" table:style-name="ce154">
            <text:p>185,498</text:p>
          </table:table-cell>
          <table:table-cell office:value-type="float" office:value="100" table:style-name="ce155">
            <text:p>100.00</text:p>
          </table:table-cell>
          <table:table-cell office:value-type="float" office:value="39527" table:style-name="ce154">
            <text:p>39,527</text:p>
          </table:table-cell>
          <table:table-cell office:value-type="float" office:value="20533" table:style-name="ce154">
            <text:p>20,533</text:p>
          </table:table-cell>
          <table:table-cell office:value-type="float" office:value="18994" table:style-name="ce154">
            <text:p>18,994</text:p>
          </table:table-cell>
          <table:table-cell office:value-type="float" office:value="10.65" table:style-name="ce155">
            <text:p>10.65</text:p>
          </table:table-cell>
          <table:table-cell office:value-type="float" office:value="276451" table:style-name="ce154">
            <text:p>276,451</text:p>
          </table:table-cell>
          <table:table-cell office:value-type="float" office:value="140130" table:style-name="ce154">
            <text:p>140,130</text:p>
          </table:table-cell>
          <table:table-cell office:value-type="float" office:value="136321" table:style-name="ce154">
            <text:p>136,321</text:p>
          </table:table-cell>
          <table:table-cell office:value-type="float" office:value="74.45" table:style-name="ce155">
            <text:p>74.45</text:p>
          </table:table-cell>
          <table:table-cell office:value-type="float" office:value="55339" table:style-name="ce154">
            <text:p>55,339</text:p>
          </table:table-cell>
          <table:table-cell office:value-type="float" office:value="25156" table:style-name="ce154">
            <text:p>25,156</text:p>
          </table:table-cell>
          <table:table-cell office:value-type="float" office:value="30183" table:style-name="ce154">
            <text:p>30,183</text:p>
          </table:table-cell>
          <table:table-cell office:value-type="float" office:value="14.9" table:style-name="ce155">
            <text:p>14.90</text:p>
          </table:table-cell>
          <table:table-cell office:value-type="float" office:value="163071" table:style-name="ce154">
            <text:p>163,071</text:p>
          </table:table-cell>
          <table:table-cell office:value-type="float" office:value="83461" table:style-name="ce154">
            <text:p>83,461</text:p>
          </table:table-cell>
          <table:table-cell office:value-type="float" office:value="79610" table:style-name="ce154">
            <text:p>79,610</text:p>
          </table:table-cell>
          <table:table-cell office:value-type="float" office:value="43.92" table:style-name="ce155">
            <text:p>43.92</text:p>
          </table:table-cell>
          <table:table-cell office:value-type="float" office:value="310726" table:style-name="ce154">
            <text:p>310,726</text:p>
          </table:table-cell>
          <table:table-cell office:value-type="float" office:value="154331" table:style-name="ce154">
            <text:p>154,331</text:p>
          </table:table-cell>
          <table:table-cell office:value-type="float" office:value="156395" table:style-name="ce154">
            <text:p>156,395</text:p>
          </table:table-cell>
          <table:table-cell office:value-type="float" office:value="83.68" table:style-name="ce153">
            <text:p>83.68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新 竹 市</text:p>
          </table:table-cell>
          <table:table-cell office:value-type="float" office:value="441639" table:style-name="ce156">
            <text:p>441,639</text:p>
          </table:table-cell>
          <table:table-cell office:value-type="float" office:value="218043" table:style-name="ce154">
            <text:p>218,043</text:p>
          </table:table-cell>
          <table:table-cell office:value-type="float" office:value="223596" table:style-name="ce154">
            <text:p>223,596</text:p>
          </table:table-cell>
          <table:table-cell office:value-type="float" office:value="100" table:style-name="ce155">
            <text:p>100.00</text:p>
          </table:table-cell>
          <table:table-cell office:value-type="float" office:value="76358" table:style-name="ce154">
            <text:p>76,358</text:p>
          </table:table-cell>
          <table:table-cell office:value-type="float" office:value="39702" table:style-name="ce154">
            <text:p>39,702</text:p>
          </table:table-cell>
          <table:table-cell office:value-type="float" office:value="36656" table:style-name="ce154">
            <text:p>36,656</text:p>
          </table:table-cell>
          <table:table-cell office:value-type="float" office:value="17.29" table:style-name="ce155">
            <text:p>17.29</text:p>
          </table:table-cell>
          <table:table-cell office:value-type="float" office:value="314240" table:style-name="ce154">
            <text:p>314,240</text:p>
          </table:table-cell>
          <table:table-cell office:value-type="float" office:value="155566" table:style-name="ce154">
            <text:p>155,566</text:p>
          </table:table-cell>
          <table:table-cell office:value-type="float" office:value="158674" table:style-name="ce154">
            <text:p>158,674</text:p>
          </table:table-cell>
          <table:table-cell office:value-type="float" office:value="71.150000000000006" table:style-name="ce155">
            <text:p>71.15</text:p>
          </table:table-cell>
          <table:table-cell office:value-type="float" office:value="51041" table:style-name="ce154">
            <text:p>51,041</text:p>
          </table:table-cell>
          <table:table-cell office:value-type="float" office:value="22775" table:style-name="ce154">
            <text:p>22,775</text:p>
          </table:table-cell>
          <table:table-cell office:value-type="float" office:value="28266" table:style-name="ce154">
            <text:p>28,266</text:p>
          </table:table-cell>
          <table:table-cell office:value-type="float" office:value="11.56" table:style-name="ce155">
            <text:p>11.56</text:p>
          </table:table-cell>
          <table:table-cell office:value-type="float" office:value="202887" table:style-name="ce154">
            <text:p>202,887</text:p>
          </table:table-cell>
          <table:table-cell office:value-type="float" office:value="100215" table:style-name="ce154">
            <text:p>100,215</text:p>
          </table:table-cell>
          <table:table-cell office:value-type="float" office:value="102672" table:style-name="ce154">
            <text:p>102,672</text:p>
          </table:table-cell>
          <table:table-cell office:value-type="float" office:value="45.94" table:style-name="ce155">
            <text:p>45.94</text:p>
          </table:table-cell>
          <table:table-cell office:value-type="float" office:value="338303" table:style-name="ce154">
            <text:p>338,303</text:p>
          </table:table-cell>
          <table:table-cell office:value-type="float" office:value="164285" table:style-name="ce154">
            <text:p>164,285</text:p>
          </table:table-cell>
          <table:table-cell office:value-type="float" office:value="174018" table:style-name="ce154">
            <text:p>174,018</text:p>
          </table:table-cell>
          <table:table-cell office:value-type="float" office:value="76.599999999999994" table:style-name="ce153">
            <text:p>76.60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嘉 義 市</text:p>
          </table:table-cell>
          <table:table-cell office:value-type="float" office:value="269345" table:style-name="ce156">
            <text:p>269,345</text:p>
          </table:table-cell>
          <table:table-cell office:value-type="float" office:value="130986" table:style-name="ce154">
            <text:p>130,986</text:p>
          </table:table-cell>
          <table:table-cell office:value-type="float" office:value="138359" table:style-name="ce154">
            <text:p>138,359</text:p>
          </table:table-cell>
          <table:table-cell office:value-type="float" office:value="100" table:style-name="ce155">
            <text:p>100.00</text:p>
          </table:table-cell>
          <table:table-cell office:value-type="float" office:value="37576" table:style-name="ce154">
            <text:p>37,576</text:p>
          </table:table-cell>
          <table:table-cell office:value-type="float" office:value="19657" table:style-name="ce154">
            <text:p>19,657</text:p>
          </table:table-cell>
          <table:table-cell office:value-type="float" office:value="17919" table:style-name="ce154">
            <text:p>17,919</text:p>
          </table:table-cell>
          <table:table-cell office:value-type="float" office:value="13.95" table:style-name="ce155">
            <text:p>13.95</text:p>
          </table:table-cell>
          <table:table-cell office:value-type="float" office:value="193447" table:style-name="ce154">
            <text:p>193,447</text:p>
          </table:table-cell>
          <table:table-cell office:value-type="float" office:value="94361" table:style-name="ce154">
            <text:p>94,361</text:p>
          </table:table-cell>
          <table:table-cell office:value-type="float" office:value="99086" table:style-name="ce154">
            <text:p>99,086</text:p>
          </table:table-cell>
          <table:table-cell office:value-type="float" office:value="71.819999999999993" table:style-name="ce155">
            <text:p>71.82</text:p>
          </table:table-cell>
          <table:table-cell office:value-type="float" office:value="38322" table:style-name="ce154">
            <text:p>38,322</text:p>
          </table:table-cell>
          <table:table-cell office:value-type="float" office:value="16968" table:style-name="ce154">
            <text:p>16,968</text:p>
          </table:table-cell>
          <table:table-cell office:value-type="float" office:value="21354" table:style-name="ce154">
            <text:p>21,354</text:p>
          </table:table-cell>
          <table:table-cell office:value-type="float" office:value="14.23" table:style-name="ce155">
            <text:p>14.23</text:p>
          </table:table-cell>
          <table:table-cell office:value-type="float" office:value="118091" table:style-name="ce154">
            <text:p>118,091</text:p>
          </table:table-cell>
          <table:table-cell office:value-type="float" office:value="57383" table:style-name="ce154">
            <text:p>57,383</text:p>
          </table:table-cell>
          <table:table-cell office:value-type="float" office:value="60708" table:style-name="ce154">
            <text:p>60,708</text:p>
          </table:table-cell>
          <table:table-cell office:value-type="float" office:value="43.84" table:style-name="ce155">
            <text:p>43.84</text:p>
          </table:table-cell>
          <table:table-cell office:value-type="float" office:value="213897" table:style-name="ce154">
            <text:p>213,897</text:p>
          </table:table-cell>
          <table:table-cell office:value-type="float" office:value="101979" table:style-name="ce154">
            <text:p>101,979</text:p>
          </table:table-cell>
          <table:table-cell office:value-type="float" office:value="111918" table:style-name="ce154">
            <text:p>111,918</text:p>
          </table:table-cell>
          <table:table-cell office:value-type="float" office:value="79.41" table:style-name="ce153">
            <text:p>79.41</text:p>
          </table:table-cell>
          <table:table-cell table:number-columns-repeated="16359" table:style-name="ce152"/>
        </table:table-row>
        <table:table-row table:style-name="ro36">
          <table:table-cell office:value-type="string" table:style-name="ce162">
            <text:p>福 建 省</text:p>
          </table:table-cell>
          <table:table-cell office:value-type="float" office:value="150483" table:style-name="ce161">
            <text:p>150,483</text:p>
          </table:table-cell>
          <table:table-cell office:value-type="float" office:value="76168" table:style-name="ce159">
            <text:p>76,168</text:p>
          </table:table-cell>
          <table:table-cell office:value-type="float" office:value="74315" table:style-name="ce159">
            <text:p>74,315</text:p>
          </table:table-cell>
          <table:table-cell office:value-type="float" office:value="100" table:style-name="ce160">
            <text:p>100.00</text:p>
          </table:table-cell>
          <table:table-cell office:value-type="float" office:value="15061" table:style-name="ce159">
            <text:p>15,061</text:p>
          </table:table-cell>
          <table:table-cell office:value-type="float" office:value="7908" table:style-name="ce159">
            <text:p>7,908</text:p>
          </table:table-cell>
          <table:table-cell office:value-type="float" office:value="7153" table:style-name="ce159">
            <text:p>7,153</text:p>
          </table:table-cell>
          <table:table-cell office:value-type="float" office:value="10.01" table:style-name="ce160">
            <text:p>10.01</text:p>
          </table:table-cell>
          <table:table-cell office:value-type="float" office:value="117094" table:style-name="ce159">
            <text:p>117,094</text:p>
          </table:table-cell>
          <table:table-cell office:value-type="float" office:value="59388" table:style-name="ce159">
            <text:p>59,388</text:p>
          </table:table-cell>
          <table:table-cell office:value-type="float" office:value="57706" table:style-name="ce159">
            <text:p>57,706</text:p>
          </table:table-cell>
          <table:table-cell office:value-type="float" office:value="77.81" table:style-name="ce160">
            <text:p>77.81</text:p>
          </table:table-cell>
          <table:table-cell office:value-type="float" office:value="18328" table:style-name="ce159">
            <text:p>18,328</text:p>
          </table:table-cell>
          <table:table-cell office:value-type="float" office:value="8872" table:style-name="ce159">
            <text:p>8,872</text:p>
          </table:table-cell>
          <table:table-cell office:value-type="float" office:value="9456" table:style-name="ce159">
            <text:p>9,456</text:p>
          </table:table-cell>
          <table:table-cell office:value-type="float" office:value="12.18" table:style-name="ce160">
            <text:p>12.18</text:p>
          </table:table-cell>
          <table:table-cell office:value-type="float" office:value="70588" table:style-name="ce159">
            <text:p>70,588</text:p>
          </table:table-cell>
          <table:table-cell office:value-type="float" office:value="35433" table:style-name="ce159">
            <text:p>35,433</text:p>
          </table:table-cell>
          <table:table-cell office:value-type="float" office:value="35155" table:style-name="ce159">
            <text:p>35,155</text:p>
          </table:table-cell>
          <table:table-cell office:value-type="float" office:value="46.91" table:style-name="ce160">
            <text:p>46.91</text:p>
          </table:table-cell>
          <table:table-cell office:value-type="float" office:value="128073" table:style-name="ce159">
            <text:p>128,073</text:p>
          </table:table-cell>
          <table:table-cell office:value-type="float" office:value="64484" table:style-name="ce159">
            <text:p>64,484</text:p>
          </table:table-cell>
          <table:table-cell office:value-type="float" office:value="63589" table:style-name="ce159">
            <text:p>63,589</text:p>
          </table:table-cell>
          <table:table-cell office:value-type="float" office:value="85.11" table:style-name="ce158">
            <text:p>85.11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金 門 縣</text:p>
          </table:table-cell>
          <table:table-cell office:value-type="float" office:value="137577" table:style-name="ce156">
            <text:p>137,577</text:p>
          </table:table-cell>
          <table:table-cell office:value-type="float" office:value="68802" table:style-name="ce154">
            <text:p>68,802</text:p>
          </table:table-cell>
          <table:table-cell office:value-type="float" office:value="68775" table:style-name="ce154">
            <text:p>68,775</text:p>
          </table:table-cell>
          <table:table-cell office:value-type="float" office:value="100" table:style-name="ce155">
            <text:p>100.00</text:p>
          </table:table-cell>
          <table:table-cell office:value-type="float" office:value="13490" table:style-name="ce154">
            <text:p>13,490</text:p>
          </table:table-cell>
          <table:table-cell office:value-type="float" office:value="7064" table:style-name="ce154">
            <text:p>7,064</text:p>
          </table:table-cell>
          <table:table-cell office:value-type="float" office:value="6426" table:style-name="ce154">
            <text:p>6,426</text:p>
          </table:table-cell>
          <table:table-cell office:value-type="float" office:value="9.81" table:style-name="ce155">
            <text:p>9.81</text:p>
          </table:table-cell>
          <table:table-cell office:value-type="float" office:value="107133" table:style-name="ce154">
            <text:p>107,133</text:p>
          </table:table-cell>
          <table:table-cell office:value-type="float" office:value="53593" table:style-name="ce154">
            <text:p>53,593</text:p>
          </table:table-cell>
          <table:table-cell office:value-type="float" office:value="53540" table:style-name="ce154">
            <text:p>53,540</text:p>
          </table:table-cell>
          <table:table-cell office:value-type="float" office:value="77.87" table:style-name="ce155">
            <text:p>77.87</text:p>
          </table:table-cell>
          <table:table-cell office:value-type="float" office:value="16954" table:style-name="ce154">
            <text:p>16,954</text:p>
          </table:table-cell>
          <table:table-cell office:value-type="float" office:value="8145" table:style-name="ce154">
            <text:p>8,145</text:p>
          </table:table-cell>
          <table:table-cell office:value-type="float" office:value="8809" table:style-name="ce154">
            <text:p>8,809</text:p>
          </table:table-cell>
          <table:table-cell office:value-type="float" office:value="12.32" table:style-name="ce155">
            <text:p>12.32</text:p>
          </table:table-cell>
          <table:table-cell office:value-type="float" office:value="64503" table:style-name="ce154">
            <text:p>64,503</text:p>
          </table:table-cell>
          <table:table-cell office:value-type="float" office:value="31968" table:style-name="ce154">
            <text:p>31,968</text:p>
          </table:table-cell>
          <table:table-cell office:value-type="float" office:value="32535" table:style-name="ce154">
            <text:p>32,535</text:p>
          </table:table-cell>
          <table:table-cell office:value-type="float" office:value="46.89" table:style-name="ce155">
            <text:p>46.89</text:p>
          </table:table-cell>
          <table:table-cell office:value-type="float" office:value="117379" table:style-name="ce154">
            <text:p>117,379</text:p>
          </table:table-cell>
          <table:table-cell office:value-type="float" office:value="58324" table:style-name="ce154">
            <text:p>58,324</text:p>
          </table:table-cell>
          <table:table-cell office:value-type="float" office:value="59055" table:style-name="ce154">
            <text:p>59,055</text:p>
          </table:table-cell>
          <table:table-cell office:value-type="float" office:value="85.32" table:style-name="ce153">
            <text:p>85.32</text:p>
          </table:table-cell>
          <table:table-cell table:number-columns-repeated="16359" table:style-name="ce152"/>
        </table:table-row>
        <table:table-row table:style-name="ro22">
          <table:table-cell office:value-type="string" table:style-name="ce157">
            <text:p>連 江 縣</text:p>
          </table:table-cell>
          <table:table-cell office:value-type="float" office:value="12906" table:style-name="ce156">
            <text:p>12,906</text:p>
          </table:table-cell>
          <table:table-cell office:value-type="float" office:value="7366" table:style-name="ce154">
            <text:p>7,366</text:p>
          </table:table-cell>
          <table:table-cell office:value-type="float" office:value="5540" table:style-name="ce154">
            <text:p>5,540</text:p>
          </table:table-cell>
          <table:table-cell office:value-type="float" office:value="100" table:style-name="ce155">
            <text:p>100.00</text:p>
          </table:table-cell>
          <table:table-cell office:value-type="float" office:value="1571" table:style-name="ce154">
            <text:p>1,571</text:p>
          </table:table-cell>
          <table:table-cell office:value-type="float" office:value="844" table:style-name="ce154">
            <text:p>844</text:p>
          </table:table-cell>
          <table:table-cell office:value-type="float" office:value="727" table:style-name="ce154">
            <text:p>727</text:p>
          </table:table-cell>
          <table:table-cell office:value-type="float" office:value="12.17" table:style-name="ce155">
            <text:p>12.17</text:p>
          </table:table-cell>
          <table:table-cell office:value-type="float" office:value="9961" table:style-name="ce154">
            <text:p>9,961</text:p>
          </table:table-cell>
          <table:table-cell office:value-type="float" office:value="5795" table:style-name="ce154">
            <text:p>5,795</text:p>
          </table:table-cell>
          <table:table-cell office:value-type="float" office:value="4166" table:style-name="ce154">
            <text:p>4,166</text:p>
          </table:table-cell>
          <table:table-cell office:value-type="float" office:value="77.180000000000007" table:style-name="ce155">
            <text:p>77.18</text:p>
          </table:table-cell>
          <table:table-cell office:value-type="float" office:value="1374" table:style-name="ce154">
            <text:p>1,374</text:p>
          </table:table-cell>
          <table:table-cell office:value-type="float" office:value="727" table:style-name="ce154">
            <text:p>727</text:p>
          </table:table-cell>
          <table:table-cell office:value-type="float" office:value="647" table:style-name="ce154">
            <text:p>647</text:p>
          </table:table-cell>
          <table:table-cell office:value-type="float" office:value="10.65" table:style-name="ce155">
            <text:p>10.65</text:p>
          </table:table-cell>
          <table:table-cell office:value-type="float" office:value="6085" table:style-name="ce154">
            <text:p>6,085</text:p>
          </table:table-cell>
          <table:table-cell office:value-type="float" office:value="3465" table:style-name="ce154">
            <text:p>3,465</text:p>
          </table:table-cell>
          <table:table-cell office:value-type="float" office:value="2620" table:style-name="ce154">
            <text:p>2,620</text:p>
          </table:table-cell>
          <table:table-cell office:value-type="float" office:value="47.15" table:style-name="ce155">
            <text:p>47.15</text:p>
          </table:table-cell>
          <table:table-cell office:value-type="float" office:value="10694" table:style-name="ce154">
            <text:p>10,694</text:p>
          </table:table-cell>
          <table:table-cell office:value-type="float" office:value="6160" table:style-name="ce154">
            <text:p>6,160</text:p>
          </table:table-cell>
          <table:table-cell office:value-type="float" office:value="4534" table:style-name="ce154">
            <text:p>4,534</text:p>
          </table:table-cell>
          <table:table-cell office:value-type="float" office:value="82.86" table:style-name="ce153">
            <text:p>82.86</text:p>
          </table:table-cell>
          <table:table-cell table:number-columns-repeated="16359" table:style-name="ce152"/>
        </table:table-row>
        <table:table-row table:style-name="ro37">
          <table:table-cell table:style-name="ce151"/>
          <table:table-cell table:style-name="ce150"/>
          <table:table-cell table:number-columns-repeated="6" table:style-name="ce149"/>
          <table:table-cell table:style-name="ce147"/>
          <table:table-cell table:number-columns-repeated="3" table:style-name="ce149"/>
          <table:table-cell table:style-name="ce147"/>
          <table:table-cell table:number-columns-repeated="3" table:style-name="ce149"/>
          <table:table-cell table:number-columns-repeated="3" table:style-name="ce147"/>
          <table:table-cell table:style-name="ce148"/>
          <table:table-cell table:style-name="ce147"/>
          <table:table-cell table:number-columns-repeated="3" table:style-name="ce146"/>
          <table:table-cell table:style-name="ce145"/>
          <table:table-cell table:number-columns-repeated="16359" table:style-name="ce143"/>
        </table:table-row>
        <table:table-row table:style-name="ro8">
          <table:table-cell table:style-name="ce144"/>
          <table:table-cell table:number-columns-repeated="23" table:style-name="ce143"/>
          <table:table-cell office:value-type="string" table:style-name="ce83">
            <text:p>內政部戶政司 民國107年2月5日編製</text:p>
          </table:table-cell>
          <table:table-cell table:number-columns-repeated="16359" table:style-name="ce143"/>
        </table:table-row>
        <table:table-row table:style-name="ro38">
          <table:table-cell table:style-name="ce142"/>
          <table:table-cell table:number-columns-repeated="16383" table:style-name="ce141"/>
        </table:table-row>
        <table:table-row table:number-rows-repeated="1048543" table:style-name="ro38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5" svg:x="0in" svg:y="0in" svg:width="7.01667in" svg:height="10.0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9">
          <table:table-cell table:style-name="ce1">
            <draw:frame draw:z-index="2" draw:id="id1" draw:style-name="a1" draw:name="Object 7" svg:x="0in" svg:y="0in" svg:width="7.2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0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當月速報連結-資料分析數字" table:style-name="ta5">
        <table:table-source xlink:href="file:///D:/0662/01.速報/107年/速報-107.1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縣市排序公式" table:style-name="ta5">
        <table:table-source xlink:href="file:///D:/0662/01.速報/107年/速報-107.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06-人口增加&amp;生死結離" table:style-name="ta5">
        <table:table-source xlink:href="file:///D:/0662/01.速報/107年/速報-107.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原始速報-公式" table:style-name="ta5">
        <table:table-source xlink:href="file:///D:/0662/01.速報/107年/速報-107.1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月160" table:style-name="ta5">
        <table:table-source xlink:href="file:///D:/0662/01.速報/107年/速報-107.1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1公式.xls'#月170" table:style-name="ta5">
        <table:table-source xlink:href="file:///D:/0662/01.速報/107年/速報-107.1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1/新表號04,05,速報3階段年齡-連結(公式)檔107.1.xls'#04單齡-列印前2頁" table:style-name="ta5">
        <table:table-source xlink:href="file:///D:/0662/A.上網月報(含1科)/107年/10701/新表號04,05,速報3階段年齡-連結(公式)檔107.1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1/新表號04,05,速報3階段年齡-連結(公式)檔107.1.xls'#速報-年齡結構-(列印版)" table:style-name="ta5">
        <table:table-source xlink:href="file:///D:/0662/A.上網月報(含1科)/107年/10701/新表號04,05,速報3階段年齡-連結(公式)檔107.1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1/新表號04,05,速報3階段年齡-連結(公式)檔107.1.xls'#05年齡結構-列印版" table:style-name="ta5">
        <table:table-source xlink:href="file:///D:/0662/A.上網月報(含1科)/107年/10701/新表號04,05,速報3階段年齡-連結(公式)檔107.1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1/新表號04,05,速報3階段年齡-連結(公式)檔107.1.xls'#05年齡結構-(貼值-上網版)" table:style-name="ta5">
        <table:table-source xlink:href="file:///D:/0662/A.上網月報(含1科)/107年/10701/新表號04,05,速報3階段年齡-連結(公式)檔107.1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</number:text>
      <number:number number:decimal-places="2" number:min-integer-digits="1" number:grouping="true"/>
      <number:text> </number:text>
    </number:number-style>
    <number:number-style style:name="N68P1">
      <number:text> (</number:text>
      <number:number number:decimal-places="2" number:min-integer-digits="1" number:grouping="true"/>
      <number:text>)</number:text>
    </number:number-style>
    <number:text-style style:name="N68P2">
      <number:text> - </number:text>
    </number:text-style>
    <number:text-style style:name="N68">
      <number:text> </number:text>
      <number:text-content/>
      <number:text> </number:text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">
      <number:number number:decimal-places="6" number:min-integer-digits="1"/>
      <number:text> </number:text>
    </number:number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0" number:min-integer-digits="1" number:grouping="true"/>
    </number:number-style>
    <number:number-style style:name="N71P1">
      <number:text>-</number:text>
      <number:number number:decimal-places="0" number:min-integer-digits="1" number:grouping="true"/>
    </number:number-style>
    <number:text-style style:name="N71">
      <number:text>－</number:text>
      <style:map style:condition="value()&gt;0" style:apply-style-name="N71P0"/>
      <style:map style:condition="value()&lt;0" style:apply-style-name="N71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2-05T03:30:28Z</meta:creation-date>
    <dc:date>2018-03-05T03:11:47Z</dc:date>
    <meta:print-date>2018-03-05T02:56:50Z</meta:print-date>
  </office:meta>
</office:document-meta>
</file>